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buntu" svg:font-family="Ubuntu"/>
    <style:font-face style:name="Ubuntu1" svg:font-family="Ubuntu" style:font-pitch="variable"/>
  </office:font-face-decls>
  <office:automatic-styles>
    <style:style style:name="P1" style:family="paragraph" style:parent-style-name="normal">
      <style:paragraph-properties fo:text-align="start" style:justify-single-word="false"/>
    </style:style>
    <style:style style:name="P2" style:family="paragraph" style:parent-style-name="normal">
      <style:paragraph-properties fo:text-align="start" style:justify-single-word="false"/>
      <style:text-properties officeooo:paragraph-rsid="008c7789"/>
    </style:style>
    <style:style style:name="P3" style:family="paragraph" style:parent-style-name="normal">
      <style:paragraph-properties fo:text-align="start" style:justify-single-word="false"/>
      <style:text-properties officeooo:paragraph-rsid="00958a5b"/>
    </style:style>
    <style:style style:name="P4" style:family="paragraph" style:parent-style-name="normal">
      <style:paragraph-properties fo:text-align="start" style:justify-single-word="false"/>
      <style:text-properties officeooo:paragraph-rsid="00983f2b"/>
    </style:style>
    <style:style style:name="P5" style:family="paragraph" style:parent-style-name="normal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/>
    </style:style>
    <style:style style:name="P6" style:family="paragraph" style:parent-style-name="normal">
      <style:paragraph-properties fo:text-align="start" style:justify-single-word="false"/>
      <style:text-properties fo:font-size="10pt" fo:font-style="italic" style:text-underline-style="none" fo:font-weight="normal" style:font-size-asian="10pt" style:font-style-asian="italic" style:font-weight-asian="normal" style:font-size-complex="10pt"/>
    </style:style>
    <style:style style:name="P7" style:family="paragraph" style:parent-style-name="normal">
      <style:paragraph-properties fo:text-align="start" style:justify-single-word="false"/>
      <style:text-properties fo:font-size="10pt" fo:font-style="normal" style:text-underline-style="none" fo:font-weight="normal" style:font-size-asian="10pt" style:font-style-asian="normal" style:font-weight-asian="normal" style:font-size-complex="10pt"/>
    </style:style>
    <style:style style:name="P8" style:family="paragraph" style:parent-style-name="normal">
      <style:paragraph-properties fo:text-align="start" style:justify-single-word="false"/>
      <style:text-properties style:font-name="Liberation Serif" fo:font-size="10pt" fo:font-style="normal" style:text-underline-style="none" fo:font-weight="normal" style:font-name-asian="Liberation Serif1" style:font-size-asian="10pt" style:font-style-asian="normal" style:font-weight-asian="normal" style:font-name-complex="Liberation Serif1" style:font-size-complex="10pt"/>
    </style:style>
    <style:style style:name="P9" style:family="paragraph" style:parent-style-name="normal">
      <style:text-properties style:font-name="Liberation Serif" fo:font-size="10pt" fo:font-style="normal" style:text-underline-style="none" fo:font-weight="normal" style:font-name-asian="Liberation Serif1" style:font-size-asian="10pt" style:font-style-asian="normal" style:font-weight-asian="normal" style:font-name-complex="Liberation Serif1" style:font-size-complex="10pt"/>
    </style:style>
    <style:style style:name="P10" style:family="paragraph" style:parent-style-name="normal">
      <style:paragraph-properties fo:text-align="start" style:justify-single-word="false"/>
      <style:text-properties style:font-name="Liberation Serif" fo:font-size="10pt" fo:font-style="normal" style:text-underline-style="none" fo:font-weight="normal" officeooo:rsid="00785683" officeooo:paragraph-rsid="00797051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P11" style:family="paragraph" style:parent-style-name="normal">
      <style:paragraph-properties fo:text-align="start" style:justify-single-word="false"/>
      <style:text-properties style:font-name="Liberation Serif" fo:font-size="10pt" fo:font-style="normal" style:text-underline-style="none" fo:font-weight="normal" officeooo:rsid="0077be96" officeooo:paragraph-rsid="0084ccdd" style:font-name-asian="Liberation Serif1" style:font-size-asian="10pt" style:font-style-asian="normal" style:font-weight-asian="normal" style:font-name-complex="Liberation Serif1" style:font-size-complex="10pt" style:font-style-complex="italic" style:font-weight-complex="bold"/>
    </style:style>
    <style:style style:name="P12" style:family="paragraph" style:parent-style-name="normal">
      <style:paragraph-properties fo:text-align="start" style:justify-single-word="false"/>
      <style:text-properties style:font-name="Liberation Serif" fo:font-size="10pt" fo:font-style="normal" style:text-underline-style="none" fo:font-weight="bold" style:font-name-asian="Liberation Serif1" style:font-size-asian="10pt" style:font-style-asian="normal" style:font-weight-asian="bold" style:font-name-complex="Liberation Serif1" style:font-size-complex="10pt"/>
    </style:style>
    <style:style style:name="P13" style:family="paragraph" style:parent-style-name="normal">
      <style:paragraph-properties fo:text-align="start" style:justify-single-word="false"/>
      <style:text-properties style:font-name="Liberation Serif" fo:font-size="10pt" fo:font-style="italic" style:text-underline-style="none" fo:font-weight="normal" style:font-name-asian="Liberation Serif1" style:font-size-asian="10pt" style:font-style-asian="italic" style:font-weight-asian="normal" style:font-name-complex="Liberation Serif1" style:font-size-complex="10pt"/>
    </style:style>
    <style:style style:name="P14" style:family="paragraph" style:parent-style-name="normal">
      <style:paragraph-properties fo:text-align="start" style:justify-single-word="false"/>
      <style:text-properties fo:color="#3333ff" loext:opacity="100%" style:font-name="Ubuntu1" fo:font-size="10pt" fo:font-style="normal" style:text-underline-style="none" fo:font-weight="normal" officeooo:rsid="005a6318" officeooo:paragraph-rsid="005bc4ef" style:font-name-asian="Liberation Serif1" style:font-size-asian="10pt" style:font-style-asian="normal" style:font-weight-asian="normal" style:font-name-complex="Liberation Serif1" style:font-size-complex="10pt" style:font-weight-complex="normal"/>
    </style:style>
    <style:style style:name="P15" style:family="paragraph" style:parent-style-name="normal">
      <style:paragraph-properties fo:text-align="start" style:justify-single-word="false"/>
      <style:text-properties fo:color="#3333ff" loext:opacity="100%" style:font-name="Ubuntu1" fo:font-size="10pt" fo:font-style="normal" style:text-underline-style="none" fo:font-weight="normal" officeooo:rsid="00785683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P16" style:family="paragraph" style:parent-style-name="normal">
      <style:paragraph-properties fo:text-align="start" style:justify-single-word="false"/>
      <style:text-properties fo:color="#3333ff" loext:opacity="100%" style:font-name="Ubuntu1" fo:font-size="10pt" fo:font-style="normal" style:text-underline-style="none" fo:font-weight="normal" officeooo:rsid="006eb31b" officeooo:paragraph-rsid="006eb31b" style:font-name-asian="Liberation Serif1" style:font-size-asian="10pt" style:font-style-asian="normal" style:font-weight-asian="normal" style:font-name-complex="Liberation Serif1" style:font-size-complex="10pt" style:font-style-complex="normal"/>
    </style:style>
    <style:style style:name="P17" style:family="paragraph" style:parent-style-name="normal">
      <style:paragraph-properties fo:text-align="start" style:justify-single-word="false"/>
      <style:text-properties fo:color="#3333ff" loext:opacity="100%" style:font-name="Ubuntu1" fo:font-size="10pt" fo:font-style="normal" style:text-underline-style="none" fo:font-weight="normal" officeooo:rsid="00723a7a" officeooo:paragraph-rsid="00707fb4" style:font-name-asian="Liberation Serif1" style:font-size-asian="10pt" style:font-style-asian="normal" style:font-weight-asian="normal" style:font-name-complex="Liberation Serif1" style:font-size-complex="10pt" style:font-style-complex="normal"/>
    </style:style>
    <style:style style:name="P18" style:family="paragraph" style:parent-style-name="normal">
      <style:paragraph-properties fo:text-align="start" style:justify-single-word="false"/>
      <style:text-properties fo:color="#3333ff" loext:opacity="100%" style:font-name="Ubuntu1" fo:font-size="10pt" fo:font-style="normal" style:text-underline-style="none" fo:font-weight="normal" officeooo:rsid="00935646" officeooo:paragraph-rsid="00954ae1" style:font-size-asian="10pt" style:font-style-asian="normal" style:font-weight-asian="normal" style:font-size-complex="10pt"/>
    </style:style>
    <style:style style:name="P19" style:family="paragraph" style:parent-style-name="normal">
      <style:paragraph-properties fo:text-align="start" style:justify-single-word="false"/>
      <style:text-properties fo:color="#3333ff" loext:opacity="100%" style:font-name="Ubuntu1" fo:font-size="10pt" fo:font-style="normal" style:text-underline-style="none" fo:font-weight="normal" officeooo:rsid="00935646" officeooo:paragraph-rsid="00983f2b" style:font-size-asian="10pt" style:font-style-asian="normal" style:font-weight-asian="normal" style:font-size-complex="10pt"/>
    </style:style>
    <style:style style:name="P20" style:family="paragraph" style:parent-style-name="normal">
      <style:paragraph-properties fo:text-align="start" style:justify-single-word="false"/>
      <style:text-properties fo:color="#3333ff" loext:opacity="100%" style:font-name="Ubuntu1" fo:font-size="10pt" fo:font-style="normal" style:text-underline-style="none" fo:font-weight="normal" officeooo:rsid="00935646" officeooo:paragraph-rsid="00935646" style:font-size-asian="10pt" style:font-style-asian="normal" style:font-weight-asian="normal" style:font-size-complex="10pt"/>
    </style:style>
    <style:style style:name="P21" style:family="paragraph" style:parent-style-name="normal">
      <style:paragraph-properties fo:text-align="start" style:justify-single-word="false"/>
      <style:text-properties fo:color="#3333ff" loext:opacity="100%" style:font-name="Ubuntu1" fo:font-size="10pt" fo:font-style="italic" style:text-underline-style="none" fo:font-weight="normal" officeooo:rsid="006eb31b" officeooo:paragraph-rsid="006eb31b" style:font-name-asian="Liberation Serif1" style:font-size-asian="10pt" style:font-style-asian="italic" style:font-weight-asian="normal" style:font-name-complex="Liberation Serif1" style:font-size-complex="10pt" style:font-style-complex="italic"/>
    </style:style>
    <style:style style:name="P22" style:family="paragraph" style:parent-style-name="normal">
      <style:paragraph-properties fo:text-align="start" style:justify-single-word="false"/>
      <style:text-properties fo:color="#3333ff" loext:opacity="100%" style:font-name="Ubuntu1" fo:font-size="10pt" fo:font-style="italic" style:text-underline-style="none" fo:font-weight="normal" officeooo:rsid="006eb31b" officeooo:paragraph-rsid="00707fb4" style:font-name-asian="Liberation Serif1" style:font-size-asian="10pt" style:font-style-asian="italic" style:font-weight-asian="normal" style:font-name-complex="Liberation Serif1" style:font-size-complex="10pt" style:font-style-complex="italic"/>
    </style:style>
    <style:style style:name="P23" style:family="paragraph" style:parent-style-name="normal">
      <style:paragraph-properties fo:text-align="start" style:justify-single-word="false"/>
      <style:text-properties fo:color="#3333ff" loext:opacity="100%" style:font-name="Ubuntu1" fo:font-size="10pt" fo:font-style="italic" style:text-underline-style="none" fo:font-weight="normal" officeooo:rsid="006eb31b" officeooo:paragraph-rsid="0070ccc0" style:font-name-asian="Liberation Serif1" style:font-size-asian="10pt" style:font-style-asian="italic" style:font-weight-asian="normal" style:font-name-complex="Liberation Serif1" style:font-size-complex="10pt" style:font-style-complex="italic"/>
    </style:style>
    <style:style style:name="P24" style:family="paragraph" style:parent-style-name="normal">
      <style:paragraph-properties fo:text-align="start" style:justify-single-word="false"/>
      <style:text-properties fo:color="#000000" loext:opacity="100%" style:font-name="Ubuntu1" fo:font-size="10pt" fo:font-style="normal" style:text-underline-style="none" fo:font-weight="normal" style:font-size-asian="10pt" style:font-style-asian="normal" style:font-weight-asian="normal" style:font-size-complex="10pt"/>
    </style:style>
    <style:style style:name="P25" style:family="paragraph" style:parent-style-name="normal">
      <style:paragraph-properties fo:text-align="start" style:justify-single-word="false"/>
      <style:text-properties fo:color="#000000" loext:opacity="100%" style:font-name="Ubuntu1" fo:font-size="10pt" fo:font-style="normal" style:text-underline-style="none" fo:font-weight="normal" officeooo:rsid="00935646" officeooo:paragraph-rsid="00935646" style:font-size-asian="10pt" style:font-style-asian="normal" style:font-weight-asian="normal" style:font-size-complex="10pt"/>
    </style:style>
    <style:style style:name="P26" style:family="paragraph" style:parent-style-name="normal">
      <style:paragraph-properties fo:text-align="start" style:justify-single-word="false"/>
      <style:text-properties fo:color="#000000" loext:opacity="100%" style:font-name="Ubuntu1" fo:font-size="10pt" fo:font-style="normal" style:text-underline-style="none" fo:font-weight="normal" officeooo:rsid="00935646" officeooo:paragraph-rsid="00954ae1" style:font-size-asian="10pt" style:font-style-asian="normal" style:font-weight-asian="normal" style:font-size-complex="10pt"/>
    </style:style>
    <style:style style:name="P27" style:family="paragraph" style:parent-style-name="normal">
      <style:paragraph-properties fo:text-align="start" style:justify-single-word="false"/>
      <style:text-properties fo:color="#000000" loext:opacity="100%" style:font-name="Ubuntu1" fo:font-size="10pt" fo:font-style="normal" style:text-underline-style="none" fo:font-weight="normal" officeooo:rsid="00935646" officeooo:paragraph-rsid="0096697a" style:font-size-asian="10pt" style:font-style-asian="normal" style:font-weight-asian="normal" style:font-size-complex="10pt"/>
    </style:style>
    <style:style style:name="P28" style:family="paragraph" style:parent-style-name="normal">
      <style:paragraph-properties fo:text-align="start" style:justify-single-word="false"/>
      <style:text-properties fo:color="#000000" loext:opacity="100%" style:font-name="Ubuntu1" fo:font-size="10pt" fo:font-style="normal" style:text-underline-style="none" fo:font-weight="normal" officeooo:rsid="00935646" officeooo:paragraph-rsid="00983f2b" style:font-size-asian="10pt" style:font-style-asian="normal" style:font-weight-asian="normal" style:font-size-complex="10pt"/>
    </style:style>
    <style:style style:name="P29" style:family="paragraph" style:parent-style-name="normal">
      <style:paragraph-properties fo:text-align="start" style:justify-single-word="false"/>
      <style:text-properties fo:color="#000000" loext:opacity="100%" style:font-name="Ubuntu1" fo:font-size="10pt" fo:font-style="normal" style:text-underline-style="none" fo:font-weight="normal" officeooo:rsid="00707fb4" officeooo:paragraph-rsid="006eb31b" style:font-name-asian="Liberation Serif1" style:font-size-asian="10pt" style:font-style-asian="normal" style:font-weight-asian="normal" style:font-name-complex="Liberation Serif1" style:font-size-complex="10pt" style:font-style-complex="normal"/>
    </style:style>
    <style:style style:name="P30" style:family="paragraph" style:parent-style-name="normal">
      <style:paragraph-properties fo:text-align="start" style:justify-single-word="false"/>
      <style:text-properties fo:color="#000000" loext:opacity="100%" style:font-name="Ubuntu1" fo:font-size="10pt" fo:font-style="normal" style:text-underline-style="none" fo:font-weight="normal" officeooo:rsid="00707fb4" officeooo:paragraph-rsid="00707fb4" style:font-name-asian="Liberation Serif1" style:font-size-asian="10pt" style:font-style-asian="normal" style:font-weight-asian="normal" style:font-name-complex="Liberation Serif1" style:font-size-complex="10pt" style:font-style-complex="normal"/>
    </style:style>
    <style:style style:name="P31" style:family="paragraph" style:parent-style-name="normal">
      <style:paragraph-properties fo:text-align="start" style:justify-single-word="false"/>
      <style:text-properties fo:color="#000000" loext:opacity="100%" style:font-name="Ubuntu1" fo:font-size="10pt" fo:font-style="normal" style:text-underline-style="none" fo:font-weight="normal" officeooo:rsid="0070ccc0" officeooo:paragraph-rsid="0070ccc0" style:font-name-asian="Liberation Serif1" style:font-size-asian="10pt" style:font-style-asian="normal" style:font-weight-asian="normal" style:font-name-complex="Liberation Serif1" style:font-size-complex="10pt" style:font-style-complex="normal"/>
    </style:style>
    <style:style style:name="P32" style:family="paragraph" style:parent-style-name="normal">
      <style:paragraph-properties fo:text-align="start" style:justify-single-word="false"/>
      <style:text-properties style:font-name="Ubuntu1"/>
    </style:style>
    <style:style style:name="P33" style:family="paragraph" style:parent-style-name="normal">
      <style:paragraph-properties fo:text-align="start" style:justify-single-word="false"/>
      <style:text-properties style:font-name="Ubuntu1" officeooo:paragraph-rsid="0017d7df"/>
    </style:style>
    <style:style style:name="P34" style:family="paragraph" style:parent-style-name="normal">
      <style:paragraph-properties fo:text-align="start" style:justify-single-word="false"/>
      <style:text-properties style:font-name="Ubuntu1" officeooo:paragraph-rsid="001b68cf"/>
    </style:style>
    <style:style style:name="P35" style:family="paragraph" style:parent-style-name="normal">
      <style:paragraph-properties fo:text-align="start" style:justify-single-word="false"/>
      <style:text-properties style:font-name="Ubuntu1" officeooo:paragraph-rsid="0022a3be"/>
    </style:style>
    <style:style style:name="P36" style:family="paragraph" style:parent-style-name="normal">
      <style:paragraph-properties fo:text-align="start" style:justify-single-word="false"/>
      <style:text-properties style:font-name="Ubuntu1" officeooo:paragraph-rsid="00245e71"/>
    </style:style>
    <style:style style:name="P37" style:family="paragraph" style:parent-style-name="normal">
      <style:paragraph-properties fo:text-align="start" style:justify-single-word="false"/>
      <style:text-properties style:font-name="Ubuntu1" officeooo:paragraph-rsid="002a2918"/>
    </style:style>
    <style:style style:name="P38" style:family="paragraph" style:parent-style-name="normal">
      <style:paragraph-properties fo:text-align="start" style:justify-single-word="false"/>
      <style:text-properties style:font-name="Ubuntu1" officeooo:paragraph-rsid="0038cf97"/>
    </style:style>
    <style:style style:name="P39" style:family="paragraph" style:parent-style-name="normal">
      <style:paragraph-properties fo:text-align="start" style:justify-single-word="false"/>
      <style:text-properties style:font-name="Ubuntu1" officeooo:paragraph-rsid="0039f6e1"/>
    </style:style>
    <style:style style:name="P40" style:family="paragraph" style:parent-style-name="normal">
      <style:paragraph-properties fo:text-align="start" style:justify-single-word="false"/>
      <style:text-properties style:font-name="Ubuntu1" officeooo:paragraph-rsid="003c802a"/>
    </style:style>
    <style:style style:name="P41" style:family="paragraph" style:parent-style-name="normal">
      <style:paragraph-properties fo:text-align="start" style:justify-single-word="false"/>
      <style:text-properties style:font-name="Ubuntu1" officeooo:paragraph-rsid="00415f20"/>
    </style:style>
    <style:style style:name="P42" style:family="paragraph" style:parent-style-name="normal">
      <style:paragraph-properties fo:text-align="start" style:justify-single-word="false"/>
      <style:text-properties style:font-name="Ubuntu1" officeooo:paragraph-rsid="00464fea"/>
    </style:style>
    <style:style style:name="P43" style:family="paragraph" style:parent-style-name="normal">
      <style:paragraph-properties fo:text-align="start" style:justify-single-word="false"/>
      <style:text-properties style:font-name="Ubuntu1" officeooo:paragraph-rsid="004db11a"/>
    </style:style>
    <style:style style:name="P44" style:family="paragraph" style:parent-style-name="normal">
      <style:paragraph-properties fo:text-align="start" style:justify-single-word="false"/>
      <style:text-properties style:font-name="Ubuntu1" officeooo:paragraph-rsid="00274f2c"/>
    </style:style>
    <style:style style:name="P45" style:family="paragraph" style:parent-style-name="normal">
      <style:paragraph-properties fo:text-align="start" style:justify-single-word="false"/>
      <style:text-properties style:font-name="Ubuntu1" officeooo:paragraph-rsid="006ccf50"/>
    </style:style>
    <style:style style:name="P46" style:family="paragraph" style:parent-style-name="normal">
      <style:paragraph-properties fo:text-align="start" style:justify-single-word="false"/>
      <style:text-properties style:font-name="Ubuntu1" officeooo:paragraph-rsid="002e5157"/>
    </style:style>
    <style:style style:name="P47" style:family="paragraph" style:parent-style-name="normal">
      <style:paragraph-properties fo:text-align="start" style:justify-single-word="false"/>
      <style:text-properties style:font-name="Ubuntu1" officeooo:paragraph-rsid="007330c5"/>
    </style:style>
    <style:style style:name="P48" style:family="paragraph" style:parent-style-name="normal">
      <style:paragraph-properties fo:text-align="start" style:justify-single-word="false"/>
      <style:text-properties style:font-name="Ubuntu1" officeooo:paragraph-rsid="0076f1df"/>
    </style:style>
    <style:style style:name="P49" style:family="paragraph" style:parent-style-name="normal">
      <style:paragraph-properties fo:text-align="start" style:justify-single-word="false"/>
      <style:text-properties style:font-name="Ubuntu1" officeooo:paragraph-rsid="00785683"/>
    </style:style>
    <style:style style:name="P50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style:font-size-asian="10pt" style:font-style-asian="normal" style:font-weight-asian="normal" style:font-size-complex="10pt"/>
    </style:style>
    <style:style style:name="P51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officeooo:paragraph-rsid="0039f6e1" style:font-size-asian="10pt" style:font-style-asian="normal" style:font-weight-asian="normal" style:font-size-complex="10pt"/>
    </style:style>
    <style:style style:name="P52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officeooo:paragraph-rsid="003b2978" style:font-size-asian="10pt" style:font-style-asian="normal" style:font-weight-asian="normal" style:font-size-complex="10pt"/>
    </style:style>
    <style:style style:name="P53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style:font-size-asian="10pt" style:font-style-asian="normal" style:font-weight-asian="normal" style:font-size-complex="10pt" style:font-style-complex="normal"/>
    </style:style>
    <style:style style:name="P54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officeooo:paragraph-rsid="00797051" style:font-size-asian="10pt" style:font-style-asian="normal" style:font-weight-asian="normal" style:font-size-complex="10pt" style:font-style-complex="normal"/>
    </style:style>
    <style:style style:name="P55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officeooo:rsid="0038cf97" style:font-size-asian="10pt" style:font-style-asian="normal" style:font-weight-asian="normal" style:font-size-complex="10pt"/>
    </style:style>
    <style:style style:name="P56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officeooo:rsid="003b2978" style:font-size-asian="10pt" style:font-style-asian="normal" style:font-weight-asian="normal" style:font-size-complex="10pt"/>
    </style:style>
    <style:style style:name="P57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officeooo:rsid="003b2978" officeooo:paragraph-rsid="003b2978" style:font-size-asian="10pt" style:font-style-asian="normal" style:font-weight-asian="normal" style:font-size-complex="10pt"/>
    </style:style>
    <style:style style:name="P58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officeooo:rsid="003c802a" officeooo:paragraph-rsid="003b2978" style:font-size-asian="10pt" style:font-style-asian="normal" style:font-weight-asian="normal" style:font-size-complex="10pt"/>
    </style:style>
    <style:style style:name="P59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officeooo:rsid="003c802a" officeooo:paragraph-rsid="003c802a" style:font-size-asian="10pt" style:font-style-asian="normal" style:font-weight-asian="normal" style:font-size-complex="10pt"/>
    </style:style>
    <style:style style:name="P60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style:font-name-asian="Liberation Serif1" style:font-size-asian="10pt" style:font-style-asian="normal" style:font-weight-asian="normal" style:font-name-complex="Liberation Serif1" style:font-size-complex="10pt"/>
    </style:style>
    <style:style style:name="P61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officeooo:paragraph-rsid="00415f20" style:font-name-asian="Liberation Serif1" style:font-size-asian="10pt" style:font-style-asian="normal" style:font-weight-asian="normal" style:font-name-complex="Liberation Serif1" style:font-size-complex="10pt"/>
    </style:style>
    <style:style style:name="P62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officeooo:paragraph-rsid="004d19c7" style:font-name-asian="Liberation Serif1" style:font-size-asian="10pt" style:font-style-asian="normal" style:font-weight-asian="normal" style:font-name-complex="Liberation Serif1" style:font-size-complex="10pt"/>
    </style:style>
    <style:style style:name="P63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officeooo:paragraph-rsid="00262688" style:font-name-asian="Liberation Serif1" style:font-size-asian="10pt" style:font-style-asian="normal" style:font-weight-asian="normal" style:font-name-complex="Liberation Serif1" style:font-size-complex="10pt"/>
    </style:style>
    <style:style style:name="P64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officeooo:paragraph-rsid="005bc4ef" style:font-name-asian="Liberation Serif1" style:font-size-asian="10pt" style:font-style-asian="normal" style:font-weight-asian="normal" style:font-name-complex="Liberation Serif1" style:font-size-complex="10pt"/>
    </style:style>
    <style:style style:name="P65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officeooo:paragraph-rsid="005e3f5d" style:font-name-asian="Liberation Serif1" style:font-size-asian="10pt" style:font-style-asian="normal" style:font-weight-asian="normal" style:font-name-complex="Liberation Serif1" style:font-size-complex="10pt"/>
    </style:style>
    <style:style style:name="P66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officeooo:paragraph-rsid="005e5d64" style:font-name-asian="Liberation Serif1" style:font-size-asian="10pt" style:font-style-asian="normal" style:font-weight-asian="normal" style:font-name-complex="Liberation Serif1" style:font-size-complex="10pt"/>
    </style:style>
    <style:style style:name="P67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officeooo:paragraph-rsid="006054f4" style:font-name-asian="Liberation Serif1" style:font-size-asian="10pt" style:font-style-asian="normal" style:font-weight-asian="normal" style:font-name-complex="Liberation Serif1" style:font-size-complex="10pt"/>
    </style:style>
    <style:style style:name="P68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officeooo:paragraph-rsid="00617421" style:font-name-asian="Liberation Serif1" style:font-size-asian="10pt" style:font-style-asian="normal" style:font-weight-asian="normal" style:font-name-complex="Liberation Serif1" style:font-size-complex="10pt"/>
    </style:style>
    <style:style style:name="P69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officeooo:paragraph-rsid="002e5157" style:font-name-asian="Liberation Serif1" style:font-size-asian="10pt" style:font-style-asian="normal" style:font-weight-asian="normal" style:font-name-complex="Liberation Serif1" style:font-size-complex="10pt"/>
    </style:style>
    <style:style style:name="P70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officeooo:paragraph-rsid="002a2918" style:font-name-asian="Liberation Serif1" style:font-size-asian="10pt" style:font-style-asian="normal" style:font-weight-asian="normal" style:font-name-complex="Liberation Serif1" style:font-size-complex="10pt"/>
    </style:style>
    <style:style style:name="P71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officeooo:paragraph-rsid="008d5490" style:font-name-asian="Liberation Serif1" style:font-size-asian="10pt" style:font-style-asian="normal" style:font-weight-asian="normal" style:font-name-complex="Liberation Serif1" style:font-size-complex="10pt"/>
    </style:style>
    <style:style style:name="P72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officeooo:paragraph-rsid="009f6736" style:font-name-asian="Liberation Serif1" style:font-size-asian="10pt" style:font-style-asian="normal" style:font-weight-asian="normal" style:font-name-complex="Liberation Serif1" style:font-size-complex="10pt"/>
    </style:style>
    <style:style style:name="P73" style:family="paragraph" style:parent-style-name="normal">
      <style:text-properties style:font-name="Ubuntu1" fo:font-size="10pt" fo:font-style="normal" style:text-underline-style="none" fo:font-weight="normal" officeooo:rsid="00296b8f" officeooo:paragraph-rsid="00296b8f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P74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officeooo:rsid="0077be96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P75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officeooo:rsid="00797051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P76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officeooo:rsid="00785683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P77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officeooo:rsid="007c7708" officeooo:paragraph-rsid="007e1bd7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P78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officeooo:rsid="0087b088" officeooo:paragraph-rsid="0087b088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P79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style:font-name-asian="Liberation Serif1" style:font-size-asian="10pt" style:font-style-asian="normal" style:font-weight-asian="normal" style:font-name-complex="Liberation Serif1" style:font-size-complex="10pt" style:font-style-complex="normal"/>
    </style:style>
    <style:style style:name="P80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officeooo:paragraph-rsid="00797051" style:font-name-asian="Liberation Serif1" style:font-size-asian="10pt" style:font-style-asian="normal" style:font-weight-asian="normal" style:font-name-complex="Liberation Serif1" style:font-size-complex="10pt" style:font-style-complex="normal"/>
    </style:style>
    <style:style style:name="P81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officeooo:paragraph-rsid="007e1bd7" style:font-name-asian="Liberation Serif1" style:font-size-asian="10pt" style:font-style-asian="normal" style:font-weight-asian="normal" style:font-name-complex="Liberation Serif1" style:font-size-complex="10pt" style:font-style-complex="normal"/>
    </style:style>
    <style:style style:name="P82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officeooo:paragraph-rsid="009d9a9d" style:font-name-asian="Liberation Serif1" style:font-size-asian="10pt" style:font-style-asian="normal" style:font-weight-asian="normal" style:font-name-complex="Liberation Serif1" style:font-size-complex="10pt" style:font-style-complex="normal"/>
    </style:style>
    <style:style style:name="P83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officeooo:paragraph-rsid="0084ccdd" style:font-name-asian="Liberation Serif1" style:font-size-asian="10pt" style:font-style-asian="normal" style:font-weight-asian="normal" style:font-name-complex="Liberation Serif1" style:font-size-complex="10pt" style:font-style-complex="normal"/>
    </style:style>
    <style:style style:name="P84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officeooo:paragraph-rsid="0087b088" style:font-name-asian="Liberation Serif1" style:font-size-asian="10pt" style:font-style-asian="normal" style:font-weight-asian="normal" style:font-name-complex="Liberation Serif1" style:font-size-complex="10pt" style:font-style-complex="normal"/>
    </style:style>
    <style:style style:name="P85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officeooo:paragraph-rsid="008a53ab" style:font-name-asian="Liberation Serif1" style:font-size-asian="10pt" style:font-style-asian="normal" style:font-weight-asian="normal" style:font-name-complex="Liberation Serif1" style:font-size-complex="10pt" style:font-style-complex="normal"/>
    </style:style>
    <style:style style:name="P86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officeooo:paragraph-rsid="008c7789" style:font-name-asian="Liberation Serif1" style:font-size-asian="10pt" style:font-style-asian="normal" style:font-weight-asian="normal" style:font-name-complex="Liberation Serif1" style:font-size-complex="10pt" style:font-style-complex="normal"/>
    </style:style>
    <style:style style:name="P87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officeooo:rsid="00644187" officeooo:paragraph-rsid="00644187" style:font-name-asian="Liberation Serif1" style:font-size-asian="10pt" style:font-style-asian="normal" style:font-weight-asian="normal" style:font-name-complex="Liberation Serif1" style:font-size-complex="10pt" style:font-style-complex="normal"/>
    </style:style>
    <style:style style:name="P88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officeooo:rsid="007650d7" officeooo:paragraph-rsid="007650d7" style:font-name-asian="Liberation Serif1" style:font-size-asian="10pt" style:font-style-asian="normal" style:font-weight-asian="normal" style:font-name-complex="Liberation Serif1" style:font-size-complex="10pt" style:font-style-complex="normal"/>
    </style:style>
    <style:style style:name="P89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officeooo:rsid="0076f1df" officeooo:paragraph-rsid="0076f1df" style:font-name-asian="Liberation Serif1" style:font-size-asian="10pt" style:font-style-asian="normal" style:font-weight-asian="normal" style:font-name-complex="Liberation Serif1" style:font-size-complex="10pt" style:font-style-complex="normal"/>
    </style:style>
    <style:style style:name="P90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officeooo:rsid="006ccf50" officeooo:paragraph-rsid="006ccf50" style:font-name-asian="Liberation Serif1" style:font-size-asian="10pt" style:font-style-asian="normal" style:font-weight-asian="normal" style:font-name-complex="Liberation Serif1" style:font-size-complex="10pt" style:font-style-complex="normal"/>
    </style:style>
    <style:style style:name="P91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officeooo:rsid="006eb31b" officeooo:paragraph-rsid="006eb31b" style:font-name-asian="Liberation Serif1" style:font-size-asian="10pt" style:font-style-asian="normal" style:font-weight-asian="normal" style:font-name-complex="Liberation Serif1" style:font-size-complex="10pt" style:font-style-complex="normal"/>
    </style:style>
    <style:style style:name="P92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officeooo:rsid="00935646" officeooo:paragraph-rsid="00935646" style:font-name-asian="Liberation Serif1" style:font-size-asian="10pt" style:font-style-asian="normal" style:font-weight-asian="normal" style:font-name-complex="Liberation Serif1" style:font-size-complex="10pt" style:font-style-complex="normal"/>
    </style:style>
    <style:style style:name="P93" style:family="paragraph" style:parent-style-name="normal">
      <style:text-properties style:font-name="Ubuntu1" fo:font-size="10pt" fo:font-style="normal" style:text-underline-style="none" fo:font-weight="normal" style:font-name-asian="Liberation Serif1" style:font-size-asian="10pt" style:font-style-asian="normal" style:font-weight-asian="normal" style:font-name-complex="Liberation Serif1" style:font-size-complex="10pt"/>
    </style:style>
    <style:style style:name="P94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style:font-name-asian="Liberation Serif1" style:font-size-asian="10pt" style:font-style-asian="normal" style:font-weight-asian="normal" style:font-name-complex="Liberation Serif1" style:font-size-complex="10pt" style:font-weight-complex="normal"/>
    </style:style>
    <style:style style:name="P95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officeooo:paragraph-rsid="0051d1c9" style:font-name-asian="Liberation Serif1" style:font-size-asian="10pt" style:font-style-asian="normal" style:font-weight-asian="normal" style:font-name-complex="Liberation Serif1" style:font-size-complex="10pt" style:font-weight-complex="normal"/>
    </style:style>
    <style:style style:name="P96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officeooo:paragraph-rsid="0053b5f3" style:font-name-asian="Liberation Serif1" style:font-size-asian="10pt" style:font-style-asian="normal" style:font-weight-asian="normal" style:font-name-complex="Liberation Serif1" style:font-size-complex="10pt" style:font-weight-complex="normal"/>
    </style:style>
    <style:style style:name="P97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officeooo:paragraph-rsid="0053cdc2" style:font-name-asian="Liberation Serif1" style:font-size-asian="10pt" style:font-style-asian="normal" style:font-weight-asian="normal" style:font-name-complex="Liberation Serif1" style:font-size-complex="10pt" style:font-weight-complex="normal"/>
    </style:style>
    <style:style style:name="P98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officeooo:paragraph-rsid="0058990f" style:font-name-asian="Liberation Serif1" style:font-size-asian="10pt" style:font-style-asian="normal" style:font-weight-asian="normal" style:font-name-complex="Liberation Serif1" style:font-size-complex="10pt" style:font-weight-complex="normal"/>
    </style:style>
    <style:style style:name="P99" style:family="paragraph" style:parent-style-name="Standard">
      <style:paragraph-properties fo:text-align="start" style:justify-single-word="false"/>
      <style:text-properties style:font-name="Ubuntu1" fo:font-size="10pt" fo:font-style="normal" style:text-underline-style="none" fo:font-weight="normal" officeooo:paragraph-rsid="005bc4ef" style:font-name-asian="Liberation Serif1" style:font-size-asian="10pt" style:font-style-asian="normal" style:font-weight-asian="normal" style:font-name-complex="Liberation Serif1" style:font-size-complex="10pt" style:font-weight-complex="normal"/>
    </style:style>
    <style:style style:name="P100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officeooo:paragraph-rsid="005bc4ef" style:font-name-asian="Liberation Serif1" style:font-size-asian="10pt" style:font-style-asian="normal" style:font-weight-asian="normal" style:font-name-complex="Liberation Serif1" style:font-size-complex="10pt" style:font-weight-complex="normal"/>
    </style:style>
    <style:style style:name="P101" style:family="paragraph" style:parent-style-name="Standard">
      <style:paragraph-properties fo:text-align="start" style:justify-single-word="false"/>
      <style:text-properties style:font-name="Ubuntu1" fo:font-size="10pt" fo:font-style="normal" style:text-underline-style="none" fo:font-weight="normal" officeooo:paragraph-rsid="006054f4" style:font-name-asian="Liberation Serif1" style:font-size-asian="10pt" style:font-style-asian="normal" style:font-weight-asian="normal" style:font-name-complex="Liberation Serif1" style:font-size-complex="10pt" style:font-weight-complex="normal"/>
    </style:style>
    <style:style style:name="P102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officeooo:paragraph-rsid="006054f4" style:font-name-asian="Liberation Serif1" style:font-size-asian="10pt" style:font-style-asian="normal" style:font-weight-asian="normal" style:font-name-complex="Liberation Serif1" style:font-size-complex="10pt" style:font-weight-complex="normal"/>
    </style:style>
    <style:style style:name="P103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officeooo:paragraph-rsid="005e3f5d" style:font-name-asian="Liberation Serif1" style:font-size-asian="10pt" style:font-style-asian="normal" style:font-weight-asian="normal" style:font-name-complex="Liberation Serif1" style:font-size-complex="10pt" style:font-weight-complex="normal"/>
    </style:style>
    <style:style style:name="P104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officeooo:paragraph-rsid="00617421" style:font-name-asian="Liberation Serif1" style:font-size-asian="10pt" style:font-style-asian="normal" style:font-weight-asian="normal" style:font-name-complex="Liberation Serif1" style:font-size-complex="10pt" style:font-weight-complex="normal"/>
    </style:style>
    <style:style style:name="P105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officeooo:rsid="00508701" style:font-name-asian="Liberation Serif1" style:font-size-asian="10pt" style:font-style-asian="normal" style:font-weight-asian="normal" style:font-name-complex="Liberation Serif1" style:font-size-complex="10pt" style:font-weight-complex="normal"/>
    </style:style>
    <style:style style:name="P106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officeooo:rsid="00508701" officeooo:paragraph-rsid="0053cdc2" style:font-name-asian="Liberation Serif1" style:font-size-asian="10pt" style:font-style-asian="normal" style:font-weight-asian="normal" style:font-name-complex="Liberation Serif1" style:font-size-complex="10pt" style:font-weight-complex="normal"/>
    </style:style>
    <style:style style:name="P107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officeooo:rsid="0055c941" officeooo:paragraph-rsid="0053cdc2" style:font-name-asian="Liberation Serif1" style:font-size-asian="10pt" style:font-style-asian="normal" style:font-weight-asian="normal" style:font-name-complex="Liberation Serif1" style:font-size-complex="10pt" style:font-weight-complex="normal"/>
    </style:style>
    <style:style style:name="P108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officeooo:rsid="00514b24" officeooo:paragraph-rsid="0056c878" style:font-name-asian="Liberation Serif1" style:font-size-asian="10pt" style:font-style-asian="normal" style:font-weight-asian="normal" style:font-name-complex="Liberation Serif1" style:font-size-complex="10pt" style:font-weight-complex="normal"/>
    </style:style>
    <style:style style:name="P109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officeooo:rsid="00514b24" officeooo:paragraph-rsid="005af3cc" style:font-name-asian="Liberation Serif1" style:font-size-asian="10pt" style:font-style-asian="normal" style:font-weight-asian="normal" style:font-name-complex="Liberation Serif1" style:font-size-complex="10pt" style:font-weight-complex="normal"/>
    </style:style>
    <style:style style:name="P110" style:family="paragraph" style:parent-style-name="normal">
      <style:text-properties style:font-name="Ubuntu1" fo:font-size="10pt" fo:font-style="normal" style:text-underline-style="none" fo:font-weight="normal" style:font-name-asian="Liberation Serif1" style:font-size-asian="10pt" style:font-style-asian="normal" style:font-weight-asian="normal" style:font-name-complex="Liberation Serif1" style:font-size-complex="10pt" style:font-weight-complex="normal"/>
    </style:style>
    <style:style style:name="P111" style:family="paragraph" style:parent-style-name="normal">
      <style:text-properties style:font-name="Ubuntu1" fo:font-size="10pt" fo:font-style="normal" style:text-underline-style="none" fo:font-weight="normal" officeooo:rsid="0063878d" style:font-name-asian="Liberation Serif1" style:font-size-asian="10pt" style:font-style-asian="normal" style:font-weight-asian="normal" style:font-name-complex="Liberation Serif1" style:font-size-complex="10pt" style:font-weight-complex="normal"/>
    </style:style>
    <style:style style:name="P112" style:family="paragraph" style:parent-style-name="normal">
      <style:text-properties style:font-name="Ubuntu1" fo:font-size="10pt" fo:font-style="normal" style:text-underline-style="none" fo:font-weight="normal" officeooo:rsid="00296b8f" style:font-name-asian="Liberation Serif1" style:font-size-asian="10pt" style:font-style-asian="normal" style:font-weight-asian="normal" style:font-name-complex="Liberation Serif1" style:font-size-complex="10pt" style:font-weight-complex="normal"/>
    </style:style>
    <style:style style:name="P113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officeooo:rsid="006b1804" style:font-name-asian="Liberation Serif1" style:font-size-asian="10pt" style:font-style-asian="normal" style:font-weight-asian="normal" style:font-name-complex="Liberation Serif1" style:font-size-complex="10pt" style:font-weight-complex="normal"/>
    </style:style>
    <style:style style:name="P114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officeooo:rsid="004394c8" officeooo:paragraph-rsid="004394c8" style:font-name-asian="Liberation Serif1" style:font-size-asian="10pt" style:font-style-asian="normal" style:font-weight-asian="normal" style:font-name-complex="Liberation Serif1" style:font-size-complex="10pt"/>
    </style:style>
    <style:style style:name="P115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officeooo:rsid="006ccf50" officeooo:paragraph-rsid="006ccf50" style:font-name-asian="Liberation Serif1" style:font-size-asian="10pt" style:font-style-asian="normal" style:font-weight-asian="normal" style:font-name-complex="Liberation Serif1" style:font-size-complex="10pt"/>
    </style:style>
    <style:style style:name="P116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officeooo:rsid="00785683" officeooo:paragraph-rsid="00785683" style:font-name-asian="Liberation Serif1" style:font-size-asian="10pt" style:font-style-asian="normal" style:font-weight-asian="normal" style:font-name-complex="Liberation Serif1" style:font-size-complex="10pt"/>
    </style:style>
    <style:style style:name="P117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officeooo:rsid="0067817a" officeooo:paragraph-rsid="009f6736" style:font-name-asian="Liberation Serif1" style:font-size-asian="10pt" style:font-style-asian="normal" style:font-weight-asian="normal" style:font-name-complex="Liberation Serif1" style:font-size-complex="10pt"/>
    </style:style>
    <style:style style:name="P118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bold" style:font-name-asian="Liberation Serif1" style:font-size-asian="10pt" style:font-style-asian="normal" style:font-weight-asian="bold" style:font-name-complex="Liberation Serif1" style:font-size-complex="10pt"/>
    </style:style>
    <style:style style:name="P119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bold" officeooo:paragraph-rsid="0053b5f3" style:font-name-asian="Liberation Serif1" style:font-size-asian="10pt" style:font-style-asian="normal" style:font-weight-asian="bold" style:font-name-complex="Liberation Serif1" style:font-size-complex="10pt"/>
    </style:style>
    <style:style style:name="P120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bold" officeooo:paragraph-rsid="0053cdc2" style:font-name-asian="Liberation Serif1" style:font-size-asian="10pt" style:font-style-asian="normal" style:font-weight-asian="bold" style:font-name-complex="Liberation Serif1" style:font-size-complex="10pt"/>
    </style:style>
    <style:style style:name="P121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bold" officeooo:paragraph-rsid="0056c878" style:font-name-asian="Liberation Serif1" style:font-size-asian="10pt" style:font-style-asian="normal" style:font-weight-asian="bold" style:font-name-complex="Liberation Serif1" style:font-size-complex="10pt"/>
    </style:style>
    <style:style style:name="P122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bold" officeooo:rsid="0077be96" officeooo:paragraph-rsid="0087b088" style:font-name-asian="Liberation Serif1" style:font-size-asian="10pt" style:font-style-asian="normal" style:font-weight-asian="bold" style:font-name-complex="Liberation Serif1" style:font-size-complex="10pt" style:font-style-complex="normal" style:font-weight-complex="bold"/>
    </style:style>
    <style:style style:name="P123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bold" officeooo:rsid="0077be96" officeooo:paragraph-rsid="008a53ab" style:font-name-asian="Liberation Serif1" style:font-size-asian="10pt" style:font-style-asian="normal" style:font-weight-asian="bold" style:font-name-complex="Liberation Serif1" style:font-size-complex="10pt" style:font-style-complex="normal" style:font-weight-complex="bold"/>
    </style:style>
    <style:style style:name="P124" style:family="paragraph" style:parent-style-name="normal">
      <style:paragraph-properties fo:text-align="start" style:justify-single-word="false"/>
      <style:text-properties style:font-name="Ubuntu1" fo:font-size="10pt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/>
    </style:style>
    <style:style style:name="P125" style:family="paragraph" style:parent-style-name="normal">
      <style:paragraph-properties fo:text-align="start" style:justify-single-word="false"/>
      <style:text-properties style:font-name="Ubuntu1" fo:font-size="10pt" fo:font-style="normal" style:text-underline-style="solid" style:text-underline-width="auto" style:text-underline-color="font-color" fo:font-weight="bold" officeooo:paragraph-rsid="004642ab" style:font-name-asian="Liberation Serif1" style:font-size-asian="10pt" style:font-style-asian="normal" style:font-weight-asian="bold" style:font-name-complex="Liberation Serif1" style:font-size-complex="10pt"/>
    </style:style>
    <style:style style:name="P126" style:family="paragraph" style:parent-style-name="normal">
      <style:paragraph-properties fo:text-align="start" style:justify-single-word="false"/>
      <style:text-properties style:font-name="Ubuntu1" fo:font-size="10pt" fo:font-style="normal" officeooo:paragraph-rsid="003c802a" style:font-size-asian="10pt" style:font-style-asian="normal" style:font-size-complex="10pt" style:font-style-complex="normal"/>
    </style:style>
    <style:style style:name="P127" style:family="paragraph" style:parent-style-name="normal">
      <style:paragraph-properties fo:text-align="start" style:justify-single-word="false"/>
      <style:text-properties style:font-name="Ubuntu1" fo:font-size="10pt" fo:font-style="italic" style:text-underline-style="none" fo:font-weight="normal" style:font-size-asian="10pt" style:font-style-asian="italic" style:font-weight-asian="normal" style:font-size-complex="10pt"/>
    </style:style>
    <style:style style:name="P128" style:family="paragraph" style:parent-style-name="normal">
      <style:paragraph-properties fo:text-align="start" style:justify-single-word="false"/>
      <style:text-properties style:font-name="Ubuntu1" fo:font-size="10pt" fo:font-style="italic" style:text-underline-style="none" fo:font-weight="normal" officeooo:rsid="00353834" officeooo:paragraph-rsid="0034b01d" style:font-size-asian="10pt" style:font-style-asian="italic" style:font-weight-asian="normal" style:font-size-complex="10pt" style:font-weight-complex="normal"/>
    </style:style>
    <style:style style:name="P129" style:family="paragraph" style:parent-style-name="normal">
      <style:paragraph-properties fo:text-align="start" style:justify-single-word="false"/>
      <style:text-properties style:font-name="Ubuntu1" fo:font-size="10pt" fo:font-style="italic" style:text-underline-style="none" fo:font-weight="normal" style:font-name-asian="Liberation Serif1" style:font-size-asian="10pt" style:font-style-asian="italic" style:font-weight-asian="normal" style:font-name-complex="Liberation Serif1" style:font-size-complex="10pt"/>
    </style:style>
    <style:style style:name="P130" style:family="paragraph" style:parent-style-name="normal">
      <style:paragraph-properties fo:text-align="start" style:justify-single-word="false"/>
      <style:text-properties style:font-name="Ubuntu1" fo:font-size="10pt" fo:font-style="italic" style:text-underline-style="none" fo:font-weight="normal" officeooo:rsid="00439b95" officeooo:paragraph-rsid="004394c8" style:font-name-asian="Liberation Serif1" style:font-size-asian="10pt" style:font-style-asian="italic" style:font-weight-asian="normal" style:font-name-complex="Liberation Serif1" style:font-size-complex="10pt" style:font-style-complex="italic"/>
    </style:style>
    <style:style style:name="P131" style:family="paragraph" style:parent-style-name="normal">
      <style:paragraph-properties fo:text-align="start" style:justify-single-word="false"/>
      <style:text-properties style:font-name="Ubuntu1" fo:font-size="10pt" fo:font-style="italic" style:text-underline-style="none" fo:font-weight="normal" officeooo:rsid="006ccf50" officeooo:paragraph-rsid="006ccf50" style:font-name-asian="Liberation Serif1" style:font-size-asian="10pt" style:font-style-asian="italic" style:font-weight-asian="normal" style:font-name-complex="Liberation Serif1" style:font-size-complex="10pt" style:font-style-complex="italic"/>
    </style:style>
    <style:style style:name="P132" style:family="paragraph" style:parent-style-name="normal">
      <style:paragraph-properties fo:text-align="start" style:justify-single-word="false"/>
      <style:text-properties style:font-name="Ubuntu1" fo:font-size="10pt" fo:font-style="italic" style:text-underline-style="none" fo:font-weight="bold" officeooo:rsid="0077be96" style:font-name-asian="Liberation Serif1" style:font-size-asian="10pt" style:font-style-asian="italic" style:font-weight-asian="bold" style:font-name-complex="Liberation Serif1" style:font-size-complex="10pt" style:font-style-complex="italic" style:font-weight-complex="bold"/>
    </style:style>
    <style:style style:name="P133" style:family="paragraph" style:parent-style-name="normal">
      <style:paragraph-properties fo:text-align="start" style:justify-single-word="false"/>
      <style:text-properties style:font-name="Ubuntu1" fo:font-size="10pt" fo:font-style="italic" style:text-underline-style="none" fo:font-weight="bold" officeooo:rsid="0077be96" officeooo:paragraph-rsid="0087b088" style:font-name-asian="Liberation Serif1" style:font-size-asian="10pt" style:font-style-asian="italic" style:font-weight-asian="bold" style:font-name-complex="Liberation Serif1" style:font-size-complex="10pt" style:font-style-complex="italic" style:font-weight-complex="bold"/>
    </style:style>
    <style:style style:name="P134" style:family="paragraph" style:parent-style-name="normal">
      <style:paragraph-properties fo:text-align="start" style:justify-single-word="false"/>
      <style:text-properties style:font-name="Ubuntu1" fo:font-size="10pt" fo:font-style="italic" style:text-underline-style="solid" style:text-underline-width="auto" style:text-underline-color="font-color" fo:font-weight="normal" style:font-name-asian="Liberation Serif1" style:font-size-asian="10pt" style:font-style-asian="italic" style:font-weight-asian="normal" style:font-name-complex="Liberation Serif1" style:font-size-complex="10pt"/>
    </style:style>
    <style:style style:name="P135" style:family="paragraph" style:parent-style-name="normal">
      <style:paragraph-properties fo:text-align="start" style:justify-single-word="false"/>
      <style:text-properties style:font-name="Ubuntu1" fo:font-size="10pt" fo:font-style="italic" style:text-underline-style="solid" style:text-underline-width="auto" style:text-underline-color="font-color" fo:font-weight="normal" officeooo:rsid="004394c8" officeooo:paragraph-rsid="004394c8" style:font-name-asian="Liberation Serif1" style:font-size-asian="10pt" style:font-style-asian="italic" style:font-weight-asian="normal" style:font-name-complex="Liberation Serif1" style:font-size-complex="10pt" style:font-style-complex="italic"/>
    </style:style>
    <style:style style:name="P136" style:family="paragraph" style:parent-style-name="normal">
      <style:paragraph-properties fo:text-align="start" style:justify-single-word="false"/>
      <style:text-properties style:font-name="Ubuntu1" fo:font-size="10pt" fo:font-style="italic" style:text-underline-style="solid" style:text-underline-width="auto" style:text-underline-color="font-color" fo:font-weight="normal" officeooo:rsid="00644187" officeooo:paragraph-rsid="00644187" style:font-name-asian="Liberation Serif1" style:font-size-asian="10pt" style:font-style-asian="italic" style:font-weight-asian="normal" style:font-name-complex="Liberation Serif1" style:font-size-complex="10pt"/>
    </style:style>
    <style:style style:name="P137" style:family="paragraph" style:parent-style-name="normal">
      <style:paragraph-properties fo:text-align="start" style:justify-single-word="false"/>
      <style:text-properties style:font-name="Ubuntu1" fo:font-size="10pt" fo:font-weight="normal" style:font-name-asian="Liberation Serif1" style:font-size-asian="10pt" style:font-weight-asian="normal" style:font-name-complex="Liberation Serif1" style:font-size-complex="10pt"/>
    </style:style>
    <style:style style:name="P138" style:family="paragraph" style:parent-style-name="normal">
      <style:paragraph-properties fo:text-align="start" style:justify-single-word="false"/>
      <style:text-properties style:font-name="Ubuntu1" fo:font-size="10pt" fo:font-weight="normal" officeooo:paragraph-rsid="006613a7" style:font-name-asian="Liberation Serif1" style:font-size-asian="10pt" style:font-weight-asian="normal" style:font-name-complex="Liberation Serif1" style:font-size-complex="10pt"/>
    </style:style>
    <style:style style:name="P139" style:family="paragraph" style:parent-style-name="normal">
      <style:paragraph-properties fo:text-align="start" style:justify-single-word="false"/>
      <style:text-properties style:font-name="Ubuntu1" fo:font-size="10pt" fo:font-weight="normal" officeooo:rsid="006613a7" officeooo:paragraph-rsid="006613a7" style:font-name-asian="Liberation Serif1" style:font-size-asian="10pt" style:font-weight-asian="normal" style:font-name-complex="Liberation Serif1" style:font-size-complex="10pt"/>
    </style:style>
    <style:style style:name="P140" style:family="paragraph" style:parent-style-name="normal">
      <style:text-properties style:font-name="Ubuntu1" fo:font-size="10pt" fo:font-weight="normal" style:font-size-asian="10pt" style:font-weight-asian="normal" style:font-size-complex="10pt" style:font-weight-complex="normal"/>
    </style:style>
    <style:style style:name="P141" style:family="paragraph" style:parent-style-name="normal">
      <style:paragraph-properties fo:text-align="start" style:justify-single-word="false"/>
      <style:text-properties style:font-name="Ubuntu1" fo:font-style="normal" style:font-style-asian="normal" style:font-style-complex="normal"/>
    </style:style>
    <style:style style:name="P142" style:family="paragraph" style:parent-style-name="normal">
      <style:paragraph-properties fo:text-align="start" style:justify-single-word="false"/>
      <style:text-properties style:font-name="Ubuntu1" fo:font-style="normal" officeooo:paragraph-rsid="003c802a" style:font-style-asian="normal" style:font-style-complex="normal"/>
    </style:style>
    <style:style style:name="P143" style:family="paragraph" style:parent-style-name="normal">
      <style:paragraph-properties fo:text-align="start" style:justify-single-word="false"/>
      <style:text-properties style:font-name="Ubuntu1" fo:font-style="normal" officeooo:paragraph-rsid="007428c1" style:font-style-asian="normal" style:font-style-complex="normal"/>
    </style:style>
    <style:style style:name="P144" style:family="paragraph" style:parent-style-name="normal">
      <style:paragraph-properties fo:text-align="start" style:justify-single-word="false"/>
      <style:text-properties style:font-name="Ubuntu1" fo:font-style="normal" officeooo:paragraph-rsid="00797051" style:font-style-asian="normal" style:font-style-complex="normal"/>
    </style:style>
    <style:style style:name="P145" style:family="paragraph" style:parent-style-name="normal">
      <style:paragraph-properties fo:text-align="start" style:justify-single-word="false"/>
      <style:text-properties style:font-name="Ubuntu1" fo:font-style="normal" officeooo:paragraph-rsid="007e1bd7" style:font-style-asian="normal" style:font-style-complex="normal"/>
    </style:style>
    <style:style style:name="P146" style:family="paragraph" style:parent-style-name="Standard">
      <style:paragraph-properties fo:text-align="start" style:justify-single-word="false"/>
      <style:text-properties style:font-name="Ubuntu1" fo:font-style="normal" officeooo:paragraph-rsid="0084ccdd" style:font-style-asian="normal" style:font-style-complex="normal"/>
    </style:style>
    <style:style style:name="P147" style:family="paragraph" style:parent-style-name="normal">
      <style:paragraph-properties fo:text-align="start" style:justify-single-word="false"/>
      <style:text-properties style:font-name="Ubuntu1" fo:font-style="normal" officeooo:paragraph-rsid="0084ccdd" style:font-style-asian="normal" style:font-style-complex="normal"/>
    </style:style>
    <style:style style:name="P148" style:family="paragraph" style:parent-style-name="normal">
      <style:paragraph-properties fo:text-align="start" style:justify-single-word="false"/>
      <style:text-properties style:font-name="Ubuntu1" fo:font-style="normal" officeooo:paragraph-rsid="008d5490" style:font-style-asian="normal" style:font-style-complex="normal"/>
    </style:style>
    <style:style style:name="P149" style:family="paragraph" style:parent-style-name="normal">
      <style:paragraph-properties fo:text-align="start" style:justify-single-word="false"/>
      <style:text-properties style:font-name="Ubuntu1" fo:font-style="normal" officeooo:paragraph-rsid="0087b088" style:font-style-asian="normal" style:font-style-complex="normal"/>
    </style:style>
    <style:style style:name="P150" style:family="paragraph" style:parent-style-name="normal">
      <style:paragraph-properties fo:text-align="start" style:justify-single-word="false"/>
      <style:text-properties style:font-name="Ubuntu1" fo:font-style="normal" officeooo:paragraph-rsid="008a53ab" style:font-style-asian="normal" style:font-style-complex="normal"/>
    </style:style>
    <style:style style:name="P151" style:family="paragraph" style:parent-style-name="normal">
      <style:paragraph-properties fo:text-align="start" style:justify-single-word="false"/>
      <style:text-properties style:font-name="Ubuntu1" fo:font-style="normal" officeooo:paragraph-rsid="008c7789" style:font-style-asian="normal" style:font-style-complex="normal"/>
    </style:style>
    <style:style style:name="P152" style:family="paragraph" style:parent-style-name="normal">
      <style:paragraph-properties fo:text-align="start" style:justify-single-word="false"/>
      <style:text-properties style:font-name="Ubuntu1" fo:font-style="normal" fo:font-weight="bold" officeooo:paragraph-rsid="00797051" style:font-style-asian="normal" style:font-weight-asian="bold" style:font-style-complex="normal" style:font-weight-complex="bold"/>
    </style:style>
    <style:style style:name="P153" style:family="paragraph" style:parent-style-name="normal">
      <style:paragraph-properties fo:text-align="start" style:justify-single-word="false"/>
      <style:text-properties style:font-name="Ubuntu1" fo:font-weight="normal" style:font-weight-asian="normal" style:font-weight-complex="normal"/>
    </style:style>
    <style:style style:name="P154" style:family="paragraph" style:parent-style-name="normal">
      <style:paragraph-properties fo:text-align="start" style:justify-single-word="false"/>
      <style:text-properties style:font-name="Ubuntu1" fo:font-weight="normal" officeooo:paragraph-rsid="00262688" style:font-weight-asian="normal" style:font-weight-complex="normal"/>
    </style:style>
    <style:style style:name="P155" style:family="paragraph" style:parent-style-name="normal">
      <style:paragraph-properties fo:text-align="start" style:justify-single-word="false"/>
      <style:text-properties style:font-name="Ubuntu1" fo:font-weight="normal" officeooo:paragraph-rsid="004bee8b" style:font-weight-asian="normal" style:font-weight-complex="normal"/>
    </style:style>
    <style:style style:name="P156" style:family="paragraph" style:parent-style-name="normal">
      <style:text-properties style:font-name="Ubuntu1"/>
    </style:style>
    <style:style style:name="P157" style:family="paragraph" style:parent-style-name="normal">
      <style:paragraph-properties fo:text-align="start" style:justify-single-word="false"/>
      <style:text-properties style:font-name="Ubuntu1" fo:font-size="12pt" fo:font-style="normal" style:text-underline-style="solid" style:text-underline-width="auto" style:text-underline-color="font-color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158" style:family="paragraph" style:parent-style-name="normal">
      <style:paragraph-properties fo:text-align="start" style:justify-single-word="false"/>
      <style:text-properties style:font-name="Ubuntu1" fo:font-size="12pt" fo:font-style="normal" style:text-underline-style="none" fo:font-weight="bold" style:font-name-asian="Liberation Serif1" style:font-size-asian="12pt" style:font-style-asian="normal" style:font-weight-asian="bold" style:font-name-complex="Liberation Serif1" style:font-size-complex="12pt"/>
    </style:style>
    <style:style style:name="P159" style:family="paragraph" style:parent-style-name="normal">
      <style:paragraph-properties fo:text-align="start" style:justify-single-word="false"/>
      <style:text-properties style:font-name="Ubuntu1" fo:font-size="12pt" fo:font-style="normal" style:text-underline-style="none" fo:font-weight="bold" style:font-name-asian="Liberation Serif1" style:font-size-asian="12pt" style:font-style-asian="normal" style:font-weight-asian="bold" style:font-name-complex="Liberation Serif1" style:font-size-complex="12pt" style:font-weight-complex="bold"/>
    </style:style>
    <style:style style:name="P160" style:family="paragraph" style:parent-style-name="normal">
      <style:paragraph-properties fo:text-align="start" style:justify-single-word="false"/>
      <style:text-properties style:font-name="Ubuntu1" fo:font-size="12pt" fo:font-style="normal" style:text-underline-style="none" fo:font-weight="bold" officeooo:rsid="003b2978" officeooo:paragraph-rsid="003b2978" style:font-size-asian="12pt" style:font-style-asian="normal" style:font-weight-asian="bold" style:font-size-complex="12pt" style:font-weight-complex="bold"/>
    </style:style>
    <style:style style:name="P161" style:family="paragraph" style:parent-style-name="normal">
      <style:paragraph-properties fo:text-align="start" style:justify-single-word="false"/>
      <style:text-properties style:font-name="Ubuntu1" fo:font-size="12pt" fo:font-style="italic" style:text-underline-style="none" fo:font-weight="bold" style:font-size-asian="12pt" style:font-style-asian="italic" style:font-weight-asian="bold" style:font-size-complex="12pt"/>
    </style:style>
    <style:style style:name="P162" style:family="paragraph" style:parent-style-name="normal">
      <style:paragraph-properties fo:text-align="start" style:justify-single-word="false"/>
      <style:text-properties style:font-name="Ubuntu1" officeooo:rsid="0034b01d" officeooo:paragraph-rsid="0034b01d"/>
    </style:style>
    <style:style style:name="P163" style:family="paragraph" style:parent-style-name="normal">
      <style:paragraph-properties fo:text-align="start" style:justify-single-word="false"/>
      <style:text-properties style:font-name="Ubuntu1" officeooo:rsid="003b2978" officeooo:paragraph-rsid="003b2978"/>
    </style:style>
    <style:style style:name="P164" style:family="paragraph" style:parent-style-name="normal">
      <style:paragraph-properties fo:text-align="start" style:justify-single-word="false"/>
      <style:text-properties style:font-name="Ubuntu1" officeooo:rsid="003c802a" officeooo:paragraph-rsid="003c802a"/>
    </style:style>
    <style:style style:name="P165" style:family="paragraph" style:parent-style-name="normal">
      <style:paragraph-properties fo:text-align="start" style:justify-single-word="false"/>
      <style:text-properties style:font-name="Ubuntu1" fo:font-style="italic" fo:font-weight="bold" style:font-style-asian="italic" style:font-weight-asian="bold" style:font-style-complex="italic" style:font-weight-complex="bold"/>
    </style:style>
    <style:style style:name="P166" style:family="paragraph" style:parent-style-name="normal">
      <style:paragraph-properties fo:text-align="start" style:justify-single-word="false"/>
      <style:text-properties style:font-name="Ubuntu1" fo:font-style="italic" fo:font-weight="bold" officeooo:paragraph-rsid="00793856" style:font-style-asian="italic" style:font-weight-asian="bold" style:font-style-complex="italic" style:font-weight-complex="bold"/>
    </style:style>
    <style:style style:name="P167" style:family="paragraph" style:parent-style-name="normal">
      <style:paragraph-properties fo:text-align="start" style:justify-single-word="false"/>
      <style:text-properties style:font-name="Ubuntu1" fo:font-style="italic" fo:font-weight="bold" officeooo:paragraph-rsid="007e1bd7" style:font-style-asian="italic" style:font-weight-asian="bold" style:font-style-complex="italic" style:font-weight-complex="bold"/>
    </style:style>
    <style:style style:name="P168" style:family="paragraph" style:parent-style-name="normal">
      <style:paragraph-properties fo:text-align="start" style:justify-single-word="false"/>
      <style:text-properties fo:font-variant="small-caps" style:font-name="Ubuntu1" fo:font-size="12pt" style:text-underline-style="none" fo:font-weight="bold" officeooo:rsid="0017d7df" officeooo:paragraph-rsid="0017d7df" style:font-size-asian="12pt" style:font-weight-asian="bold" style:font-size-complex="12pt"/>
    </style:style>
    <style:style style:name="P169" style:family="paragraph" style:parent-style-name="normal">
      <style:paragraph-properties fo:text-align="start" style:justify-single-word="false"/>
      <style:text-properties fo:font-variant="small-caps" style:font-name="Ubuntu1" fo:font-size="16pt" fo:font-style="normal" style:text-underline-style="none" fo:font-weight="normal" style:font-name-asian="Liberation Serif1" style:font-size-asian="16pt" style:font-style-asian="normal" style:font-weight-asian="normal" style:font-name-complex="Liberation Serif1" style:font-size-complex="16pt"/>
    </style:style>
    <style:style style:name="P170" style:family="paragraph" style:parent-style-name="normal">
      <style:paragraph-properties fo:text-align="start" style:justify-single-word="false">
        <style:tab-stops>
          <style:tab-stop style:position="5.902cm"/>
        </style:tab-stops>
      </style:paragraph-properties>
      <style:text-properties fo:font-variant="small-caps" style:font-name="Ubuntu1" fo:font-size="16pt" fo:font-style="normal" style:text-underline-style="none" fo:font-weight="normal" style:font-name-asian="Liberation Serif1" style:font-size-asian="16pt" style:font-style-asian="normal" style:font-weight-asian="normal" style:font-name-complex="Liberation Serif1" style:font-size-complex="16pt"/>
    </style:style>
    <style:style style:name="P171" style:family="paragraph" style:parent-style-name="normal">
      <style:text-properties fo:font-variant="small-caps" style:font-name="Ubuntu1" fo:font-size="16pt" fo:font-style="normal" style:text-underline-style="none" fo:font-weight="normal" style:font-name-asian="Liberation Serif1" style:font-size-asian="16pt" style:font-style-asian="normal" style:font-weight-asian="normal" style:font-name-complex="Liberation Serif1" style:font-size-complex="16pt" style:font-style-complex="normal"/>
    </style:style>
    <style:style style:name="P172" style:family="paragraph" style:parent-style-name="normal">
      <style:paragraph-properties fo:text-align="start" style:justify-single-word="false"/>
      <style:text-properties fo:font-variant="small-caps" style:font-name="Ubuntu1" fo:font-size="16pt" fo:font-style="normal" style:text-underline-style="none" fo:font-weight="normal" officeooo:rsid="006ccf50" officeooo:paragraph-rsid="006ccf50" style:font-name-asian="Liberation Serif1" style:font-size-asian="16pt" style:font-style-asian="normal" style:font-weight-asian="normal" style:font-name-complex="Liberation Serif1" style:font-size-complex="16pt"/>
    </style:style>
    <style:style style:name="P173" style:family="paragraph" style:parent-style-name="normal">
      <style:paragraph-properties fo:text-align="start" style:justify-single-word="false"/>
      <style:text-properties fo:font-variant="small-caps" style:font-name="Ubuntu1" fo:font-size="16pt" fo:font-style="normal" style:text-underline-style="none" fo:font-weight="normal" officeooo:rsid="002e5157" officeooo:paragraph-rsid="002e5157" style:font-name-asian="Liberation Serif1" style:font-size-asian="16pt" style:font-style-asian="normal" style:font-weight-asian="normal" style:font-name-complex="Liberation Serif1" style:font-size-complex="16pt"/>
    </style:style>
    <style:style style:name="P174" style:family="paragraph" style:parent-style-name="normal">
      <style:paragraph-properties fo:text-align="start" style:justify-single-word="false"/>
      <style:text-properties fo:font-variant="small-caps" style:font-name="Ubuntu1" fo:font-size="16pt" fo:font-style="normal" style:text-underline-style="none" fo:font-weight="normal" style:font-size-asian="16pt" style:font-style-asian="normal" style:font-weight-asian="normal" style:font-size-complex="16pt"/>
    </style:style>
    <style:style style:name="P175" style:family="paragraph" style:parent-style-name="normal">
      <style:paragraph-properties fo:text-align="start" style:justify-single-word="false"/>
      <style:text-properties fo:font-variant="small-caps" style:font-name="Ubuntu1" fo:font-size="16pt" fo:font-style="normal" style:text-underline-style="none" fo:font-weight="normal" officeooo:rsid="0034b01d" officeooo:paragraph-rsid="0034b01d" style:font-size-asian="16pt" style:font-style-asian="normal" style:font-weight-asian="normal" style:font-size-complex="16pt" style:font-weight-complex="normal"/>
    </style:style>
    <style:style style:name="P176" style:family="paragraph" style:parent-style-name="normal">
      <style:paragraph-properties fo:text-align="start" style:justify-single-word="false"/>
      <style:text-properties fo:font-variant="small-caps" style:font-name="Ubuntu1" fo:font-size="16pt" fo:font-style="normal" style:text-underline-style="none" fo:font-weight="normal" officeooo:rsid="0034b01d" officeooo:paragraph-rsid="0034b01d" style:font-size-asian="16pt" style:font-style-asian="normal" style:font-weight-asian="normal" style:font-size-complex="16pt" style:font-style-complex="normal" style:font-weight-complex="normal"/>
    </style:style>
    <style:style style:name="P177" style:family="paragraph" style:parent-style-name="normal">
      <style:paragraph-properties fo:text-align="start" style:justify-single-word="false"/>
      <style:text-properties fo:color="#729fcf" loext:opacity="100%" style:font-name="Ubuntu1" fo:font-size="10pt" fo:font-style="normal" style:text-underline-style="none" fo:font-weight="normal" officeooo:paragraph-rsid="006054f4" style:font-name-asian="Liberation Serif1" style:font-size-asian="10pt" style:font-style-asian="normal" style:font-weight-asian="normal" style:font-name-complex="Liberation Serif1" style:font-size-complex="10pt" style:font-weight-complex="normal"/>
    </style:style>
    <style:style style:name="P178" style:family="paragraph" style:parent-style-name="normal">
      <style:paragraph-properties fo:text-align="start" style:justify-single-word="false"/>
      <style:text-properties fo:color="#c70702" loext:opacity="100%" style:font-name="Ubuntu1" fo:font-size="10pt" fo:font-style="normal" style:text-underline-style="none" fo:font-weight="normal" officeooo:rsid="00935646" officeooo:paragraph-rsid="00935646" style:font-size-asian="10pt" style:font-style-asian="normal" style:font-weight-asian="normal" style:font-size-complex="10pt"/>
    </style:style>
    <style:style style:name="P179" style:family="paragraph" style:parent-style-name="normal">
      <style:paragraph-properties fo:text-align="start" style:justify-single-word="false"/>
      <style:text-properties fo:color="#c70702" loext:opacity="100%" style:font-name="Ubuntu1" fo:font-size="10pt" fo:font-style="normal" style:text-underline-style="none" fo:font-weight="normal" officeooo:rsid="00954ae1" officeooo:paragraph-rsid="00954ae1" style:font-size-asian="10pt" style:font-style-asian="normal" style:font-weight-asian="normal" style:font-size-complex="10pt"/>
    </style:style>
    <style:style style:name="P180" style:family="paragraph" style:parent-style-name="normal">
      <style:paragraph-properties fo:text-align="start" style:justify-single-word="false"/>
      <style:text-properties fo:color="#c70702" loext:opacity="100%" style:font-name="Ubuntu1" fo:font-size="10pt" fo:font-style="normal" style:text-underline-style="none" fo:font-weight="normal" officeooo:rsid="00958a5b" officeooo:paragraph-rsid="00958a5b" style:font-size-asian="10pt" style:font-style-asian="normal" style:font-weight-asian="normal" style:font-size-complex="10pt"/>
    </style:style>
    <style:style style:name="P181" style:family="paragraph" style:parent-style-name="normal" style:master-page-name="Standard">
      <style:paragraph-properties fo:text-align="center" style:justify-single-word="false" style:page-number="1"/>
      <style:text-properties fo:font-variant="normal" fo:text-transform="none" style:font-name="Ubuntu1" fo:font-size="18pt" style:text-underline-style="solid" style:text-underline-width="auto" style:text-underline-color="font-color" officeooo:paragraph-rsid="0034b01d" style:font-size-asian="18pt" style:font-size-complex="18pt"/>
    </style:style>
    <style:style style:name="P182" style:family="paragraph" style:parent-style-name="normal">
      <style:paragraph-properties fo:text-align="start" style:justify-single-word="false"/>
      <style:text-properties fo:color="#000000" loext:opacity="100%" style:font-name="Ubuntu1" fo:font-size="10pt" fo:font-style="normal" style:text-underline-style="none" fo:font-weight="normal" style:font-size-asian="10pt" style:font-style-asian="normal" style:font-weight-asian="normal" style:font-size-complex="10pt"/>
    </style:style>
    <style:style style:name="P183" style:family="paragraph" style:parent-style-name="normal">
      <style:paragraph-properties fo:text-align="start" style:justify-single-word="false"/>
      <style:text-properties fo:color="#000000" loext:opacity="100%" style:font-name="Ubuntu1" fo:font-size="10pt" fo:font-style="normal" style:text-underline-style="none" fo:font-weight="normal" officeooo:rsid="00935646" officeooo:paragraph-rsid="00935646" style:font-size-asian="10pt" style:font-style-asian="normal" style:font-weight-asian="normal" style:font-size-complex="10pt"/>
    </style:style>
    <style:style style:name="P184" style:family="paragraph" style:parent-style-name="normal">
      <style:paragraph-properties fo:text-align="start" style:justify-single-word="false"/>
      <style:text-properties fo:color="#000000" loext:opacity="100%" style:font-name="Ubuntu1" fo:font-size="10pt" fo:font-style="normal" style:text-underline-style="none" fo:font-weight="normal" officeooo:rsid="00a38716" officeooo:paragraph-rsid="00a38716" style:font-size-asian="10pt" style:font-style-asian="normal" style:font-weight-asian="normal" style:font-size-complex="10pt"/>
    </style:style>
    <style:style style:name="P185" style:family="paragraph" style:parent-style-name="normal">
      <style:paragraph-properties fo:text-align="start" style:justify-single-word="false"/>
      <style:text-properties fo:color="#3333ff" loext:opacity="100%" style:font-name="Ubuntu1" fo:font-size="10pt" fo:font-style="normal" style:text-underline-style="none" fo:font-weight="normal" officeooo:rsid="00935646" officeooo:paragraph-rsid="00935646" style:font-size-asian="10pt" style:font-style-asian="normal" style:font-weight-asian="normal" style:font-size-complex="10pt"/>
    </style:style>
    <style:style style:name="T1" style:family="text">
      <style:text-properties fo:font-size="16pt" fo:font-style="italic" style:text-underline-style="none" fo:font-weight="normal" style:font-name-asian="Liberation Serif1" style:font-size-asian="16pt" style:font-style-asian="italic" style:font-weight-asian="normal" style:font-name-complex="Liberation Serif1" style:font-size-complex="16pt"/>
    </style:style>
    <style:style style:name="T2" style:family="text">
      <style:text-properties fo:font-size="12pt" fo:font-style="italic" style:text-underline-style="none" fo:font-weight="bold" style:font-size-asian="12pt" style:font-style-asian="italic" style:font-weight-asian="bold" style:font-size-complex="12pt"/>
    </style:style>
    <style:style style:name="T3" style:family="text">
      <style:text-properties fo:font-size="12pt" fo:font-style="italic" style:text-underline-style="none" fo:font-weight="bold" style:font-name-asian="Liberation Serif1" style:font-size-asian="12pt" style:font-style-asian="italic" style:font-weight-asian="bold" style:font-name-complex="Liberation Serif1" style:font-size-complex="12pt"/>
    </style:style>
    <style:style style:name="T4" style:family="text">
      <style:text-properties fo:font-size="12pt" fo:font-style="italic" style:text-underline-style="none" style:font-size-asian="12pt" style:font-style-asian="italic" style:font-size-complex="12pt"/>
    </style:style>
    <style:style style:name="T5" style:family="text">
      <style:text-properties fo:font-size="12pt" fo:font-style="italic" style:text-underline-style="none" fo:font-weight="normal" style:font-name-asian="Liberation Serif1" style:font-size-asian="12pt" style:font-style-asian="italic" style:font-weight-asian="normal" style:font-name-complex="Liberation Serif1" style:font-size-complex="12pt"/>
    </style:style>
    <style:style style:name="T6" style:family="text">
      <style:text-properties fo:font-size="12pt" fo:font-style="italic" style:text-underline-style="solid" style:text-underline-width="auto" style:text-underline-color="font-color" style:font-size-asian="12pt" style:font-style-asian="italic" style:font-size-complex="12pt"/>
    </style:style>
    <style:style style:name="T7" style:family="text">
      <style:text-properties fo:font-size="12pt" style:text-underline-style="none" fo:font-weight="normal" style:font-size-asian="12pt" style:font-weight-asian="normal" style:font-size-complex="12pt"/>
    </style:style>
    <style:style style:name="T8" style:family="text">
      <style:text-properties fo:font-size="12pt" style:text-underline-style="none" fo:font-weight="normal" style:font-name-asian="Liberation Serif1" style:font-size-asian="12pt" style:font-weight-asian="normal" style:font-name-complex="Liberation Serif1" style:font-size-complex="12pt"/>
    </style:style>
    <style:style style:name="T9" style:family="text">
      <style:text-properties fo:font-size="12pt" fo:font-style="normal" style:text-underline-style="none" fo:font-weight="normal" style:font-size-asian="12pt" style:font-style-asian="normal" style:font-weight-asian="normal" style:font-size-complex="12pt"/>
    </style:style>
    <style:style style:name="T10" style:family="text">
      <style:text-properties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T11" style:family="text">
      <style:text-properties fo:font-size="12pt" fo:font-style="normal" style:text-underline-style="none" fo:font-weight="bold" style:font-name-asian="Liberation Serif1" style:font-size-asian="12pt" style:font-style-asian="normal" style:font-weight-asian="bold" style:font-name-complex="Liberation Serif1" style:font-size-complex="12pt"/>
    </style:style>
    <style:style style:name="T12" style:family="text">
      <style:text-properties fo:font-size="12pt" fo:font-style="normal" style:text-underline-style="none" fo:font-weight="bold" style:font-name-asian="Liberation Serif1" style:font-size-asian="12pt" style:font-style-asian="normal" style:font-weight-asian="bold" style:font-name-complex="Liberation Serif1" style:font-size-complex="12pt" style:font-weight-complex="bold"/>
    </style:style>
    <style:style style:name="T13" style:family="text">
      <style:text-properties fo:font-size="12pt" fo:font-style="normal" style:text-underline-style="none" fo:font-weight="bold" officeooo:rsid="007428c1" style:font-name-asian="Liberation Serif1" style:font-size-asian="12pt" style:font-style-asian="normal" style:font-weight-asian="bold" style:font-name-complex="Liberation Serif1" style:font-size-complex="12pt" style:font-weight-complex="bold"/>
    </style:style>
    <style:style style:name="T14" style:family="text">
      <style:text-properties fo:font-size="12pt" fo:font-style="normal" style:text-underline-style="none" fo:font-weight="bold" officeooo:rsid="00751af1" style:font-name-asian="Liberation Serif1" style:font-size-asian="12pt" style:font-style-asian="normal" style:font-weight-asian="bold" style:font-name-complex="Liberation Serif1" style:font-size-complex="12pt" style:font-weight-complex="bold"/>
    </style:style>
    <style:style style:name="T15" style:family="text">
      <style:text-properties fo:font-size="12pt" fo:font-style="normal" style:text-underline-style="none" fo:font-weight="bold" officeooo:rsid="00723a7a" style:font-name-asian="Liberation Serif1" style:font-size-asian="12pt" style:font-style-asian="normal" style:font-weight-asian="bold" style:font-name-complex="Liberation Serif1" style:font-size-complex="12pt"/>
    </style:style>
    <style:style style:name="T16" style:family="text">
      <style:text-properties fo:font-size="12pt" fo:font-style="normal" style:text-underline-style="none" fo:font-weight="bold" officeooo:rsid="007428c1" style:font-name-asian="Liberation Serif1" style:font-size-asian="12pt" style:font-style-asian="normal" style:font-weight-asian="bold" style:font-name-complex="Liberation Serif1" style:font-size-complex="12pt"/>
    </style:style>
    <style:style style:name="T17" style:family="text">
      <style:text-properties fo:font-size="12pt" fo:font-style="normal" style:text-underline-style="none" style:font-name-asian="Liberation Serif1" style:font-size-asian="12pt" style:font-style-asian="normal" style:font-name-complex="Liberation Serif1" style:font-size-complex="12pt"/>
    </style:style>
    <style:style style:name="T18" style:family="text">
      <style:text-properties fo:font-size="12pt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/>
    </style:style>
    <style:style style:name="T19" style:family="text">
      <style:text-properties fo:font-size="12pt" fo:font-style="normal" style:text-underline-style="solid" style:text-underline-width="auto" style:text-underline-color="font-color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T20" style:family="text">
      <style:text-properties fo:font-size="12pt" style:text-underline-style="solid" style:text-underline-width="auto" style:text-underline-color="font-color" fo:font-weight="normal" style:font-name-asian="Liberation Serif1" style:font-size-asian="12pt" style:font-weight-asian="normal" style:font-name-complex="Liberation Serif1" style:font-size-complex="12pt"/>
    </style:style>
    <style:style style:name="T21" style:family="text">
      <style:text-properties fo:font-size="14pt" style:text-underline-style="none" style:font-size-asian="14pt" style:font-size-complex="14pt"/>
    </style:style>
    <style:style style:name="T22" style:family="text">
      <style:text-properties fo:font-size="14pt" style:text-underline-style="none" fo:font-weight="normal" style:font-size-asian="14pt" style:font-weight-asian="normal" style:font-size-complex="14pt"/>
    </style:style>
    <style:style style:name="T23" style:family="text">
      <style:text-properties fo:font-size="10pt" fo:font-style="italic" style:text-underline-style="none" style:font-size-asian="10pt" style:font-style-asian="italic" style:font-size-complex="10pt"/>
    </style:style>
    <style:style style:name="T24" style:family="text">
      <style:text-properties fo:font-size="10pt" fo:font-style="italic" style:text-underline-style="none" fo:font-weight="normal" style:font-size-asian="10pt" style:font-style-asian="italic" style:font-weight-asian="normal" style:font-size-complex="10pt"/>
    </style:style>
    <style:style style:name="T25" style:family="text">
      <style:text-properties fo:font-size="10pt" fo:font-style="italic" style:text-underline-style="none" fo:font-weight="normal" style:font-size-asian="10pt" style:font-style-asian="italic" style:font-weight-asian="normal" style:font-size-complex="10pt" style:font-weight-complex="normal"/>
    </style:style>
    <style:style style:name="T26" style:family="text">
      <style:text-properties fo:font-size="10pt" fo:font-style="italic" style:text-underline-style="none" fo:font-weight="normal" officeooo:rsid="00353834" style:font-size-asian="10pt" style:font-style-asian="italic" style:font-weight-asian="normal" style:font-size-complex="10pt" style:font-weight-complex="normal"/>
    </style:style>
    <style:style style:name="T27" style:family="text">
      <style:text-properties fo:font-size="10pt" fo:font-style="italic" style:text-underline-style="none" fo:font-weight="normal" officeooo:rsid="003606dc" style:font-size-asian="10pt" style:font-style-asian="italic" style:font-weight-asian="normal" style:font-size-complex="10pt"/>
    </style:style>
    <style:style style:name="T28" style:family="text">
      <style:text-properties fo:font-size="10pt" fo:font-style="italic" style:text-underline-style="none" fo:font-weight="normal" officeooo:rsid="00376396" style:font-size-asian="10pt" style:font-style-asian="italic" style:font-weight-asian="normal" style:font-size-complex="10pt"/>
    </style:style>
    <style:style style:name="T29" style:family="text">
      <style:text-properties fo:font-size="10pt" fo:font-style="italic" style:text-underline-style="none" fo:font-weight="normal" officeooo:rsid="0038cf97" style:font-size-asian="10pt" style:font-style-asian="italic" style:font-weight-asian="normal" style:font-size-complex="10pt"/>
    </style:style>
    <style:style style:name="T30" style:family="text">
      <style:text-properties fo:font-size="10pt" fo:font-style="italic" style:text-underline-style="none" fo:font-weight="normal" style:font-size-asian="10pt" style:font-style-asian="italic" style:font-weight-asian="normal" style:font-size-complex="10pt" style:font-style-complex="italic"/>
    </style:style>
    <style:style style:name="T31" style:family="text">
      <style:text-properties fo:font-size="10pt" fo:font-style="italic" style:text-underline-style="none" fo:font-weight="normal" officeooo:rsid="003e5397" style:font-size-asian="10pt" style:font-style-asian="italic" style:font-weight-asian="normal" style:font-size-complex="10pt" style:font-style-complex="italic" style:font-weight-complex="normal"/>
    </style:style>
    <style:style style:name="T32" style:family="text">
      <style:text-properties fo:font-size="10pt" fo:font-style="italic" style:text-underline-style="none" fo:font-weight="normal" officeooo:rsid="001ead56" style:font-size-asian="10pt" style:font-style-asian="italic" style:font-weight-asian="normal" style:font-size-complex="10pt" style:font-style-complex="italic"/>
    </style:style>
    <style:style style:name="T33" style:family="text">
      <style:text-properties fo:font-size="10pt" fo:font-style="italic" style:text-underline-style="none" fo:font-weight="normal" style:font-name-asian="Liberation Serif1" style:font-size-asian="10pt" style:font-style-asian="italic" style:font-weight-asian="normal" style:font-name-complex="Liberation Serif1" style:font-size-complex="10pt"/>
    </style:style>
    <style:style style:name="T34" style:family="text">
      <style:text-properties fo:font-size="10pt" fo:font-style="italic" style:text-underline-style="none" fo:font-weight="normal" officeooo:rsid="0021a03f" style:font-name-asian="Liberation Serif1" style:font-size-asian="10pt" style:font-style-asian="italic" style:font-weight-asian="normal" style:font-name-complex="Liberation Serif1" style:font-size-complex="10pt"/>
    </style:style>
    <style:style style:name="T35" style:family="text">
      <style:text-properties fo:font-size="10pt" fo:font-style="italic" style:text-underline-style="none" fo:font-weight="bold" style:font-size-asian="10pt" style:font-style-asian="italic" style:font-weight-asian="bold" style:font-size-complex="10pt"/>
    </style:style>
    <style:style style:name="T36" style:family="text">
      <style:text-properties fo:font-size="10pt" fo:font-style="italic" style:text-underline-style="none" fo:font-weight="bold" style:font-size-asian="10pt" style:font-style-asian="italic" style:font-weight-asian="bold" style:font-size-complex="10pt" style:font-weight-complex="bold"/>
    </style:style>
    <style:style style:name="T37" style:family="text">
      <style:text-properties fo:font-size="10pt" fo:font-style="italic" style:text-underline-style="none" fo:font-weight="bold" style:font-name-asian="Liberation Serif1" style:font-size-asian="10pt" style:font-style-asian="italic" style:font-weight-asian="bold" style:font-name-complex="Liberation Serif1" style:font-size-complex="10pt"/>
    </style:style>
    <style:style style:name="T38" style:family="text">
      <style:text-properties fo:font-size="10pt" fo:font-style="italic" style:text-underline-style="none" fo:font-weight="bold" officeooo:rsid="0077be96" style:font-name-asian="Liberation Serif1" style:font-size-asian="10pt" style:font-style-asian="italic" style:font-weight-asian="bold" style:font-name-complex="Liberation Serif1" style:font-size-complex="10pt" style:font-style-complex="italic" style:font-weight-complex="bold"/>
    </style:style>
    <style:style style:name="T39" style:family="text">
      <style:text-properties fo:font-size="10pt" fo:font-style="italic" style:text-underline-style="solid" style:text-underline-width="auto" style:text-underline-color="font-color" fo:font-weight="normal" style:font-size-asian="10pt" style:font-style-asian="italic" style:font-weight-asian="normal" style:font-size-complex="10pt"/>
    </style:style>
    <style:style style:name="T40" style:family="text">
      <style:text-properties fo:font-size="10pt" fo:font-style="italic" style:text-underline-style="solid" style:text-underline-width="auto" style:text-underline-color="font-color" fo:font-weight="normal" style:font-size-asian="10pt" style:font-style-asian="italic" style:font-weight-asian="normal" style:font-size-complex="10pt" style:font-weight-complex="normal"/>
    </style:style>
    <style:style style:name="T41" style:family="text">
      <style:text-properties fo:font-size="10pt" fo:font-style="italic" style:text-underline-style="solid" style:text-underline-width="auto" style:text-underline-color="font-color" fo:font-weight="normal" officeooo:rsid="00353834" style:font-size-asian="10pt" style:font-style-asian="italic" style:font-weight-asian="normal" style:font-size-complex="10pt" style:font-weight-complex="normal"/>
    </style:style>
    <style:style style:name="T42" style:family="text">
      <style:text-properties fo:font-size="10pt" fo:font-style="italic" style:text-underline-style="solid" style:text-underline-width="auto" style:text-underline-color="font-color" fo:font-weight="normal" officeooo:rsid="003606dc" style:font-size-asian="10pt" style:font-style-asian="italic" style:font-weight-asian="normal" style:font-size-complex="10pt"/>
    </style:style>
    <style:style style:name="T43" style:family="text">
      <style:text-properties fo:font-size="10pt" fo:font-style="italic" style:text-underline-style="solid" style:text-underline-width="auto" style:text-underline-color="font-color" fo:font-weight="normal" officeooo:rsid="00376396" style:font-size-asian="10pt" style:font-style-asian="italic" style:font-weight-asian="normal" style:font-size-complex="10pt"/>
    </style:style>
    <style:style style:name="T44" style:family="text">
      <style:text-properties fo:font-size="10pt" fo:font-style="italic" style:text-underline-style="solid" style:text-underline-width="auto" style:text-underline-color="font-color" fo:font-weight="normal" officeooo:rsid="0038cf97" style:font-size-asian="10pt" style:font-style-asian="italic" style:font-weight-asian="normal" style:font-size-complex="10pt"/>
    </style:style>
    <style:style style:name="T45" style:family="text">
      <style:text-properties fo:font-size="10pt" fo:font-style="italic" style:text-underline-style="solid" style:text-underline-width="auto" style:text-underline-color="font-color" fo:font-weight="normal" style:font-name-asian="Liberation Serif1" style:font-size-asian="10pt" style:font-style-asian="italic" style:font-weight-asian="normal" style:font-name-complex="Liberation Serif1" style:font-size-complex="10pt"/>
    </style:style>
    <style:style style:name="T46" style:family="text">
      <style:text-properties fo:font-size="10pt" fo:font-style="italic" style:text-underline-style="solid" style:text-underline-width="auto" style:text-underline-color="font-color" fo:font-weight="bold" style:font-name-asian="Liberation Serif1" style:font-size-asian="10pt" style:font-style-asian="italic" style:font-weight-asian="bold" style:font-name-complex="Liberation Serif1" style:font-size-complex="10pt"/>
    </style:style>
    <style:style style:name="T47" style:family="text">
      <style:text-properties fo:font-size="10pt" style:text-underline-style="none" fo:font-weight="normal" style:font-size-asian="10pt" style:font-weight-asian="normal" style:font-size-complex="10pt"/>
    </style:style>
    <style:style style:name="T48" style:family="text">
      <style:text-properties fo:font-size="10pt" style:text-underline-style="none" fo:font-weight="normal" officeooo:rsid="001ead56" style:font-size-asian="10pt" style:font-weight-asian="normal" style:font-size-complex="10pt"/>
    </style:style>
    <style:style style:name="T49" style:family="text">
      <style:text-properties fo:font-size="10pt" style:text-underline-style="none" fo:font-weight="normal" officeooo:rsid="003e5397" style:font-size-asian="10pt" style:font-weight-asian="normal" style:font-size-complex="10pt"/>
    </style:style>
    <style:style style:name="T50" style:family="text">
      <style:text-properties fo:font-size="10pt" style:text-underline-style="none" fo:font-weight="normal" officeooo:rsid="004635ed" style:font-size-asian="10pt" style:font-weight-asian="normal" style:font-size-complex="10pt"/>
    </style:style>
    <style:style style:name="T51" style:family="text">
      <style:text-properties fo:font-size="10pt" style:text-underline-style="none" fo:font-weight="normal" officeooo:rsid="0080a5b9" style:font-size-asian="10pt" style:font-weight-asian="normal" style:font-size-complex="10pt"/>
    </style:style>
    <style:style style:name="T52" style:family="text">
      <style:text-properties fo:font-size="10pt" style:text-underline-style="none" fo:font-weight="normal" style:font-name-asian="Liberation Serif1" style:font-size-asian="10pt" style:font-weight-asian="normal" style:font-name-complex="Liberation Serif1" style:font-size-complex="10pt"/>
    </style:style>
    <style:style style:name="T53" style:family="text">
      <style:text-properties fo:font-size="10pt" style:text-underline-style="none" fo:font-weight="normal" officeooo:rsid="007650d7" style:font-name-asian="Liberation Serif1" style:font-size-asian="10pt" style:font-weight-asian="normal" style:font-name-complex="Liberation Serif1" style:font-size-complex="10pt"/>
    </style:style>
    <style:style style:name="T54" style:family="text">
      <style:text-properties fo:font-size="10pt" style:text-underline-style="none" fo:font-weight="normal" officeooo:rsid="00797051" style:font-name-asian="Liberation Serif1" style:font-size-asian="10pt" style:font-weight-asian="normal" style:font-name-complex="Liberation Serif1" style:font-size-complex="10pt" style:font-weight-complex="normal"/>
    </style:style>
    <style:style style:name="T55" style:family="text">
      <style:text-properties fo:font-size="10pt" style:text-underline-style="none" fo:font-weight="normal" officeooo:rsid="0079b1b4" style:font-name-asian="Liberation Serif1" style:font-size-asian="10pt" style:font-weight-asian="normal" style:font-name-complex="Liberation Serif1" style:font-size-complex="10pt" style:font-weight-complex="normal"/>
    </style:style>
    <style:style style:name="T56" style:family="text">
      <style:text-properties fo:font-size="10pt" style:text-underline-style="none" fo:font-weight="normal" officeooo:rsid="007c7708" style:font-name-asian="Liberation Serif1" style:font-size-asian="10pt" style:font-weight-asian="normal" style:font-name-complex="Liberation Serif1" style:font-size-complex="10pt" style:font-weight-complex="normal"/>
    </style:style>
    <style:style style:name="T57" style:family="text">
      <style:text-properties fo:font-size="10pt" style:text-underline-style="none" fo:font-weight="normal" officeooo:rsid="00797051" style:font-name-asian="Liberation Serif1" style:font-size-asian="10pt" style:font-weight-asian="normal" style:font-name-complex="Liberation Serif1" style:font-size-complex="10pt"/>
    </style:style>
    <style:style style:name="T58" style:family="text">
      <style:text-properties fo:font-size="10pt" style:text-underline-style="none" fo:font-weight="normal" officeooo:rsid="0084ccdd" style:font-name-asian="Liberation Serif1" style:font-size-asian="10pt" style:font-weight-asian="normal" style:font-name-complex="Liberation Serif1" style:font-size-complex="10pt"/>
    </style:style>
    <style:style style:name="T59" style:family="text">
      <style:text-properties fo:font-size="10pt" style:text-underline-style="none" fo:font-weight="normal" officeooo:rsid="008aad18" style:font-name-asian="Liberation Serif1" style:font-size-asian="10pt" style:font-weight-asian="normal" style:font-name-complex="Liberation Serif1" style:font-size-complex="10pt"/>
    </style:style>
    <style:style style:name="T60" style:family="text">
      <style:text-properties fo:font-size="10pt" style:text-underline-style="none" fo:font-weight="normal" officeooo:rsid="008c7789" style:font-name-asian="Liberation Serif1" style:font-size-asian="10pt" style:font-weight-asian="normal" style:font-name-complex="Liberation Serif1" style:font-size-complex="10pt"/>
    </style:style>
    <style:style style:name="T61" style:family="text">
      <style:text-properties fo:font-size="10pt" style:text-underline-style="none" fo:font-weight="bold" style:font-size-asian="10pt" style:font-weight-asian="bold" style:font-size-complex="10pt"/>
    </style:style>
    <style:style style:name="T62" style:family="text">
      <style:text-properties fo:font-size="10pt" style:text-underline-style="none" fo:font-weight="bold" style:font-name-asian="Liberation Serif1" style:font-size-asian="10pt" style:font-weight-asian="bold" style:font-name-complex="Liberation Serif1" style:font-size-complex="10pt"/>
    </style:style>
    <style:style style:name="T63" style:family="text">
      <style:text-properties fo:font-size="10pt" style:text-underline-style="none" fo:font-weight="bold" officeooo:rsid="0022a3be" style:font-name-asian="Ubuntu" style:font-size-asian="10pt" style:font-weight-asian="bold" style:font-name-complex="Ubuntu" style:font-size-complex="10pt" style:font-weight-complex="bold"/>
    </style:style>
    <style:style style:name="T64" style:family="text">
      <style:text-properties fo:font-size="10pt" style:text-underline-style="none" officeooo:rsid="0077be96" style:font-name-asian="Liberation Serif1" style:font-size-asian="10pt" style:font-name-complex="Liberation Serif1" style:font-size-complex="10pt"/>
    </style:style>
    <style:style style:name="T65" style:family="text">
      <style:text-properties fo:font-size="10pt" style:text-underline-style="solid" style:text-underline-width="auto" style:text-underline-color="font-color" fo:font-weight="normal" style:font-size-asian="10pt" style:font-weight-asian="normal" style:font-size-complex="10pt"/>
    </style:style>
    <style:style style:name="T66" style:family="text">
      <style:text-properties fo:font-size="10pt" style:text-underline-style="solid" style:text-underline-width="auto" style:text-underline-color="font-color" fo:font-weight="normal" officeooo:rsid="003c802a" style:font-size-asian="10pt" style:font-weight-asian="normal" style:font-size-complex="10pt"/>
    </style:style>
    <style:style style:name="T67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68" style:family="text">
      <style:text-properties fo:font-size="10pt" fo:font-style="normal" style:text-underline-style="none" fo:font-weight="normal" style:font-size-asian="10pt" style:font-style-asian="normal" style:font-weight-asian="normal" style:font-size-complex="10pt"/>
    </style:style>
    <style:style style:name="T69" style:family="text">
      <style:text-properties fo:font-size="10pt" fo:font-style="normal" style:text-underline-style="none" fo:font-weight="normal" style:font-size-asian="10pt" style:font-style-asian="normal" style:font-weight-asian="normal" style:font-size-complex="10pt" style:font-weight-complex="normal"/>
    </style:style>
    <style:style style:name="T70" style:family="text">
      <style:text-properties fo:font-size="10pt" fo:font-style="normal" style:text-underline-style="none" fo:font-weight="normal" officeooo:rsid="001b68cf" style:font-size-asian="10pt" style:font-style-asian="normal" style:font-weight-asian="normal" style:font-size-complex="10pt" style:font-weight-complex="normal"/>
    </style:style>
    <style:style style:name="T71" style:family="text">
      <style:text-properties fo:font-size="10pt" fo:font-style="normal" style:text-underline-style="none" fo:font-weight="normal" officeooo:rsid="001b68cf" style:font-size-asian="10pt" style:font-style-asian="normal" style:font-weight-asian="normal" style:font-size-complex="10pt"/>
    </style:style>
    <style:style style:name="T72" style:family="text">
      <style:text-properties fo:font-size="10pt" fo:font-style="normal" style:text-underline-style="none" fo:font-weight="normal" officeooo:rsid="0038cf97" style:font-size-asian="10pt" style:font-style-asian="normal" style:font-weight-asian="normal" style:font-size-complex="10pt"/>
    </style:style>
    <style:style style:name="T73" style:family="text">
      <style:text-properties fo:font-size="10pt" fo:font-style="normal" style:text-underline-style="none" fo:font-weight="normal" officeooo:rsid="003b2978" style:font-size-asian="10pt" style:font-style-asian="normal" style:font-weight-asian="normal" style:font-size-complex="10pt"/>
    </style:style>
    <style:style style:name="T74" style:family="text">
      <style:text-properties fo:font-size="10pt" fo:font-style="normal" style:text-underline-style="none" fo:font-weight="normal" officeooo:rsid="003c0281" style:font-size-asian="10pt" style:font-style-asian="normal" style:font-weight-asian="normal" style:font-size-complex="10pt"/>
    </style:style>
    <style:style style:name="T75" style:family="text">
      <style:text-properties fo:font-size="10pt" fo:font-style="normal" style:text-underline-style="none" fo:font-weight="normal" style:font-size-asian="10pt" style:font-style-asian="normal" style:font-weight-asian="normal" style:font-size-complex="10pt" style:font-style-complex="normal"/>
    </style:style>
    <style:style style:name="T76" style:family="text">
      <style:text-properties fo:font-size="10pt" fo:font-style="normal" style:text-underline-style="none" fo:font-weight="normal" style:font-name-asian="Liberation Serif1" style:font-size-asian="10pt" style:font-style-asian="normal" style:font-weight-asian="normal" style:font-name-complex="Liberation Serif1" style:font-size-complex="10pt"/>
    </style:style>
    <style:style style:name="T77" style:family="text">
      <style:text-properties fo:font-size="10pt" fo:font-style="normal" style:text-underline-style="none" fo:font-weight="normal" officeooo:rsid="0022a3be" style:font-name-asian="Liberation Serif1" style:font-size-asian="10pt" style:font-style-asian="normal" style:font-weight-asian="normal" style:font-name-complex="Liberation Serif1" style:font-size-complex="10pt"/>
    </style:style>
    <style:style style:name="T78" style:family="text">
      <style:text-properties fo:font-size="10pt" fo:font-style="normal" style:text-underline-style="none" fo:font-weight="normal" officeooo:rsid="00245e71" style:font-name-asian="Liberation Serif1" style:font-size-asian="10pt" style:font-style-asian="normal" style:font-weight-asian="normal" style:font-name-complex="Liberation Serif1" style:font-size-complex="10pt"/>
    </style:style>
    <style:style style:name="T79" style:family="text">
      <style:text-properties fo:font-size="10pt" fo:font-style="normal" style:text-underline-style="none" fo:font-weight="normal" officeooo:rsid="00274f2c" style:font-name-asian="Liberation Serif1" style:font-size-asian="10pt" style:font-style-asian="normal" style:font-weight-asian="normal" style:font-name-complex="Liberation Serif1" style:font-size-complex="10pt"/>
    </style:style>
    <style:style style:name="T80" style:family="text">
      <style:text-properties fo:font-size="10pt" fo:font-style="normal" style:text-underline-style="none" fo:font-weight="normal" style:font-name-asian="Liberation Serif1" style:font-size-asian="10pt" style:font-style-asian="normal" style:font-weight-asian="normal" style:font-name-complex="Liberation Serif1" style:font-size-complex="10pt" style:font-weight-complex="normal"/>
    </style:style>
    <style:style style:name="T81" style:family="text">
      <style:text-properties fo:font-size="10pt" fo:font-style="normal" style:text-underline-style="none" fo:font-weight="normal" officeooo:rsid="006b1804" style:font-name-asian="Liberation Serif1" style:font-size-asian="10pt" style:font-style-asian="normal" style:font-weight-asian="normal" style:font-name-complex="Liberation Serif1" style:font-size-complex="10pt" style:font-weight-complex="normal"/>
    </style:style>
    <style:style style:name="T82" style:family="text">
      <style:text-properties fo:font-size="10pt" fo:font-style="normal" style:text-underline-style="none" fo:font-weight="normal" officeooo:rsid="002a2918" style:font-name-asian="Liberation Serif1" style:font-size-asian="10pt" style:font-style-asian="normal" style:font-weight-asian="normal" style:font-name-complex="Liberation Serif1" style:font-size-complex="10pt"/>
    </style:style>
    <style:style style:name="T83" style:family="text">
      <style:text-properties fo:font-size="10pt" fo:font-style="normal" style:text-underline-style="none" fo:font-weight="normal" officeooo:rsid="0047bb1d" style:font-name-asian="Liberation Serif1" style:font-size-asian="10pt" style:font-style-asian="normal" style:font-weight-asian="normal" style:font-name-complex="Liberation Serif1" style:font-size-complex="10pt"/>
    </style:style>
    <style:style style:name="T84" style:family="text">
      <style:text-properties fo:font-size="10pt" fo:font-style="normal" style:text-underline-style="none" fo:font-weight="normal" style:font-name-asian="Liberation Serif1" style:font-size-asian="10pt" style:font-style-asian="normal" style:font-weight-asian="normal" style:font-name-complex="Liberation Serif1" style:font-size-complex="10pt" style:font-style-complex="normal"/>
    </style:style>
    <style:style style:name="T85" style:family="text">
      <style:text-properties fo:font-size="10pt" fo:font-style="normal" style:text-underline-style="none" fo:font-weight="normal" officeooo:rsid="0076f1df" style:font-name-asian="Liberation Serif1" style:font-size-asian="10pt" style:font-style-asian="normal" style:font-weight-asian="normal" style:font-name-complex="Liberation Serif1" style:font-size-complex="10pt" style:font-style-complex="normal"/>
    </style:style>
    <style:style style:name="T86" style:family="text">
      <style:text-properties fo:font-size="10pt" fo:font-style="normal" style:text-underline-style="none" fo:font-weight="normal" officeooo:rsid="0077be96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87" style:family="text">
      <style:text-properties fo:font-size="10pt" fo:font-style="normal" style:text-underline-style="none" fo:font-weight="normal" officeooo:rsid="00785683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88" style:family="text">
      <style:text-properties fo:font-size="10pt" fo:font-style="normal" style:text-underline-style="none" fo:font-weight="normal" officeooo:rsid="00797051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89" style:family="text">
      <style:text-properties fo:font-size="10pt" fo:font-style="normal" style:text-underline-style="none" fo:font-weight="normal" officeooo:rsid="007c7708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90" style:family="text">
      <style:text-properties fo:font-size="10pt" fo:font-style="normal" style:text-underline-style="none" fo:font-weight="normal" officeooo:rsid="007e1bd7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91" style:family="text">
      <style:text-properties fo:font-size="10pt" fo:font-style="normal" style:text-underline-style="none" fo:font-weight="normal" officeooo:rsid="00813ba4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92" style:family="text">
      <style:text-properties fo:font-size="10pt" fo:font-style="normal" style:text-underline-style="none" fo:font-weight="normal" officeooo:rsid="0085a135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93" style:family="text">
      <style:text-properties fo:font-size="10pt" fo:font-style="normal" style:text-underline-style="none" fo:font-weight="normal" officeooo:rsid="00785683" style:font-name-asian="Liberation Serif1" style:font-size-asian="10pt" style:font-style-asian="normal" style:font-weight-asian="normal" style:font-name-complex="Liberation Serif1" style:font-size-complex="10pt"/>
    </style:style>
    <style:style style:name="T94" style:family="text">
      <style:text-properties fo:font-size="10pt" fo:font-style="normal" style:text-underline-style="none" fo:font-weight="normal" officeooo:rsid="0079b1b4" style:font-name-asian="Liberation Serif1" style:font-size-asian="10pt" style:font-style-asian="normal" style:font-weight-asian="normal" style:font-name-complex="Liberation Serif1" style:font-size-complex="10pt"/>
    </style:style>
    <style:style style:name="T95" style:family="text">
      <style:text-properties fo:font-size="10pt" fo:font-style="normal" style:text-underline-style="none" fo:font-weight="normal" officeooo:rsid="0022a3be" style:font-name-asian="Ubuntu" style:font-size-asian="10pt" style:font-style-asian="normal" style:font-weight-asian="normal" style:font-name-complex="Ubuntu" style:font-size-complex="10pt" style:font-weight-complex="normal"/>
    </style:style>
    <style:style style:name="T96" style:family="text">
      <style:text-properties fo:font-size="10pt" fo:font-style="normal" style:text-underline-style="none" fo:font-weight="bold" style:font-size-asian="10pt" style:font-style-asian="normal" style:font-weight-asian="bold" style:font-size-complex="10pt"/>
    </style:style>
    <style:style style:name="T97" style:family="text">
      <style:text-properties fo:font-size="10pt" fo:font-style="normal" style:text-underline-style="none" fo:font-weight="bold" officeooo:rsid="001b68cf" style:font-size-asian="10pt" style:font-style-asian="normal" style:font-weight-asian="bold" style:font-size-complex="10pt"/>
    </style:style>
    <style:style style:name="T98" style:family="text">
      <style:text-properties fo:font-size="10pt" fo:font-style="normal" style:text-underline-style="none" fo:font-weight="bold" officeooo:rsid="003c0281" style:font-size-asian="10pt" style:font-style-asian="normal" style:font-weight-asian="bold" style:font-size-complex="10pt" style:font-weight-complex="bold"/>
    </style:style>
    <style:style style:name="T99" style:family="text">
      <style:text-properties fo:font-size="10pt" fo:font-style="normal" style:text-underline-style="none" fo:font-weight="bold" style:font-name-asian="Liberation Serif1" style:font-size-asian="10pt" style:font-style-asian="normal" style:font-weight-asian="bold" style:font-name-complex="Liberation Serif1" style:font-size-complex="10pt"/>
    </style:style>
    <style:style style:name="T100" style:family="text">
      <style:text-properties fo:font-size="10pt" fo:font-style="normal" style:text-underline-style="none" fo:font-weight="bold" style:font-name-asian="Liberation Serif1" style:font-size-asian="10pt" style:font-style-asian="normal" style:font-weight-asian="bold" style:font-name-complex="Liberation Serif1" style:font-size-complex="10pt" style:font-weight-complex="bold"/>
    </style:style>
    <style:style style:name="T101" style:family="text">
      <style:text-properties fo:font-size="10pt" fo:font-style="normal" style:text-underline-style="none" fo:font-weight="bold" officeooo:rsid="006613a7" style:font-name-asian="Liberation Serif1" style:font-size-asian="10pt" style:font-style-asian="normal" style:font-weight-asian="bold" style:font-name-complex="Liberation Serif1" style:font-size-complex="10pt"/>
    </style:style>
    <style:style style:name="T102" style:family="text">
      <style:text-properties fo:font-size="10pt" fo:font-style="normal" style:text-underline-style="none" fo:font-weight="bold" style:font-name-asian="Liberation Serif1" style:font-size-asian="10pt" style:font-style-asian="normal" style:font-weight-asian="bold" style:font-name-complex="Liberation Serif1" style:font-size-complex="10pt" style:font-weight-complex="normal"/>
    </style:style>
    <style:style style:name="T103" style:family="text">
      <style:text-properties fo:font-size="10pt" fo:font-style="normal" style:text-underline-style="none" fo:font-weight="bold" officeooo:rsid="0022a3be" style:font-name-asian="Ubuntu" style:font-size-asian="10pt" style:font-style-asian="normal" style:font-weight-asian="bold" style:font-name-complex="Ubuntu" style:font-size-complex="10pt" style:font-weight-complex="bold"/>
    </style:style>
    <style:style style:name="T104" style:family="text">
      <style:text-properties fo:font-size="10pt" fo:font-style="normal" style:text-underline-style="none" fo:font-weight="bold" officeooo:rsid="0022a3be" style:font-name-asian="Ubuntu" style:font-size-asian="10pt" style:font-style-asian="normal" style:font-weight-asian="bold" style:font-name-complex="Ubuntu" style:font-size-complex="10pt" style:font-style-complex="normal" style:font-weight-complex="bold"/>
    </style:style>
    <style:style style:name="T105" style:family="text">
      <style:text-properties fo:font-size="10pt" fo:font-style="normal" style:text-underline-style="none" style:font-name-asian="Liberation Serif1" style:font-size-asian="10pt" style:font-style-asian="normal" style:font-name-complex="Liberation Serif1" style:font-size-complex="10pt"/>
    </style:style>
    <style:style style:name="T106" style:family="text">
      <style:text-properties fo:font-size="10pt" fo:font-style="normal" style:text-underline-style="none" officeooo:rsid="00262688" style:font-name-asian="Liberation Serif1" style:font-size-asian="10pt" style:font-style-asian="normal" style:font-name-complex="Liberation Serif1" style:font-size-complex="10pt"/>
    </style:style>
    <style:style style:name="T107" style:family="text">
      <style:text-properties fo:font-size="10pt" fo:font-style="normal" style:text-underline-style="none" officeooo:rsid="0022a3be" style:font-name-asian="Ubuntu" style:font-size-asian="10pt" style:font-style-asian="normal" style:font-name-complex="Ubuntu" style:font-size-complex="10pt"/>
    </style:style>
    <style:style style:name="T108" style:family="text">
      <style:text-properties fo:font-size="10pt" fo:font-style="normal" style:text-underline-style="none" officeooo:rsid="004bee8b" style:font-name-asian="Ubuntu" style:font-size-asian="10pt" style:font-style-asian="normal" style:font-name-complex="Ubuntu" style:font-size-complex="10pt"/>
    </style:style>
    <style:style style:name="T109" style:family="text">
      <style:text-properties fo:font-size="10pt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/>
    </style:style>
    <style:style style:name="T110" style:family="text">
      <style:text-properties fo:font-size="10pt" fo:font-style="normal" style:text-underline-style="solid" style:text-underline-width="auto" style:text-underline-color="font-color" fo:font-weight="normal" style:font-name-asian="Liberation Serif1" style:font-size-asian="10pt" style:font-style-asian="normal" style:font-weight-asian="normal" style:font-name-complex="Liberation Serif1" style:font-size-complex="10pt"/>
    </style:style>
    <style:style style:name="T111" style:family="text">
      <style:text-properties fo:font-size="10pt" fo:font-style="normal" style:text-underline-style="solid" style:text-underline-width="auto" style:text-underline-color="font-color" fo:font-weight="bold" style:font-name-asian="Liberation Serif1" style:font-size-asian="10pt" style:font-style-asian="normal" style:font-weight-asian="bold" style:font-name-complex="Liberation Serif1" style:font-size-complex="10pt"/>
    </style:style>
    <style:style style:name="T112" style:family="text">
      <style:text-properties fo:font-size="10pt" fo:font-style="normal" style:text-underline-style="solid" style:text-underline-width="auto" style:text-underline-color="font-color" style:font-name-asian="Liberation Serif1" style:font-size-asian="10pt" style:font-style-asian="normal" style:font-name-complex="Liberation Serif1" style:font-size-complex="10pt"/>
    </style:style>
    <style:style style:name="T113" style:family="text">
      <style:text-properties fo:font-size="10pt" fo:font-style="normal" style:text-underline-style="solid" style:text-underline-width="auto" style:text-underline-color="font-color" officeooo:rsid="00262688" style:font-name-asian="Liberation Serif1" style:font-size-asian="10pt" style:font-style-asian="normal" style:font-name-complex="Liberation Serif1" style:font-size-complex="10pt"/>
    </style:style>
    <style:style style:name="T114" style:family="text">
      <style:text-properties fo:font-size="10pt" fo:font-style="normal" style:text-underline-style="solid" style:text-underline-width="auto" style:text-underline-color="font-color" officeooo:rsid="004bee8b" style:font-name-asian="Ubuntu" style:font-size-asian="10pt" style:font-style-asian="normal" style:font-name-complex="Ubuntu" style:font-size-complex="10pt"/>
    </style:style>
    <style:style style:name="T115" style:family="text">
      <style:text-properties fo:font-size="10pt" fo:font-weight="bold" style:font-size-asian="10pt" style:font-weight-asian="bold" style:font-size-complex="10pt"/>
    </style:style>
    <style:style style:name="T116" style:family="text">
      <style:text-properties fo:font-size="10pt" fo:font-weight="bold" style:font-name-asian="Liberation Serif1" style:font-size-asian="10pt" style:font-weight-asian="bold" style:font-name-complex="Liberation Serif1" style:font-size-complex="10pt"/>
    </style:style>
    <style:style style:name="T117" style:family="text">
      <style:text-properties fo:font-size="10pt" style:font-size-asian="10pt" style:font-size-complex="10pt"/>
    </style:style>
    <style:style style:name="T118" style:family="text">
      <style:text-properties fo:font-size="10pt" officeooo:rsid="001b68cf" style:font-size-asian="10pt" style:font-size-complex="10pt"/>
    </style:style>
    <style:style style:name="T119" style:family="text">
      <style:text-properties fo:font-size="10pt" fo:font-weight="normal" style:font-name-asian="Liberation Serif1" style:font-size-asian="10pt" style:font-weight-asian="normal" style:font-name-complex="Liberation Serif1" style:font-size-complex="10pt"/>
    </style:style>
    <style:style style:name="T120" style:family="text">
      <style:text-properties fo:font-variant="normal" fo:text-transform="none" fo:color="#000000" loext:opacity="100%" fo:font-size="10pt" fo:font-style="normal" style:text-underline-style="none" fo:font-weight="normal" style:font-size-asian="10pt" style:font-style-asian="normal" style:font-weight-asian="normal" style:font-size-complex="10pt"/>
    </style:style>
    <style:style style:name="T121" style:family="text">
      <style:text-properties fo:color="#000000" loext:opacity="100%" fo:font-size="10pt" fo:font-style="normal" style:text-underline-style="none" fo:font-weight="normal" style:font-size-asian="10pt" style:font-style-asian="normal" style:font-weight-asian="normal" style:font-size-complex="10pt"/>
    </style:style>
    <style:style style:name="T122" style:family="text">
      <style:text-properties fo:color="#000000" loext:opacity="100%" fo:font-size="10pt" fo:font-style="normal" style:text-underline-style="none" fo:font-weight="normal" officeooo:rsid="003a37c9" style:font-size-asian="10pt" style:font-style-asian="normal" style:font-weight-asian="normal" style:font-size-complex="10pt"/>
    </style:style>
    <style:style style:name="T123" style:family="text">
      <style:text-properties fo:color="#000000" loext:opacity="100%" fo:font-size="10pt" fo:font-style="normal" style:text-underline-style="none" fo:font-weight="normal" officeooo:rsid="00785683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124" style:family="text">
      <style:text-properties fo:color="#000000" loext:opacity="100%" fo:font-size="10pt" style:text-underline-style="none" fo:font-weight="normal" style:font-name-asian="Liberation Serif1" style:font-size-asian="10pt" style:font-weight-asian="normal" style:font-name-complex="Liberation Serif1" style:font-size-complex="10pt"/>
    </style:style>
    <style:style style:name="T125" style:family="text">
      <style:text-properties fo:color="#000000" loext:opacity="100%" officeooo:rsid="00514b24"/>
    </style:style>
    <style:style style:name="T126" style:family="text">
      <style:text-properties fo:color="#000000" loext:opacity="100%" officeooo:rsid="0053cdc2"/>
    </style:style>
    <style:style style:name="T127" style:family="text">
      <style:text-properties fo:color="#000000" loext:opacity="100%" officeooo:rsid="005a6318"/>
    </style:style>
    <style:style style:name="T128" style:family="text">
      <style:text-properties fo:color="#000000" loext:opacity="100%" officeooo:rsid="006054f4"/>
    </style:style>
    <style:style style:name="T129" style:family="text">
      <style:text-properties fo:color="#000000" loext:opacity="100%" officeooo:rsid="00514b24" style:font-weight-complex="normal"/>
    </style:style>
    <style:style style:name="T130" style:family="text">
      <style:text-properties fo:color="#000000" loext:opacity="100%" fo:font-style="normal" style:font-style-asian="normal" style:font-style-complex="normal"/>
    </style:style>
    <style:style style:name="T131" style:family="text">
      <style:text-properties fo:color="#000000" loext:opacity="100%" fo:font-style="normal" officeooo:rsid="00707fb4" style:font-style-asian="normal" style:font-style-complex="normal"/>
    </style:style>
    <style:style style:name="T132" style:family="text">
      <style:text-properties fo:color="#000000" loext:opacity="100%" fo:font-style="normal" officeooo:rsid="0070ccc0" style:font-style-asian="normal" style:font-style-complex="normal"/>
    </style:style>
    <style:style style:name="T133" style:family="text">
      <style:text-properties fo:color="#000000" loext:opacity="100%" style:font-name="Ubuntu1" fo:font-size="10pt" fo:font-style="normal" style:text-underline-style="none" fo:font-weight="normal" officeooo:rsid="00935646" style:font-size-asian="10pt" style:font-style-asian="normal" style:font-weight-asian="normal" style:font-size-complex="10pt"/>
    </style:style>
    <style:style style:name="T134" style:family="text">
      <style:text-properties fo:color="#3333ff" loext:opacity="100%"/>
    </style:style>
    <style:style style:name="T135" style:family="text">
      <style:text-properties fo:color="#3333ff" loext:opacity="100%" fo:font-size="10pt" fo:font-style="normal" style:text-underline-style="none" fo:font-weight="normal" officeooo:rsid="00785683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136" style:family="text">
      <style:text-properties fo:color="#3333ff" loext:opacity="100%" fo:font-size="10pt" fo:font-style="normal" style:text-underline-style="none" fo:font-weight="normal" officeooo:rsid="007c7708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137" style:family="text">
      <style:text-properties fo:color="#3333ff" loext:opacity="100%" fo:font-size="10pt" fo:font-style="normal" style:text-underline-style="none" fo:font-weight="normal" officeooo:rsid="00785683" style:font-name-asian="Liberation Serif1" style:font-size-asian="10pt" style:font-style-asian="normal" style:font-weight-asian="normal" style:font-name-complex="Liberation Serif1" style:font-size-complex="10pt"/>
    </style:style>
    <style:style style:name="T138" style:family="text">
      <style:text-properties fo:color="#3333ff" loext:opacity="100%" fo:font-size="10pt" style:text-underline-style="none" fo:font-weight="normal" style:font-name-asian="Liberation Serif1" style:font-size-asian="10pt" style:font-weight-asian="normal" style:font-name-complex="Liberation Serif1" style:font-size-complex="10pt"/>
    </style:style>
    <style:style style:name="T139" style:family="text">
      <style:text-properties fo:color="#3333ff" loext:opacity="100%" fo:font-size="10pt" style:text-underline-style="none" fo:font-weight="normal" officeooo:rsid="00797051" style:font-name-asian="Liberation Serif1" style:font-size-asian="10pt" style:font-weight-asian="normal" style:font-name-complex="Liberation Serif1" style:font-size-complex="10pt" style:font-weight-complex="normal"/>
    </style:style>
    <style:style style:name="T140" style:family="text">
      <style:text-properties fo:color="#3333ff" loext:opacity="100%" fo:font-size="10pt" style:text-underline-style="none" fo:font-weight="normal" officeooo:rsid="0079b1b4" style:font-name-asian="Liberation Serif1" style:font-size-asian="10pt" style:font-weight-asian="normal" style:font-name-complex="Liberation Serif1" style:font-size-complex="10pt" style:font-weight-complex="normal"/>
    </style:style>
    <style:style style:name="T141" style:family="text">
      <style:text-properties fo:color="#3333ff" loext:opacity="100%" fo:font-size="10pt" style:text-underline-style="none" fo:font-weight="normal" officeooo:rsid="007c7708" style:font-name-asian="Liberation Serif1" style:font-size-asian="10pt" style:font-weight-asian="normal" style:font-name-complex="Liberation Serif1" style:font-size-complex="10pt" style:font-weight-complex="normal"/>
    </style:style>
    <style:style style:name="T142" style:family="text">
      <style:text-properties fo:color="#3333ff" loext:opacity="100%" fo:font-size="10pt" style:text-underline-style="none" fo:font-weight="normal" officeooo:rsid="0084ccdd" style:font-name-asian="Liberation Serif1" style:font-size-asian="10pt" style:font-weight-asian="normal" style:font-name-complex="Liberation Serif1" style:font-size-complex="10pt"/>
    </style:style>
    <style:style style:name="T143" style:family="text">
      <style:text-properties fo:color="#3333ff" loext:opacity="100%" fo:font-size="10pt" style:text-underline-style="none" fo:font-weight="normal" style:font-size-asian="10pt" style:font-weight-asian="normal" style:font-size-complex="10pt"/>
    </style:style>
    <style:style style:name="T144" style:family="text">
      <style:text-properties fo:color="#3333ff" loext:opacity="100%" officeooo:rsid="00514b24"/>
    </style:style>
    <style:style style:name="T145" style:family="text">
      <style:text-properties fo:color="#3333ff" loext:opacity="100%" officeooo:rsid="0051d1c9"/>
    </style:style>
    <style:style style:name="T146" style:family="text">
      <style:text-properties fo:color="#3333ff" loext:opacity="100%" officeooo:rsid="0053b5f3"/>
    </style:style>
    <style:style style:name="T147" style:family="text">
      <style:text-properties fo:color="#3333ff" loext:opacity="100%" officeooo:rsid="0058990f"/>
    </style:style>
    <style:style style:name="T148" style:family="text">
      <style:text-properties fo:color="#3333ff" loext:opacity="100%" officeooo:rsid="005a6318"/>
    </style:style>
    <style:style style:name="T149" style:family="text">
      <style:text-properties fo:color="#3333ff" loext:opacity="100%" officeooo:rsid="0051d1c9" style:font-weight-complex="normal"/>
    </style:style>
    <style:style style:name="T150" style:family="text">
      <style:text-properties fo:color="#3333ff" loext:opacity="100%" officeooo:rsid="0058990f" style:font-weight-complex="normal"/>
    </style:style>
    <style:style style:name="T151" style:family="text">
      <style:text-properties fo:color="#3333ff" loext:opacity="100%" officeooo:rsid="00514b24" style:font-weight-complex="normal"/>
    </style:style>
    <style:style style:name="T152" style:family="text">
      <style:text-properties fo:color="#3333ff" loext:opacity="100%" officeooo:rsid="00617421" style:font-weight-complex="normal"/>
    </style:style>
    <style:style style:name="T153" style:family="text">
      <style:text-properties fo:color="#3333ff" loext:opacity="100%" officeooo:rsid="00813ba4"/>
    </style:style>
    <style:style style:name="T154" style:family="text">
      <style:text-properties fo:color="#3333ff" loext:opacity="100%" fo:font-weight="normal" officeooo:rsid="0087b088" style:font-weight-asian="normal" style:font-weight-complex="normal"/>
    </style:style>
    <style:style style:name="T155" style:family="text">
      <style:text-properties fo:color="#3333ff" loext:opacity="100%" officeooo:rsid="00895dd4"/>
    </style:style>
    <style:style style:name="T156" style:family="text">
      <style:text-properties fo:color="#3333ff" loext:opacity="100%" officeooo:rsid="008aad18"/>
    </style:style>
    <style:style style:name="T157" style:family="text">
      <style:text-properties fo:color="#3333ff" loext:opacity="100%" style:font-name="Ubuntu1" fo:font-size="10pt" fo:font-style="normal" style:text-underline-style="none" fo:font-weight="normal" style:font-name-asian="Liberation Serif1" style:font-size-asian="10pt" style:font-style-asian="normal" style:font-weight-asian="normal" style:font-name-complex="Liberation Serif1" style:font-size-complex="10pt" style:font-style-complex="normal"/>
    </style:style>
    <style:style style:name="T158" style:family="text">
      <style:text-properties fo:color="#3333ff" loext:opacity="100%" style:font-name="Ubuntu1" fo:font-size="10pt" fo:font-style="normal" style:text-underline-style="none" fo:font-weight="normal" officeooo:rsid="00935646" style:font-size-asian="10pt" style:font-style-asian="normal" style:font-weight-asian="normal" style:font-size-complex="10pt"/>
    </style:style>
    <style:style style:name="T159" style:family="text">
      <style:text-properties fo:color="#3333ff" loext:opacity="100%" officeooo:rsid="00954ae1"/>
    </style:style>
    <style:style style:name="T160" style:family="text">
      <style:text-properties fo:color="#3333ff" loext:opacity="100%" officeooo:rsid="00983f2b"/>
    </style:style>
    <style:style style:name="T161" style:family="text">
      <style:text-properties fo:color="#c70702" loext:opacity="100%"/>
    </style:style>
    <style:style style:name="T162" style:family="text">
      <style:text-properties fo:color="#c70702" loext:opacity="100%" officeooo:rsid="00954ae1"/>
    </style:style>
    <style:style style:name="T163" style:family="text">
      <style:text-properties fo:color="#c70702" loext:opacity="100%" officeooo:rsid="00958a5b"/>
    </style:style>
    <style:style style:name="T164" style:family="text">
      <style:text-properties fo:color="#c70702" loext:opacity="100%" style:font-name="Ubuntu1" fo:font-size="10pt" fo:font-style="normal" style:text-underline-style="none" fo:font-weight="normal" officeooo:rsid="00935646" style:font-size-asian="10pt" style:font-style-asian="normal" style:font-weight-asian="normal" style:font-size-complex="10pt"/>
    </style:style>
    <style:style style:name="T165" style:family="text">
      <style:text-properties fo:color="#c70702" loext:opacity="100%" style:font-name="Ubuntu1" fo:font-size="10pt" fo:font-style="normal" style:text-underline-style="none" fo:font-weight="normal" officeooo:rsid="00958a5b" style:font-size-asian="10pt" style:font-style-asian="normal" style:font-weight-asian="normal" style:font-size-complex="10pt"/>
    </style:style>
    <style:style style:name="T166" style:family="text">
      <style:text-properties fo:color="#c70702" loext:opacity="100%" officeooo:rsid="0096697a"/>
    </style:style>
    <style:style style:name="T167" style:family="text">
      <style:text-properties fo:color="#c70702" loext:opacity="100%" officeooo:rsid="00983f2b"/>
    </style:style>
    <style:style style:name="T168" style:family="text">
      <style:text-properties fo:color="#c70702" loext:opacity="100%" officeooo:rsid="009a083a"/>
    </style:style>
    <style:style style:name="T169" style:family="text">
      <style:text-properties fo:color="#c70702" loext:opacity="100%" officeooo:rsid="00a044f8"/>
    </style:style>
    <style:style style:name="T170" style:family="text">
      <style:text-properties style:font-name="Ubuntu1" fo:font-size="10pt" fo:font-style="italic" style:text-underline-style="none" fo:font-weight="bold" style:font-size-asian="10pt" style:font-style-asian="italic" style:font-weight-asian="bold" style:font-size-complex="10pt"/>
    </style:style>
    <style:style style:name="T171" style:family="text">
      <style:text-properties style:font-name="Ubuntu1" fo:font-size="10pt" fo:font-style="italic" style:text-underline-style="none" fo:font-weight="normal" style:font-size-asian="10pt" style:font-style-asian="italic" style:font-weight-asian="normal" style:font-size-complex="10pt"/>
    </style:style>
    <style:style style:name="T172" style:family="text">
      <style:text-properties style:font-name="Ubuntu1" fo:font-size="10pt" fo:font-style="italic" style:text-underline-style="solid" style:text-underline-width="auto" style:text-underline-color="font-color" fo:font-weight="normal" style:font-size-asian="10pt" style:font-style-asian="italic" style:font-weight-asian="normal" style:font-size-complex="10pt"/>
    </style:style>
    <style:style style:name="T173" style:family="text">
      <style:text-properties style:font-name="Ubuntu1" fo:font-size="10pt" fo:font-style="normal" style:text-underline-style="none" fo:font-weight="normal" style:font-name-asian="Liberation Serif1" style:font-size-asian="10pt" style:font-style-asian="normal" style:font-weight-asian="normal" style:font-name-complex="Liberation Serif1" style:font-size-complex="10pt" style:font-style-complex="normal"/>
    </style:style>
    <style:style style:name="T174" style:family="text">
      <style:text-properties style:font-name="Ubuntu" fo:font-size="10pt" fo:font-style="normal" style:text-underline-style="none" fo:font-weight="normal" officeooo:rsid="0022a3be" style:font-name-asian="Ubuntu" style:font-size-asian="10pt" style:font-style-asian="normal" style:font-weight-asian="normal" style:font-name-complex="Ubuntu" style:font-size-complex="10pt" style:font-weight-complex="normal"/>
    </style:style>
    <style:style style:name="T175" style:family="text">
      <style:text-properties style:font-name="Ubuntu" fo:font-size="10pt" fo:font-style="normal" style:text-underline-style="none" fo:font-weight="normal" officeooo:rsid="003c802a" style:font-name-asian="Ubuntu" style:font-size-asian="10pt" style:font-style-asian="normal" style:font-weight-asian="normal" style:font-name-complex="Ubuntu" style:font-size-complex="10pt" style:font-style-complex="normal"/>
    </style:style>
    <style:style style:name="T176" style:family="text">
      <style:text-properties style:font-name="Ubuntu" fo:font-size="10pt" fo:font-style="normal" style:text-underline-style="none" fo:font-weight="bold" officeooo:rsid="0022a3be" style:font-name-asian="Ubuntu" style:font-size-asian="10pt" style:font-style-asian="normal" style:font-weight-asian="bold" style:font-name-complex="Ubuntu" style:font-size-complex="10pt" style:font-weight-complex="bold"/>
    </style:style>
    <style:style style:name="T177" style:family="text">
      <style:text-properties style:font-name="Ubuntu" fo:font-size="10pt" fo:font-style="italic" style:text-underline-style="none" fo:font-weight="normal" officeooo:rsid="0022a3be" style:font-name-asian="Ubuntu" style:font-size-asian="10pt" style:font-style-asian="italic" style:font-weight-asian="normal" style:font-name-complex="Ubuntu" style:font-size-complex="10pt" style:font-weight-complex="normal"/>
    </style:style>
    <style:style style:name="T178" style:family="text">
      <style:text-properties style:font-name="Ubuntu" fo:font-size="10pt" style:text-underline-style="none" fo:font-weight="normal" officeooo:rsid="003c802a" style:font-name-asian="Ubuntu" style:font-size-asian="10pt" style:font-weight-asian="normal" style:font-name-complex="Ubuntu" style:font-size-complex="10pt"/>
    </style:style>
    <style:style style:name="T179" style:family="text">
      <style:text-properties style:font-name="Ubuntu" officeooo:rsid="003c802a" style:font-name-asian="Ubuntu" style:font-name-complex="Ubuntu" style:font-style-complex="normal"/>
    </style:style>
    <style:style style:name="T180" style:family="text">
      <style:text-properties style:font-name="Ubuntu" style:text-underline-style="none" fo:font-weight="normal" officeooo:rsid="003c802a" style:font-name-asian="Ubuntu" style:font-weight-asian="normal" style:font-name-complex="Ubuntu"/>
    </style:style>
    <style:style style:name="T181" style:family="text">
      <style:text-properties fo:font-size="8pt" style:text-underline-style="none" fo:font-weight="bold" style:font-name-asian="Liberation Serif1" style:font-size-asian="8pt" style:font-weight-asian="bold" style:font-name-complex="Liberation Serif1" style:font-size-complex="8pt"/>
    </style:style>
    <style:style style:name="T182" style:family="text">
      <style:text-properties officeooo:rsid="00308258"/>
    </style:style>
    <style:style style:name="T183" style:family="text">
      <style:text-properties style:text-underline-style="none" fo:font-weight="normal" style:font-weight-asian="normal"/>
    </style:style>
    <style:style style:name="T184" style:family="text">
      <style:text-properties style:text-underline-style="none" fo:font-weight="bold" style:font-weight-asian="bold"/>
    </style:style>
    <style:style style:name="T185" style:family="text">
      <style:text-properties style:text-underline-style="none" fo:font-weight="bold" officeooo:rsid="003c802a" style:font-weight-asian="bold"/>
    </style:style>
    <style:style style:name="T186" style:family="text">
      <style:text-properties fo:font-weight="normal" officeooo:rsid="00508701" style:font-weight-asian="normal" style:font-weight-complex="normal"/>
    </style:style>
    <style:style style:name="T187" style:family="text">
      <style:text-properties fo:font-weight="normal" officeooo:rsid="0053b5f3" style:font-weight-asian="normal" style:font-weight-complex="normal"/>
    </style:style>
    <style:style style:name="T188" style:family="text">
      <style:text-properties fo:font-weight="normal" officeooo:rsid="0053cdc2" style:font-weight-asian="normal" style:font-weight-complex="normal"/>
    </style:style>
    <style:style style:name="T189" style:family="text">
      <style:text-properties fo:font-weight="normal" officeooo:rsid="0055c941" style:font-weight-asian="normal" style:font-weight-complex="normal"/>
    </style:style>
    <style:style style:name="T190" style:family="text">
      <style:text-properties fo:font-weight="normal" officeooo:rsid="0056c878" style:font-weight-asian="normal" style:font-weight-complex="normal"/>
    </style:style>
    <style:style style:name="T191" style:family="text">
      <style:text-properties fo:font-weight="normal" officeooo:rsid="0087b088" style:font-weight-asian="normal" style:font-weight-complex="normal"/>
    </style:style>
    <style:style style:name="T192" style:family="text">
      <style:text-properties fo:font-weight="normal" officeooo:rsid="008aad18" style:font-weight-asian="normal" style:font-weight-complex="normal"/>
    </style:style>
    <style:style style:name="T193" style:family="text">
      <style:text-properties fo:font-weight="normal" officeooo:rsid="0056c878" style:font-weight-asian="normal" style:font-style-complex="normal" style:font-weight-complex="normal"/>
    </style:style>
    <style:style style:name="T194" style:family="text">
      <style:text-properties fo:font-weight="bold" style:font-weight-asian="bold" style:font-weight-complex="bold"/>
    </style:style>
    <style:style style:name="T195" style:family="text">
      <style:text-properties fo:font-weight="bold" officeooo:rsid="0038cf97" style:font-weight-asian="bold" style:font-weight-complex="bold"/>
    </style:style>
    <style:style style:name="T196" style:family="text">
      <style:text-properties fo:font-weight="bold" officeooo:rsid="00905367" style:font-weight-asian="bold" style:font-weight-complex="bold"/>
    </style:style>
    <style:style style:name="T197" style:family="text">
      <style:text-properties fo:font-weight="bold" officeooo:rsid="0022a3be" style:font-name-asian="Ubuntu" style:font-weight-asian="bold" style:font-name-complex="Ubuntu" style:font-style-complex="normal" style:font-weight-complex="bold"/>
    </style:style>
    <style:style style:name="T198" style:family="text">
      <style:text-properties fo:font-weight="bold" officeooo:rsid="0022a3be" style:font-name-asian="Ubuntu" style:font-weight-asian="bold" style:font-name-complex="Ubuntu" style:font-weight-complex="bold"/>
    </style:style>
    <style:style style:name="T199" style:family="text">
      <style:text-properties officeooo:rsid="003606dc"/>
    </style:style>
    <style:style style:name="T200" style:family="text">
      <style:text-properties officeooo:rsid="0038cf97"/>
    </style:style>
    <style:style style:name="T201" style:family="text">
      <style:text-properties fo:font-style="normal" style:text-underline-style="none" style:font-style-asian="normal" style:font-style-complex="normal"/>
    </style:style>
    <style:style style:name="T202" style:family="text">
      <style:text-properties fo:font-style="normal" style:text-underline-style="none" style:font-name-asian="Liberation Serif1" style:font-style-asian="normal" style:font-name-complex="Liberation Serif1"/>
    </style:style>
    <style:style style:name="T203" style:family="text">
      <style:text-properties fo:font-style="normal" style:text-underline-style="none" officeooo:rsid="0063878d" style:font-name-asian="Liberation Serif1" style:font-style-asian="normal" style:font-name-complex="Liberation Serif1"/>
    </style:style>
    <style:style style:name="T204" style:family="text">
      <style:text-properties fo:font-style="normal" style:text-underline-style="none" officeooo:rsid="00296b8f" style:font-name-asian="Liberation Serif1" style:font-style-asian="normal" style:font-name-complex="Liberation Serif1"/>
    </style:style>
    <style:style style:name="T205" style:family="text">
      <style:text-properties fo:font-style="normal" style:font-style-asian="normal" style:font-style-complex="normal"/>
    </style:style>
    <style:style style:name="T206" style:family="text">
      <style:text-properties fo:font-style="normal" officeooo:rsid="00707fb4" style:font-style-asian="normal" style:font-style-complex="normal"/>
    </style:style>
    <style:style style:name="T207" style:family="text">
      <style:text-properties fo:font-style="normal" officeooo:rsid="0070ccc0" style:font-style-asian="normal" style:font-style-complex="normal"/>
    </style:style>
    <style:style style:name="T208" style:family="text">
      <style:text-properties fo:font-style="normal" officeooo:rsid="00723a7a" style:font-style-asian="normal" style:font-style-complex="normal"/>
    </style:style>
    <style:style style:name="T209" style:family="text">
      <style:text-properties fo:font-style="normal" fo:font-weight="normal" officeooo:rsid="0087b088" style:font-style-asian="normal" style:font-weight-asian="normal" style:font-style-complex="normal" style:font-weight-complex="normal"/>
    </style:style>
    <style:style style:name="T210" style:family="text">
      <style:text-properties fo:font-style="normal" fo:font-weight="normal" officeooo:rsid="008abcd8" style:font-style-asian="normal" style:font-weight-asian="normal" style:font-style-complex="normal" style:font-weight-complex="normal"/>
    </style:style>
    <style:style style:name="T211" style:family="text">
      <style:text-properties fo:font-style="italic" style:font-style-asian="italic" style:font-style-complex="italic"/>
    </style:style>
    <style:style style:name="T212" style:family="text">
      <style:text-properties fo:font-style="italic" officeooo:rsid="0053b5f3" style:font-style-asian="italic" style:font-style-complex="italic"/>
    </style:style>
    <style:style style:name="T213" style:family="text">
      <style:text-properties fo:font-style="italic" officeooo:rsid="00508701" style:font-style-asian="italic" style:font-style-complex="italic" style:font-weight-complex="bold"/>
    </style:style>
    <style:style style:name="T214" style:family="text">
      <style:text-properties fo:font-style="italic" officeooo:rsid="0053cdc2" style:font-style-asian="italic" style:font-style-complex="italic"/>
    </style:style>
    <style:style style:name="T215" style:family="text">
      <style:text-properties fo:font-style="italic" officeooo:rsid="0056c878" style:font-style-asian="italic" style:font-style-complex="italic"/>
    </style:style>
    <style:style style:name="T216" style:family="text">
      <style:text-properties fo:font-style="italic" fo:font-weight="normal" officeooo:rsid="00508701" style:font-style-asian="italic" style:font-weight-asian="normal" style:font-style-complex="italic" style:font-weight-complex="normal"/>
    </style:style>
    <style:style style:name="T217" style:family="text">
      <style:text-properties fo:font-style="italic" fo:font-weight="normal" officeooo:rsid="0053b5f3" style:font-style-asian="italic" style:font-weight-asian="normal" style:font-style-complex="italic" style:font-weight-complex="normal"/>
    </style:style>
    <style:style style:name="T218" style:family="text">
      <style:text-properties fo:font-style="italic" fo:font-weight="normal" officeooo:rsid="0056c878" style:font-style-asian="italic" style:font-weight-asian="normal" style:font-style-complex="italic" style:font-weight-complex="normal"/>
    </style:style>
    <style:style style:name="T219" style:family="text">
      <style:text-properties fo:font-style="italic" style:text-underline-style="none" style:font-name-asian="Liberation Serif1" style:font-style-asian="italic" style:font-name-complex="Liberation Serif1"/>
    </style:style>
    <style:style style:name="T220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21" style:family="text">
      <style:text-properties officeooo:rsid="004450dd"/>
    </style:style>
    <style:style style:name="T222" style:family="text">
      <style:text-properties officeooo:rsid="004642ab"/>
    </style:style>
    <style:style style:name="T223" style:family="text">
      <style:text-properties officeooo:rsid="0047bb1d"/>
    </style:style>
    <style:style style:name="T224" style:family="text">
      <style:text-properties officeooo:rsid="00262688"/>
    </style:style>
    <style:style style:name="T225" style:family="text">
      <style:text-properties officeooo:rsid="00508701"/>
    </style:style>
    <style:style style:name="T226" style:family="text">
      <style:text-properties officeooo:rsid="00514b24"/>
    </style:style>
    <style:style style:name="T227" style:family="text">
      <style:text-properties officeooo:rsid="0053b5f3"/>
    </style:style>
    <style:style style:name="T228" style:family="text">
      <style:text-properties officeooo:rsid="00508701" style:font-weight-complex="bold"/>
    </style:style>
    <style:style style:name="T229" style:family="text">
      <style:text-properties officeooo:rsid="0053cdc2"/>
    </style:style>
    <style:style style:name="T230" style:family="text">
      <style:text-properties officeooo:rsid="00568a3e"/>
    </style:style>
    <style:style style:name="T231" style:family="text">
      <style:text-properties officeooo:rsid="0056c878"/>
    </style:style>
    <style:style style:name="T232" style:family="text">
      <style:text-properties officeooo:rsid="0058990f"/>
    </style:style>
    <style:style style:name="T233" style:family="text">
      <style:text-properties style:font-weight-complex="normal"/>
    </style:style>
    <style:style style:name="T234" style:family="text">
      <style:text-properties officeooo:rsid="00514b24" style:font-weight-complex="normal"/>
    </style:style>
    <style:style style:name="T235" style:family="text">
      <style:text-properties officeooo:rsid="0058990f" style:font-weight-complex="normal"/>
    </style:style>
    <style:style style:name="T236" style:family="text">
      <style:text-properties officeooo:rsid="005a6318" style:font-weight-complex="normal"/>
    </style:style>
    <style:style style:name="T237" style:family="text">
      <style:text-properties officeooo:rsid="005af3cc" style:font-weight-complex="normal"/>
    </style:style>
    <style:style style:name="T238" style:family="text">
      <style:text-properties officeooo:rsid="0056c878" style:font-weight-complex="normal"/>
    </style:style>
    <style:style style:name="T239" style:family="text">
      <style:text-properties officeooo:rsid="005e3f5d" style:font-weight-complex="normal"/>
    </style:style>
    <style:style style:name="T240" style:family="text">
      <style:text-properties officeooo:rsid="00617421" style:font-weight-complex="normal"/>
    </style:style>
    <style:style style:name="T241" style:family="text">
      <style:text-properties officeooo:rsid="005a6318"/>
    </style:style>
    <style:style style:name="T242" style:family="text">
      <style:text-properties officeooo:rsid="006054f4"/>
    </style:style>
    <style:style style:name="T243" style:family="text">
      <style:text-properties officeooo:rsid="00617421"/>
    </style:style>
    <style:style style:name="T244" style:family="text">
      <style:text-properties officeooo:rsid="0062e186"/>
    </style:style>
    <style:style style:name="T245" style:family="text">
      <style:text-properties officeooo:rsid="006613a7"/>
    </style:style>
    <style:style style:name="T246" style:family="text">
      <style:text-properties officeooo:rsid="0067817a"/>
    </style:style>
    <style:style style:name="T247" style:family="text">
      <style:text-properties officeooo:rsid="006940e2"/>
    </style:style>
    <style:style style:name="T248" style:family="text">
      <style:text-properties officeooo:rsid="006ccf50"/>
    </style:style>
    <style:style style:name="T249" style:family="text">
      <style:text-properties style:text-underline-style="solid" style:text-underline-width="auto" style:text-underline-color="font-color"/>
    </style:style>
    <style:style style:name="T250" style:family="text">
      <style:text-properties officeooo:rsid="0079b1b4"/>
    </style:style>
    <style:style style:name="T251" style:family="text">
      <style:text-properties officeooo:rsid="007e1bd7"/>
    </style:style>
    <style:style style:name="T252" style:family="text">
      <style:text-properties officeooo:rsid="0080a5b9"/>
    </style:style>
    <style:style style:name="T253" style:family="text">
      <style:text-properties officeooo:rsid="00813ba4"/>
    </style:style>
    <style:style style:name="T254" style:family="text">
      <style:text-properties officeooo:rsid="0084ccdd"/>
    </style:style>
    <style:style style:name="T255" style:family="text">
      <style:text-properties officeooo:rsid="0087b088"/>
    </style:style>
    <style:style style:name="T256" style:family="text">
      <style:text-properties officeooo:rsid="00895dd4"/>
    </style:style>
    <style:style style:name="T257" style:family="text">
      <style:text-properties officeooo:rsid="008aad18"/>
    </style:style>
    <style:style style:name="T258" style:family="text">
      <style:text-properties officeooo:rsid="008abcd8"/>
    </style:style>
    <style:style style:name="T259" style:family="text">
      <style:text-properties officeooo:rsid="008c7789"/>
    </style:style>
    <style:style style:name="T260" style:family="text">
      <style:text-properties officeooo:rsid="008d5490"/>
    </style:style>
    <style:style style:name="T261" style:family="text">
      <style:text-properties officeooo:rsid="008f4380"/>
    </style:style>
    <style:style style:name="T262" style:family="text">
      <style:text-properties officeooo:rsid="00905367"/>
    </style:style>
    <style:style style:name="T263" style:family="text">
      <style:text-properties officeooo:rsid="00954ae1"/>
    </style:style>
    <style:style style:name="T264" style:family="text">
      <style:text-properties officeooo:rsid="00983f2b"/>
    </style:style>
    <style:style style:name="T265" style:family="text">
      <style:text-properties officeooo:rsid="009f6736"/>
    </style:style>
    <style:style style:name="T266" style:family="text">
      <style:text-properties officeooo:rsid="0093564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1">RESUMEN CADP</text:p>
      <text:p text:style-name="P161"/>
      <text:p text:style-name="P176">Definiciones</text:p>
      <text:p text:style-name="P162"><text:span text:style-name="T2">Informática: </text:span><text:span text:style-name="T25">Es la </text:span><text:span text:style-name="T36">ciencia</text:span><text:span text:style-name="T25"> que estudia el análisis <text:s/>y </text:span><text:span text:style-name="T36">resolución</text:span><text:span text:style-name="T25"> de problemas utilizando </text:span><text:span text:style-name="T36">computadoras</text:span><text:span text:style-name="T25">.</text:span></text:p>
      <text:p text:style-name="P162"><text:span text:style-name="T25"><text:tab/></text:span><text:span text:style-name="T41">Ciencia:</text:span><text:span text:style-name="T26"> Se relaciona con una metodología fundamental y relacional para el estudio y resolución de <text:tab/>problemas. En éste sentido la informática se vincula especialmente con la matemática y la ingeniería.</text:span></text:p>
      <text:p text:style-name="P162"><text:span text:style-name="T26"><text:tab/></text:span><text:span text:style-name="T41">Resolución:</text:span><text:span text:style-name="T26"> Se puede utilizar las herramientas informáticas en aplicaciones de áreas muy diferentes, <text:tab/>tales como la biología, comercio, control industrial, administración, robótica, educación, arquitectura, <text:tab/>etc.</text:span></text:p>
      <text:p text:style-name="P162"><text:span text:style-name="T26"><text:tab/></text:span><text:span text:style-name="T41">Computadora:</text:span><text:span text:style-name="T26"> Máquina digital, con cierta capacidad de cálculo numérico y lógico controlado por un <text:tab/>programa almacenado y con probabilidad de comunicación con el mundo exterior.</text:span></text:p>
      <text:p text:style-name="P128"><text:tab/></text:p>
      <text:p text:style-name="P32"><text:span text:style-name="T2">Algoritmo:</text:span><text:span text:style-name="T21"> </text:span><text:span text:style-name="T23">Definimos </text:span><text:span text:style-name="T25">algoritmo</text:span><text:span text:style-name="T23"> como la </text:span><text:span text:style-name="T36">especificación rigurosa</text:span><text:span text:style-name="T24"> </text:span><text:span text:style-name="T23">de la secuencia de pasos (instrucciones) a realizar sobre un </text:span><text:span text:style-name="T36">autómata</text:span><text:span text:style-name="T23"> (al sistema que tiene un microprocesador) para alcanzar un resultado deseado en un </text:span><text:span text:style-name="T36">tiempo finito</text:span><text:span text:style-name="T24">.</text:span></text:p>
      <text:p text:style-name="P32"><text:span text:style-name="T24"><text:tab/></text:span><text:span text:style-name="T42">Especificación rigurosa</text:span><text:span text:style-name="T27">: </text:span><text:span text:style-name="T28">el deber de expresar el algoritmo en forma clara y unívoca.</text:span></text:p>
      <text:p text:style-name="P32"><text:span text:style-name="T28"><text:tab/></text:span><text:span text:style-name="T43">Autómata</text:span><text:span text:style-name="T28">: si es una computadora, tendremos que escribir el algoritmo en un lenguaje “entendible” y <text:tab/>ejecutable por la máquina.</text:span></text:p>
      <text:p text:style-name="P32"><text:span text:style-name="T28"><text:tab/></text:span><text:span text:style-name="T44">Tiempo finito</text:span><text:span text:style-name="T29">: suponemos que un algoritmo empieza y termina. Está implícito que el número de <text:tab/>instrucciones debe ser finito también.</text:span></text:p>
      <text:p text:style-name="P33"><text:span text:style-name="T2">Programa:</text:span><text:span text:style-name="T22"> </text:span><text:span text:style-name="T24">Conjunto de instrucciones u órdenes </text:span><text:span text:style-name="T39">ejecutables</text:span><text:span text:style-name="T24"> sobre una </text:span><text:span text:style-name="T39">computadora</text:span><text:span text:style-name="T24">, que permite cumplir con una función especifica (dichas ordenes expresadas en un lenguaje de programación en concreto).</text:span></text:p>
      <text:p text:style-name="P5"/>
      <text:p text:style-name="P168">Programa = <text:span text:style-name="T199">Algoritmo(instrucciones)</text:span> + Datos</text:p>
      <text:p text:style-name="P32"><text:span text:style-name="T35">Instrucciones:</text:span><text:span text:style-name="T47"> </text:span><text:span text:style-name="T39">acciones</text:span><text:span text:style-name="T24"> que representan las operaciones que ejecutará la computadora al interpretar el programa.</text:span></text:p>
      <text:p text:style-name="P1"><text:span text:style-name="T170">Datos: </text:span><text:span text:style-name="T171">son los </text:span><text:span text:style-name="T172">valores de información</text:span><text:span text:style-name="T171"> de los que necesita disponer y, en ocasiones transformar, para ejecutar la función del programa.</text:span><text:span text:style-name="T24"> </text:span></text:p>
      <text:p text:style-name="P5"/>
      <text:p text:style-name="P32"><text:span text:style-name="T2">Dato:</text:span><text:span text:style-name="T7"> </text:span><text:span text:style-name="T24">Es una </text:span><text:span text:style-name="T39">representación</text:span><text:span text:style-name="T24"> de un objeto del mundo real </text:span><text:span text:style-name="T29">mediante la cual podemos modelizar aspectos del problema que se quiere resolver con un programa sobre una computadora</text:span><text:span text:style-name="T24">.</text:span></text:p>
      <text:p text:style-name="P32"><text:span text:style-name="T61"><text:tab/></text:span><text:span text:style-name="T62">▪ </text:span><text:span text:style-name="T61">Constantes:</text:span><text:span text:style-name="T47"> No cambian durante la ejecución del programa.</text:span></text:p>
      <text:p text:style-name="P32"><text:span text:style-name="T61"><text:tab/></text:span><text:span text:style-name="T62">▪ </text:span><text:span text:style-name="T61">Variables:</text:span><text:span text:style-name="T47"> Pueden cambiar durante la ejecución del programa.</text:span></text:p>
      <text:p text:style-name="P127">(En PASCAL cada dato debe tener asociado un tipo de dato).</text:p>
      <text:p text:style-name="P6"/>
      <text:p text:style-name="P32"><text:span text:style-name="T9"><text:tab/></text:span><text:span text:style-name="T18">Identificadores</text:span><text:span text:style-name="T9">:</text:span><text:span text:style-name="T68"> Son nombres descriptivos que se </text:span><text:span text:style-name="T24">utilizan para identificar los datos de un <text:tab/>programa</text:span><text:span text:style-name="T68">, esa identificación permite conocer su dirección real en la memoria y el valor que <text:tab/>contiene.</text:span></text:p>
      <text:p text:style-name="P50"/>
      <text:p text:style-name="P175">Conceptos/Tipos</text:p>
      <text:p text:style-name="P32"><text:span text:style-name="T2">Definición Tipo De Dato:</text:span><text:span text:style-name="T9"> </text:span><text:span text:style-name="T24">Es una clase de objetos de </text:span><text:span text:style-name="T35">datos ligados</text:span><text:span text:style-name="T24"> a un conjunto de operaciones para crearlos y manipularlos.</text:span></text:p>
      <text:p text:style-name="P32"><text:span text:style-name="T96"><text:tab/>- </text:span><text:span text:style-name="T68">Estos se caracterizan por:</text:span></text:p>
      <text:p text:style-name="P50"><text:tab/><text:tab/>a) Un rango de valores posibles → <text:span text:style-name="T200">boolean (V o F)</text:span></text:p>
      <text:p text:style-name="P50"><text:tab/><text:tab/>b) Un conjunto de operaciones realizables por ese tipo → <text:span text:style-name="T200">(</text:span><text:span text:style-name="T195">not</text:span><text:span text:style-name="T200"> V)</text:span></text:p>
      <text:p text:style-name="P50"><text:tab/><text:tab/>c) Una representación interna <text:span text:style-name="T200">(como se representa para la computadora el dato)</text:span>.</text:p>
      <text:p text:style-name="P50"/>
      <text:p text:style-name="P124">Clasificación:</text:p>
      <text:p text:style-name="P32"><text:span text:style-name="T96">Simple: </text:span><text:span text:style-name="T68">toman un único valor, en un momento determinado, de todos los permitidos para ese tipo.</text:span></text:p>
      <text:p text:style-name="P38"><text:span text:style-name="T68"><text:tab/></text:span><text:span text:style-name="T174">•</text:span><text:span text:style-name="T176"> </text:span><text:span text:style-name="T39">Definido por el lenguaje</text:span><text:span text:style-name="T24">: </text:span><text:span text:style-name="T68">Son provistos por el lenguaje y tanto la representación como sus <text:tab/>operaciones y valores son reservadas al mismo.</text:span></text:p>
      <text:p text:style-name="P32"><text:span text:style-name="T68"><text:tab/><text:tab/></text:span><text:span text:style-name="T96">Numérico:</text:span><text:span text:style-name="T68"> representa el conjunto de números que se puede necesitar. Estos pueden ser <text:tab/><text:tab/>enteros o reales.</text:span></text:p>
      <text:p text:style-name="P32"><text:span text:style-name="T68"><text:tab/><text:tab/><text:tab/>- enteros: es un dato </text:span><text:span text:style-name="T39">simple y ordina</text:span><text:span text:style-name="T24">l</text:span><text:span text:style-name="T68">, la cantidad representable es finita (</text:span><text:span text:style-name="T72">según la <text:tab/><text:tab/><text:tab/>memoria de la maquina en la que hagamos hincapié, por lo general </text:span><text:span text:style-name="T68">-32768 a <text:tab/><text:tab/><text:tab/><text:tab/>32767), la ocupación es de 2 bytes.</text:span></text:p>
      <text:p text:style-name="P32"><text:span text:style-name="T68"><text:tab/><text:tab/><text:tab/><text:tab/></text:span><text:span text:style-name="T72">Operadores matemáticos → <text:s/>+, -, *, /</text:span></text:p>
      <text:p text:style-name="P55"><text:tab/><text:tab/><text:tab/><text:tab/>Operadores lógicos → <text:s/>&lt;, &gt;, =, &lt;=, =&gt;</text:p>
      <text:p text:style-name="P55"><text:tab/><text:tab/><text:tab/><text:tab/>Operadores enteros → <text:s/>mod, div</text:p>
      <text:p text:style-name="P50"><text:soft-page-break/><text:tab/><text:tab/><text:tab/>- reales: se utiliza notación exponencial o científica. Tienen una representación en <text:tab/><text:tab/><text:tab/>memoria, una para la parte entera <text:s/>otra para la decimal y ocupa 6 u 8 bytes.</text:p>
      <text:p text:style-name="P39"><text:span text:style-name="T68"><text:tab/><text:tab/><text:tab/><text:tab/></text:span><text:span text:style-name="T72">Operadores matemáticos → <text:s/>+, -, *, /</text:span></text:p>
      <text:p text:style-name="P51"><text:span text:style-name="T200"><text:tab/><text:tab/><text:tab/><text:tab/>Operadores lógicos → <text:s/>&lt;, &gt;, =, &lt;=, =&gt;</text:span><text:tab/><text:tab/><text:tab/><text:tab/></text:p>
      <text:p text:style-name="P51"/>
      <text:p text:style-name="P32"><text:span text:style-name="T68"><text:tab/><text:tab/></text:span><text:span text:style-name="T96">Carácter:</text:span><text:span text:style-name="T68"> representa un conjunto finito y ordenado de caracteres que la computadora <text:tab/><text:tab/><text:tab/>reconoce. </text:span><text:span text:style-name="T73">Un tipo de dato caracter contiene solo un caracter.</text:span></text:p>
      <text:p text:style-name="P56"><text:tab/><text:tab/>Es simple y ordinal y su orden está dado por la tabla ASCII.</text:p>
      <text:p text:style-name="P57"><text:tab/><text:tab/><text:tab/>Operadores lógicos → &lt;, &lt;=, &gt;, &gt;=, =, &lt;&gt;</text:p>
      <text:p text:style-name="P52"><text:tab/><text:tab/><text:tab/></text:p>
      <text:p text:style-name="P32"><text:span text:style-name="T68"><text:tab/><text:tab/></text:span><text:span text:style-name="T96">Lógico o Booleano: </text:span><text:span text:style-name="T68">permiten representar valores que solo pueden tomar dos valores: <text:tab/><text:tab/><text:tab/>V o F y<text:tab/>ocupan 1byte. </text:span><text:span text:style-name="T120">Es un tipo de dato ordinal (False equivale a 0 y True equivale a 1, <text:tab/><text:tab/><text:tab/>por lo tanto, False es antecesor de True).</text:span><text:span text:style-name="T121"> </text:span></text:p>
      <text:p text:style-name="P32"><text:span text:style-name="T121"><text:tab/><text:tab/><text:tab/></text:span><text:span text:style-name="T122">Operadores lógicos → and(conjunción), or(disyunción), not(negación)</text:span></text:p>
      <text:p text:style-name="P24"/>
      <text:p text:style-name="P38"><text:span text:style-name="T69"><text:tab/></text:span><text:span text:style-name="T174">• </text:span><text:span text:style-name="T40">Definido por el usuario</text:span><text:span text:style-name="T25">:</text:span><text:span text:style-name="T24"> </text:span><text:span text:style-name="T68">Permiten definir nuevos tipos de datos a partir de los tipos primitivos <text:tab/> <text:tab/></text:span><text:span text:style-name="T72">(simples)</text:span><text:span text:style-name="T68">.</text:span></text:p>
      <text:p text:style-name="P32"><text:span text:style-name="T68"><text:tab/><text:tab/></text:span><text:span text:style-name="T96">Subrangos: </text:span><text:span text:style-name="T120">permite limitar el rango de valores que una variable puede adoptar. Sólo <text:tab/><text:tab/><text:tab/>puede establecerse un subrango de datos ordinales.</text:span><text:span text:style-name="T121"> </text:span></text:p>
      <text:p text:style-name="P32"><text:span text:style-name="T68"><text:tab/><text:tab/></text:span><text:span text:style-name="T99">Enumerado: </text:span><text:span text:style-name="T76">permite especificar los valores que puede adoptar una variable.</text:span></text:p>
      <text:p text:style-name="P32"><text:span text:style-name="T99"><text:tab/><text:tab/>Puntero: </text:span><text:span text:style-name="T76">almacena una dirección de memoria que apunta a un tipo de dato <text:tab/><text:tab/><text:tab/><text:tab/>determinado.</text:span></text:p>
      <text:p text:style-name="P7"><text:tab/><text:tab/><text:tab/><text:tab/></text:p>
      <text:p text:style-name="P32"><text:span text:style-name="T96">Compuesto: </text:span><text:span text:style-name="T68">pueden tomar varios valores a la vez que guardan alguna relación lógica entre ellos bajo un único nombre.</text:span></text:p>
      <text:p text:style-name="P43"><text:span text:style-name="T68"><text:tab/></text:span><text:span text:style-name="T174">•</text:span><text:span text:style-name="T176"> </text:span><text:span text:style-name="T39">Definido por el lenguaje</text:span><text:span text:style-name="T24">: </text:span></text:p>
      <text:p text:style-name="P43"><text:span text:style-name="T68"><text:tab/></text:span><text:span text:style-name="T99"><text:tab/></text:span><text:span text:style-name="T96">String: </text:span><text:span text:style-name="T70">es una</text:span><text:span text:style-name="T97"> </text:span><text:span text:style-name="T68">sucesión de caracteres de longitud determinada.</text:span><text:span text:style-name="T24"><text:tab/><text:tab/></text:span></text:p>
      <text:p text:style-name="P43"><text:span text:style-name="T177"><text:tab/></text:span><text:span text:style-name="T174">• </text:span><text:span text:style-name="T40">Definido por el usuario</text:span><text:span text:style-name="T25">:</text:span></text:p>
      <text:p text:style-name="P32"><text:span text:style-name="T96"><text:tab/><text:tab/>Registros:</text:span><text:span text:style-name="T68"> permiten agrupar diferentes tipos de datos </text:span><text:span text:style-name="T71">(campos)</text:span><text:span text:style-name="T68"> en una estructura única <text:tab/><text:tab/></text:span><text:span text:style-name="T71">(registro)</text:span><text:span text:style-name="T68">. Es heterogénea porque los datos pueden ser de distintos tipos, es estática <text:tab/><text:tab/><text:tab/>porque al declararla se sabe cuánto ocupa, y de acceso directo.</text:span></text:p>
      <text:p text:style-name="P34"><text:span text:style-name="T76"><text:tab/><text:tab/></text:span><text:span text:style-name="T115">Listas:</text:span><text:span text:style-name="T117"> Es una colección de elementos </text:span><text:span text:style-name="T67">homogéneos</text:span><text:span text:style-name="T117"> (todos del mismo tipo) con una <text:tab/><text:tab/><text:tab/>relación </text:span><text:span text:style-name="T67">lineal</text:span><text:span text:style-name="T117"> que los vincula, es decir, que cada elemento tiene un único predecesor <text:tab/><text:tab/><text:tab/>(excepto el primer elemento), y un único sucesor (excepto el ultimo). Compuesta por <text:tab/><text:tab/><text:tab/>Nodos </text:span><text:span text:style-name="T118">que</text:span><text:span text:style-name="T117"> se conectan por medio de enlaces o punteros. Cada nodo tiene un “dato” <text:tab/><text:tab/><text:tab/>(cualquier dato) y “siguiente” (tipo puntero).</text:span></text:p>
      <text:p text:style-name="P34"><text:span text:style-name="T117"><text:tab/><text:tab/>Es </text:span><text:span text:style-name="T67">dinámica</text:span><text:span text:style-name="T117"> ya que su tamaño se modifica durante la ejecución </text:span><text:span text:style-name="T118">y l</text:span><text:span text:style-name="T117">os elementos no tienen <text:tab/><text:tab/>un orden secuencial en la memoria, pero tienen un orden interno lógico. </text:span></text:p>
      <text:p text:style-name="P32"><text:span text:style-name="T99"><text:tab/><text:tab/></text:span><text:span text:style-name="T115">Arreglos:</text:span><text:span text:style-name="T117"> Es una colección de elementos que se guardan consecutivamente en la memoria <text:tab/><text:tab/>y se pueden referenciar a través de una variable “índice”. Es </text:span><text:span text:style-name="T67">homogénea</text:span><text:span text:style-name="T117"> porque los <text:tab/><text:tab/><text:tab/>elementos son todos del mismo tipo, es </text:span><text:span text:style-name="T67">estática</text:span><text:span text:style-name="T117"> porque el tamaño no cambia durante la <text:tab/><text:tab/>ejecución e </text:span><text:span text:style-name="T67">indexada</text:span><text:span text:style-name="T117"> porque para ingresar a una posición se debe llevar una variable <text:tab/><text:tab/><text:tab/>“índice”.</text:span></text:p>
      <text:p text:style-name="P50"/>
      <text:p text:style-name="P125">Ventajas <text:span text:style-name="T222">de tipos de datos definidos por el programador</text:span></text:p>
      <text:p text:style-name="P42"><text:span text:style-name="T76"><text:tab/></text:span><text:span text:style-name="T176">•</text:span><text:span text:style-name="T76"> </text:span><text:span text:style-name="T110">Flexibilidad:</text:span><text:span text:style-name="T76"> en caso de se necesario, modificar la forma en que se representa el dato, solo se <text:tab/>debe modificar <text:tab/>una declaración en lugar de un conjunto de declaraciones de variables.</text:span></text:p>
      <text:p text:style-name="P42"><text:span text:style-name="T76"><text:tab/></text:span><text:span text:style-name="T176">•</text:span><text:span text:style-name="T76"> </text:span><text:span text:style-name="T110">Documentación</text:span><text:span text:style-name="T76">: se pueden usar como identificador de los tipos, nombres autoexplicativos, <text:tab/>facilitando de esta manera el entendimiento y lectura del programa.</text:span></text:p>
      <text:p text:style-name="P42"><text:span text:style-name="T76"><text:tab/></text:span><text:span text:style-name="T176">•</text:span><text:span text:style-name="T76"> </text:span><text:span text:style-name="T110">Seguridad:</text:span><text:span text:style-name="T76"> se reducen los errores por el uso de operadores inadecuados del dato a manejar, y se <text:tab/>pueden obtener programas más confiables.</text:span></text:p>
      <text:p text:style-name="P50"/>
      <text:p text:style-name="P160">Tipo de Variables</text:p>
      <text:p text:style-name="P163"><text:span text:style-name="T68"><text:tab/></text:span><text:span text:style-name="T98">Variables</text:span><text:span text:style-name="T74">: es una zona de memoria cuyo contenido va a ser algunos de los tipos mencionados <text:tab/>anteriormente. La dirección inicial de esta zona se asocia con el nombre de la variable. Puede <text:tab/><text:tab/>cambiar el valor durante <text:s/>el programa</text:span></text:p>
      <text:p text:style-name="P163"><text:span text:style-name="T74"><text:tab/></text:span><text:span text:style-name="T98">Constantes</text:span><text:span text:style-name="T74">: Idem. No puede cambiar su valor durante el programa</text:span></text:p>
      <text:p text:style-name="P58"/>
      <text:p text:style-name="P59">Tipos de Datos</text:p>
      <text:p text:style-name="P40"><text:span text:style-name="T24">Read: </text:span><text:span text:style-name="T68">Es una operación que se utiliza para tomar datos desde un dispositivo de entrada (por defecto desde el teclado) y asignarlos a la variable correspondiente.</text:span></text:p>
      <text:p text:style-name="P164"><text:span text:style-name="T24">Write: </text:span><text:span text:style-name="T68">Es una operación que se utiliza para mostrar el contenido de una variable, por defecto en pantalla.</text:span></text:p>
      <text:p text:style-name="P50"/>
      <text:p text:style-name="P174"><text:soft-page-break/>Tipos/Estructuras de control</text:p>
      <text:p text:style-name="P153"><text:span text:style-name="T6">Concepto Estructuras de Control</text:span><text:span text:style-name="T4">: </text:span><text:span text:style-name="T23">Conjunto mínimo de instrucciones que permiten especificar el control del algoritmo que se quiere implementar.</text:span></text:p>
      <text:p text:style-name="P126"><text:span text:style-name="T183"><text:tab/></text:span><text:span text:style-name="T180">• </text:span><text:span text:style-name="T184">Selección</text:span><text:span text:style-name="T185">(decisión)</text:span><text:span text:style-name="T184">:<text:tab/> </text:span></text:p>
      <text:p text:style-name="P142"><text:span text:style-name="T61"><text:tab/><text:tab/></text:span><text:span text:style-name="T47">1) </text:span><text:span text:style-name="T65">Simple (if - </text:span><text:span text:style-name="T66">else</text:span><text:span text:style-name="T65">):</text:span><text:span text:style-name="T47"> </text:span></text:p>
      <text:p text:style-name="P141"><text:span text:style-name="T61"><text:tab/><text:tab/></text:span><text:span text:style-name="T47">2) </text:span><text:span text:style-name="T65">Múltiple (case):</text:span><text:span text:style-name="T47"> Permite realizar distintas acciones dependiendo del valor de una <text:tab/><text:tab/><text:tab/>variable. </text:span><text:span text:style-name="T50">La variable del case debe ser de tipo ordinal y las opciones deben ser disjuntas.</text:span></text:p>
      <text:p text:style-name="P53"/>
      <text:p text:style-name="P53"/>
      <text:p text:style-name="P142"><text:span text:style-name="T47"><text:tab/></text:span><text:span text:style-name="T178">• </text:span><text:span text:style-name="T181"><text:s/></text:span><text:span text:style-name="T61">Iterativas:<text:tab/></text:span></text:p>
      <text:p text:style-name="P142"><text:span text:style-name="T61"><text:s/><text:tab/><text:tab/></text:span><text:span text:style-name="T47">1) </text:span><text:span text:style-name="T65">Precondicional (while):</text:span><text:span text:style-name="T47"> Primero evalúa la condición y s</text:span><text:span text:style-name="T48">e</text:span><text:span text:style-name="T47"> ejecuta el bloque de <text:tab/><text:tab/><text:tab/><text:tab/>acciones </text:span><text:span text:style-name="T31">mientras</text:span><text:span text:style-name="T49"> la condición sea verdadera</text:span><text:span text:style-name="T47">. </text:span><text:span text:style-name="T49">Ejecuciones → 0, 1 o más.</text:span></text:p>
      <text:p text:style-name="P141"><text:span text:style-name="T47"><text:tab/><text:tab/>2) </text:span><text:span text:style-name="T65">Postcondicional (repeat):</text:span><text:span text:style-name="T47"> Ejecuta las acciones y luego evaluá la condición <text:tab/><text:tab/><text:tab/><text:tab/></text:span><text:span text:style-name="T48">ejecutando el bloque de acciones </text:span><text:span text:style-name="T32">hasta</text:span><text:span text:style-name="T48"> que ésta sea falsa. </text:span><text:span text:style-name="T49">Ejecuciones → 1 o más. </text:span></text:p>
      <text:p text:style-name="P32"><text:span text:style-name="T75"><text:tab/><text:tab/>3) </text:span><text:span text:style-name="T109">Repetitiva (for):</text:span><text:span text:style-name="T75"> Consiste en </text:span><text:span text:style-name="T30">repetir</text:span><text:span text:style-name="T75"> N veces un bloque de acciones, sabiendo de <text:tab/><text:tab/><text:tab/>antemano la cantidad de veces a ejecutar el bloque.</text:span></text:p>
      <text:p text:style-name="P7"/>
      <text:p text:style-name="P174">Modularización </text:p>
      <text:p text:style-name="P32"><text:span text:style-name="T24">Implica </text:span><text:span text:style-name="T39">dividir un problema en partes</text:span><text:span text:style-name="T24">. Se busca que cada parte realice una tarea simple y pueda resolverse de manera independiente de las otras tareas.</text:span></text:p>
      <text:p text:style-name="P32"><text:span text:style-name="T18">Modulo:</text:span><text:span text:style-name="T68"> </text:span></text:p>
      <text:p text:style-name="P41"><text:span text:style-name="T68"><text:tab/></text:span><text:span text:style-name="T175">• </text:span><text:span text:style-name="T76">Encapsula acciones, tareas o funciones.</text:span></text:p>
      <text:p text:style-name="P61"><text:tab/><text:span text:style-name="T179">• </text:span>En ellos se pueden representar los objetivos relevantes del problema a resolver.</text:p>
      <text:p text:style-name="P61"><text:tab/><text:span text:style-name="T179">• </text:span>Tarea especifica bien definida.</text:p>
      <text:p text:style-name="P61"><text:tab/><text:span text:style-name="T179">• </text:span>Se comunican entre si adecuadamente y cooperan para conseguir un objetivo común</text:p>
      <text:p text:style-name="P32"><text:span text:style-name="T76"><text:tab/><text:tab/></text:span><text:span text:style-name="T46">Beneficios:</text:span><text:span text:style-name="T76"> </text:span></text:p>
      <text:p text:style-name="P32"><text:span text:style-name="T76"><text:tab/><text:tab/><text:tab/></text:span><text:span text:style-name="T99">a)</text:span><text:span text:style-name="T76"> </text:span><text:span text:style-name="T45">Facilidad de mantenimiento:</text:span><text:span text:style-name="T76"> Se aíslan los errores que se producen con mayor <text:tab/><text:tab/><text:tab/><text:tab/>facilidad. Se pueden corregir en menor tiempo y disminuye los costos de <text:tab/><text:tab/><text:tab/><text:tab/>mantenimiento de los sistemas.</text:span></text:p>
      <text:p text:style-name="P32"><text:span text:style-name="T76"><text:tab/><text:tab/><text:tab/></text:span><text:span text:style-name="T99">b) </text:span><text:span text:style-name="T45">Reusabilidad:</text:span><text:span text:style-name="T76"> La posibilidad de utilizar repetidamente el producto de software <text:tab/><text:tab/><text:tab/>desarrollado.</text:span></text:p>
      <text:p text:style-name="P32"><text:span text:style-name="T76"><text:tab/><text:tab/><text:tab/></text:span><text:span text:style-name="T99">c) </text:span><text:span text:style-name="T45">Mayor Productividad:</text:span><text:span text:style-name="T76"> Un equipo de desarrollo puede trabajar en conjunto en <text:tab/><text:tab/><text:tab/><text:tab/>varios módulos, reduciendo el tiempo de desarrollo global del sistema.</text:span></text:p>
      <text:p text:style-name="P32"><text:span text:style-name="T76"><text:tab/><text:tab/><text:tab/></text:span><text:span text:style-name="T99">d) </text:span><text:span text:style-name="T45">Facilidad de Crecimiento:</text:span><text:span text:style-name="T76"> Permite disminuir los riesgos y costos de incorporar <text:tab/><text:tab/><text:tab/><text:tab/>nuevas prestaciones a un sistema en funcionamiento.</text:span></text:p>
      <text:p text:style-name="P32"><text:span text:style-name="T76"><text:tab/><text:tab/><text:tab/></text:span><text:span text:style-name="T99">e) </text:span><text:span text:style-name="T45">Legibilidad:</text:span><text:span text:style-name="T76"> Mayor claridad para leer y comprender el código fuente.</text:span></text:p>
      <text:p text:style-name="P60"/>
      <text:p text:style-name="P118">Módulos que ofrece Pascal:</text:p>
      <text:p text:style-name="P32"><text:span text:style-name="T33">Procedimiento: </text:span><text:span text:style-name="T76">Conjunto de instrucciones que realizar una tarea especifica y retorna 0, 1 o mas valores.</text:span></text:p>
      <text:p text:style-name="P60"><text:tab/>-Se invoca por su nombre.</text:p>
      <text:p text:style-name="P60"><text:tab/>-Devuelven 0, 1 o mas valores.</text:p>
      <text:p text:style-name="P60"><text:tab/>-Pueden devolver cualquier tipo de valor.</text:p>
      <text:p text:style-name="P60"><text:tab/>-Luego de ejecutado el módulo, el flujo de control retorna a la instrucción siguiente a la invocación <text:tab/>del mismo.</text:p>
      <text:p text:style-name="P32"><text:span text:style-name="T33">Función:</text:span><text:span text:style-name="T76"> Conjunto de instrucciones que realizan una tarea específica y como resultado retorna un único valor de tipo simple. </text:span></text:p>
      <text:p text:style-name="P60"><text:tab/>-Se invoca por su nombre.</text:p>
      <text:p text:style-name="P60"><text:tab/>-Devuelve un único valor.</text:p>
      <text:p text:style-name="P60"><text:tab/>-Pueden invocarse dentro de estructuras de control.</text:p>
      <text:p text:style-name="P60"><text:tab/>-Devuelven solo tipos simples.</text:p>
      <text:p text:style-name="P60">É<text:span text:style-name="T223">stos se pueden comunicar a través de parámetros o variables globales (menos aconsejable).</text:span></text:p>
      <text:p text:style-name="P60"/>
      <text:p text:style-name="P32"><text:span text:style-name="T33">Tanto </text:span><text:span text:style-name="T37">Funciones como Procedimientos</text:span><text:span text:style-name="T33"> pueden contener además, de la </text:span><text:span text:style-name="T34">declaración</text:span><text:span text:style-name="T37"> de tipos y variables propias</text:span><text:span text:style-name="T33">, la </text:span><text:span text:style-name="T34">definición</text:span><text:span text:style-name="T33"> de otros </text:span><text:span text:style-name="T34">módulos</text:span><text:span text:style-name="T33">.</text:span></text:p>
      <text:p text:style-name="P129"/>
      <text:p text:style-name="P60"/>
      <text:p text:style-name="P157">Alcance de las variables:</text:p>
      <text:p text:style-name="P35"><text:span text:style-name="T10"><text:tab/></text:span><text:span text:style-name="T176">• </text:span><text:span text:style-name="T99">Variables Globales: </text:span><text:span text:style-name="T76">Su declaración </text:span><text:span text:style-name="T77">s</text:span><text:span text:style-name="T76">e hace en la sección de declaración del programa principal, <text:tab/>es decir fuera de todos los módulos del programa y podrá ser usada en el programa y en todos los <text:tab/>módulos del mismo. </text:span></text:p>
      <text:p text:style-name="P32"><text:span text:style-name="T76"><text:tab/><text:tab/></text:span><text:span text:style-name="T33">Desventajas: <text:tab/></text:span><text:span text:style-name="T76">◦ </text:span><text:span text:style-name="T83">Demasiados identificadores.</text:span></text:p>
      <text:p text:style-name="P32"><text:soft-page-break/><text:span text:style-name="T33"><text:tab/><text:tab/><text:tab/><text:tab/></text:span><text:span text:style-name="T76">◦ </text:span><text:span text:style-name="T83">No se especifica la comunicación entre los módulos</text:span><text:span text:style-name="T76">.</text:span></text:p>
      <text:p text:style-name="P60"><text:tab/><text:tab/><text:tab/><text:tab/>◦ Posibilidad de conflicto entre los nombres de las variables utilizadas por <text:tab/><text:tab/><text:tab/><text:tab/>diferentes programadores.</text:p>
      <text:p text:style-name="P60"><text:tab/><text:tab/><text:tab/><text:tab/>◦ <text:span text:style-name="T223">Posibilidad de perder integridad de los datos, al modificar <text:tab/><text:tab/><text:tab/><text:tab/><text:tab/><text:tab/>involuntariamente en un módulo datos de alguna variable que luego <text:tab/><text:tab/><text:tab/><text:tab/><text:tab/>deberá utilizar otro módulo</text:span>.</text:p>
      <text:p text:style-name="P60"><text:tab/><text:tab/><text:tab/><text:tab/>◦ Uso de memoria.</text:p>
      <text:p text:style-name="P60"><text:tab/><text:tab/><text:tab/><text:tab/></text:p>
      <text:p text:style-name="P35"><text:span text:style-name="T76"><text:tab/></text:span><text:span text:style-name="T176">• </text:span><text:span text:style-name="T100">Variables </text:span><text:span text:style-name="T99">Local al modulo:</text:span><text:span text:style-name="T76"> Su declaración se hace en un modulo en particular y solo podrá ser <text:tab/>usada en ese modulo. Si este modulo contiene a su vez otros módulos, </text:span><text:span text:style-name="T77">esta </text:span><text:span text:style-name="T76">variable podrá ser <text:tab/>usada por </text:span><text:span text:style-name="T77">los mismos</text:span><text:span text:style-name="T76">, </text:span><text:span text:style-name="T77">siempre y cuando esté declarada previo a ellos</text:span><text:span text:style-name="T76">.</text:span></text:p>
      <text:p text:style-name="P35"><text:span text:style-name="T76"><text:tab/></text:span><text:span text:style-name="T176">• </text:span><text:span text:style-name="T100">Variables </text:span><text:span text:style-name="T99">local al Programa: </text:span><text:span text:style-name="T76">Su declaración se </text:span><text:span text:style-name="T77">hace </text:span><text:span text:style-name="T76">antes de la sección de instrucciones del <text:tab/>programa y después de la declaración de los módulos.</text:span></text:p>
      <text:p text:style-name="P35"><text:span text:style-name="T76"><text:tab/></text:span><text:span text:style-name="T176">• </text:span><text:span text:style-name="T100">P</text:span><text:span text:style-name="T99">arámetros: </text:span><text:span text:style-name="T76">Son los datos que se utilizaran para la comunicación entre el programa </text:span><text:span text:style-name="T77">principal</text:span><text:span text:style-name="T76"> y <text:tab/>los módulos, de una manera explicita. </text:span><text:span text:style-name="T83">Permiten el ocultamiento de datos (Data Hiding)</text:span><text:span text:style-name="T76"> </text:span><text:span text:style-name="T77">Estos <text:tab/>pueden ser :</text:span></text:p>
      <text:p text:style-name="P32"><text:span text:style-name="T76"><text:tab/><text:tab/>-</text:span><text:span text:style-name="T45">Por Valor:</text:span><text:span text:style-name="T76"> es un dato de entrada. </text:span><text:span text:style-name="T77">S</text:span><text:span text:style-name="T76">ignifica que el </text:span><text:span text:style-name="T77">módulo</text:span><text:span text:style-name="T76"> recibe una copia de un valor <text:tab/><text:tab/><text:tab/>proveniente de otro </text:span><text:span text:style-name="T77">módulo</text:span><text:span text:style-name="T76"> o del programa principal .</text:span></text:p>
      <text:p text:style-name="P32"><text:span text:style-name="T76"><text:tab/><text:tab/><text:tab/></text:span><text:span text:style-name="T33">Desventajas: <text:tab/></text:span><text:span text:style-name="T76">◦ Utilización importante de memoria (podría haber </text:span><text:span text:style-name="T77">demasiada</text:span><text:span text:style-name="T76"><text:tab/><text:tab/><text:tab/><text:tab/><text:tab/><text:tab/>memoria local).</text:span></text:p>
      <text:p text:style-name="P60"/>
      <text:p text:style-name="P32"><text:span text:style-name="T76"><text:tab/><text:tab/>-</text:span><text:span text:style-name="T45">Por Referencia:</text:span><text:span text:style-name="T76"> es un dato de entrada/salida que contiene la dirección de memoria donde <text:tab/><text:tab/>se encuentra la información compartida con otro modulo o programa que lo invoca. <text:tab/><text:tab/><text:tab/>Cualquier alteración sobre la variable se verá reflejada en le resto del programa.</text:span></text:p>
      <text:p text:style-name="P8"><text:tab/></text:p>
      <text:p text:style-name="P135">Si es una variable utilizada en un proceso/función:</text:p>
      <text:p text:style-name="P114"><text:tab/>→ Se busca si es variable <text:span text:style-name="T211">local al módulo</text:span>, sino </text:p>
      <text:p text:style-name="P114"><text:tab/><text:tab/>→ se busca si es un <text:span text:style-name="T211">parámetro</text:span>, sino </text:p>
      <text:p text:style-name="P114"><text:tab/><text:tab/><text:tab/>→ se busca como variable <text:span text:style-name="T211">global</text:span>.</text:p>
      <text:p text:style-name="P114"/>
      <text:p text:style-name="P135">Si es una variable utilizada por el programa:</text:p>
      <text:p text:style-name="P114"><text:tab/>→ Se busca como variable <text:span text:style-name="T211">local al programa</text:span>, sino</text:p>
      <text:p text:style-name="P114"><text:tab/><text:tab/>→ <text:span text:style-name="T221">s</text:span>e busca como variable <text:span text:style-name="T211">global</text:span>.</text:p>
      <text:p text:style-name="P114"/>
      <text:p text:style-name="P130">Si la variable buscada no se encuentra declarada generará error, si la variable no está inicializada, contendrá basura.</text:p>
      <text:p text:style-name="P12"/>
      <text:p text:style-name="P169">Estructura de Datos </text:p>
      <text:p text:style-name="P158">Tipo de datos → Compuesto (def por usuario) → Estructurados</text:p>
      <text:p text:style-name="P32"><text:span text:style-name="T33">Es un </text:span><text:span text:style-name="T45">conjunto de variables</text:span><text:span text:style-name="T33"> (que podrían ser de distinto tipo) que poseen una relación lógica o conceptual entre si, y que se pueden reconocer como un todo, bajo un nombre único. </text:span><text:span text:style-name="T76">Esto nos va a permitir representar los elementos del mundo real, que son mas complejos que un numero entero, un carácter o una palabra. </text:span></text:p>
      <text:p text:style-name="P60"/>
      <text:p text:style-name="P118">Clasificación Según:<text:tab/></text:p>
      <text:p text:style-name="P32"><text:span text:style-name="T99"><text:tab/></text:span><text:span text:style-name="T111">Elementos</text:span></text:p>
      <text:p text:style-name="P32"><text:span text:style-name="T37"><text:tab/><text:tab/></text:span><text:span text:style-name="T33">Homogénea:</text:span><text:span text:style-name="T76"> todos los elementos que la componen pertenecen al mismo tipo de dato.</text:span></text:p>
      <text:p text:style-name="P32"><text:span text:style-name="T33"><text:tab/><text:tab/>Heterogénea: </text:span><text:span text:style-name="T76">los elementos que la componen pueden ser de distinto tipo de dato.</text:span></text:p>
      <text:p text:style-name="P60"/>
      <text:p text:style-name="P32"><text:span text:style-name="T76"><text:tab/></text:span><text:span text:style-name="T111">Ocupación en Memoria</text:span><text:span text:style-name="T99"> </text:span></text:p>
      <text:p text:style-name="P32"><text:span text:style-name="T99"><text:tab/><text:tab/></text:span><text:span text:style-name="T33">Estática:</text:span><text:span text:style-name="T76"> la cantidad de elementos que puede contener no varía durante la ejecución del <text:tab/><text:tab/>programa.</text:span></text:p>
      <text:p text:style-name="P32"><text:span text:style-name="T76"><text:tab/><text:tab/></text:span><text:span text:style-name="T33">Dinámica: </text:span><text:span text:style-name="T76">la cantidad de elementos puede variar, por lo tanto, puede variar la memoria en <text:tab/><text:tab/>tiempo de ejecución.</text:span></text:p>
      <text:p text:style-name="P32"><text:span text:style-name="T76"><text:tab/></text:span><text:span text:style-name="T111">Forma de Acceso</text:span></text:p>
      <text:p text:style-name="P32"><text:span text:style-name="T76"><text:tab/><text:tab/></text:span><text:span text:style-name="T33">Directo: </text:span><text:span text:style-name="T76">se accede directamente al elemento sin pasar por otros.</text:span></text:p>
      <text:p text:style-name="P32"><text:span text:style-name="T99"><text:tab/><text:tab/></text:span><text:span text:style-name="T33">Secuencial: </text:span><text:span text:style-name="T76">Para acceder a un elemento particular se debe respetar un orden <text:tab/><text:tab/><text:tab/><text:tab/>predeterminado.</text:span></text:p>
      <text:p text:style-name="P32"><text:span text:style-name="T76"><text:tab/></text:span><text:span text:style-name="T111">Relación entre sus elementos</text:span></text:p>
      <text:p text:style-name="P36"><text:span text:style-name="T76"><text:tab/><text:tab/></text:span><text:span text:style-name="T33">Lineal: </text:span><text:span text:style-name="T76">cada elemento puede tener 0 o 1 sucesor, 0 o 1 predecesor o ambos. </text:span><text:span text:style-name="T78">Ej: vectores, <text:tab/><text:tab/>listas</text:span></text:p>
      <text:p text:style-name="P32"><text:span text:style-name="T76"><text:tab/><text:tab/></text:span><text:span text:style-name="T33">No lineal: </text:span><text:span text:style-name="T76">si para un elemento dado pueden existir 0, 1 o mas elementos que le suceden y <text:tab/><text:tab/>0, 1 o mas elementos que le preceden. </text:span><text:span text:style-name="T78">Ej: árboles, grafos.</text:span></text:p>
      <text:p text:style-name="P60"><text:soft-page-break/></text:p>
      <text:p text:style-name="P60"/>
      <text:p text:style-name="P118"/>
      <text:p text:style-name="P169">Registros</text:p>
      <text:p text:style-name="P32"><text:span text:style-name="T11">Tipo de datos </text:span><text:span text:style-name="T12">→ </text:span><text:span text:style-name="T11">Compuesto (def por usuario)</text:span><text:span text:style-name="T10"> </text:span><text:span text:style-name="T12">→</text:span><text:span text:style-name="T10"> </text:span><text:span text:style-name="T11">Estructurados</text:span><text:span text:style-name="T10"> </text:span><text:span text:style-name="T12">→ </text:span><text:span text:style-name="T11">Registros</text:span></text:p>
      <text:p text:style-name="P129">Permiten agrupar un conjunto de campos de igual o diferente tipo de datos, bajo un nombre único.</text:p>
      <text:p text:style-name="P32"><text:span text:style-name="T33"><text:tab/></text:span><text:span text:style-name="T37">Características</text:span></text:p>
      <text:p text:style-name="P154"><text:span text:style-name="T105"><text:tab/></text:span><text:span text:style-name="T107">• </text:span><text:span text:style-name="T112">Heterogéne</text:span><text:span text:style-name="T113">o</text:span><text:span text:style-name="T105">: cada campo puede ser </text:span><text:span text:style-name="T106">distinto tipo</text:span><text:span text:style-name="T105">.</text:span></text:p>
      <text:p text:style-name="P154"><text:span text:style-name="T105"><text:tab/></text:span><text:span text:style-name="T107">• </text:span><text:span text:style-name="T112">Acceso Directo</text:span><text:span text:style-name="T105">: cada campo se puede referenciar directamente sin necesidad de referenciar los <text:tab/>otros.</text:span></text:p>
      <text:p text:style-name="P154"><text:span text:style-name="T17"><text:tab/></text:span><text:span text:style-name="T107">• </text:span><text:span text:style-name="T112">Estátic</text:span><text:span text:style-name="T113">o</text:span><text:span text:style-name="T105">: su </text:span><text:span text:style-name="T106">tamaño </text:span><text:span text:style-name="T105">en memoria puede ser calculado realizando las suma de sus campos, algo que <text:tab/>no varía en tiempo de ejecución.</text:span></text:p>
      <text:p text:style-name="P155"><text:span text:style-name="T105"><text:tab/></text:span><text:span text:style-name="T107">• </text:span><text:span text:style-name="T114">Compuesto por campos</text:span><text:span text:style-name="T108">: representan cada uno de los datos que forman el registro.</text:span></text:p>
      <text:p text:style-name="P60"/>
      <text:p text:style-name="P32"><text:span text:style-name="T76"><text:tab/></text:span><text:span text:style-name="T45">Op sobre la variable de tipo registro</text:span></text:p>
      <text:p text:style-name="P63"><text:tab/><text:tab/>Asignación: (prod1:= prod2) siempre y cuando estén definidos del mismo tipo. </text:p>
      <text:p text:style-name="P32"><text:span text:style-name="T76"><text:tab/></text:span><text:span text:style-name="T45">Op sobre los campos que componen el registro</text:span></text:p>
      <text:p text:style-name="P60"><text:tab/><text:tab/>Como cada campo del registro puede tener su propio tipo de dato, las operaciones a <text:tab/><text:tab/><text:tab/>realizar son las permitidas para el tipo de dato que posea el campo correspondiente.</text:p>
      <text:p text:style-name="P62"><text:tab/><text:tab/>Acceso a cada campo en particular: a través del <text:span text:style-name="T224">símbolo</text:span> punto (.).</text:p>
      <text:p text:style-name="P60"/>
      <text:p text:style-name="P60"/>
      <text:p text:style-name="P169">Arreglos</text:p>
      <text:p text:style-name="P159">Tipo de datos → Compuesto (def por usuario) → Estructurados → Arreglos</text:p>
      <text:p text:style-name="P32"><text:span text:style-name="T3">Arreglo:</text:span><text:span text:style-name="T33"> </text:span><text:span text:style-name="T45">colección de elementos</text:span><text:span text:style-name="T33"> que se guardan consecutivamente en la memoria y se pueden referenciar a través de índices.</text:span></text:p>
      <text:p text:style-name="P44"><text:span text:style-name="T33"><text:tab/></text:span><text:span text:style-name="T103">•</text:span><text:span text:style-name="T76"> Homogéne</text:span><text:span text:style-name="T79">o</text:span><text:span text:style-name="T76">: todos los elementos son del mismo tipo.</text:span></text:p>
      <text:p text:style-name="P44"><text:span text:style-name="T33"><text:tab/></text:span><text:span text:style-name="T103">•</text:span><text:span text:style-name="T76"> Acceso directo: los componentes o elementos pueden recuperarse en cualquier orden, <text:tab/>simplemente indicando su posición.</text:span></text:p>
      <text:p text:style-name="P44"><text:span text:style-name="T76"><text:tab/></text:span><text:span text:style-name="T103">•</text:span><text:span text:style-name="T95"> </text:span><text:span text:style-name="T76">Indexad</text:span><text:span text:style-name="T79">o</text:span><text:span text:style-name="T76">: acceso a los elementos a través de los índices.</text:span></text:p>
      <text:p text:style-name="P44"><text:span text:style-name="T76"><text:tab/></text:span><text:span text:style-name="T103">•</text:span><text:span text:style-name="T76"> Estátic</text:span><text:span text:style-name="T79">o</text:span><text:span text:style-name="T76">: la memoria ocupada durante la ejecución del programa es fija.</text:span></text:p>
      <text:p text:style-name="P44"><text:span text:style-name="T76"><text:tab/></text:span><text:span text:style-name="T103">•</text:span><text:span text:style-name="T76"> Lineal: cada elemento tiene uno que precede y uno que lo sigue.</text:span></text:p>
      <text:p text:style-name="P60"/>
      <text:p text:style-name="P32"><text:span text:style-name="T99">Clasificación:</text:span><text:span text:style-name="T76"> </text:span></text:p>
      <text:p text:style-name="P32"><text:span text:style-name="T76"><text:tab/>-</text:span><text:span text:style-name="T33">Unidimensionales (vectores):</text:span><text:span text:style-name="T76"> única dimensión. Cada posición es accesible mediante un único indice. </text:span></text:p>
      <text:p text:style-name="P32"><text:span text:style-name="T76"><text:tab/>-</text:span><text:span text:style-name="T33">Multidimensionales (matrices):</text:span><text:span text:style-name="T76"> mas de una dimensión. Cada elemento dentro de ellos se direcciona <text:s/><text:tab/>mediante dos indices o mas.</text:span></text:p>
      <text:p text:style-name="P32"><text:span text:style-name="T45">Rango:</text:span><text:span text:style-name="T33"> </text:span><text:span text:style-name="T76">Puede ser cualquier subrango de tipo enumerado. El tipo de elemento debe ser de un tipo básico o de un tipo previamente definido (simple o estructurado). Ubicado en posiciones contiguas de memoria.</text:span></text:p>
      <text:p text:style-name="P32"><text:span text:style-name="T45">Tipo de Elemento del arreglo:</text:span><text:span text:style-name="T33"> </text:span><text:span text:style-name="T76">de tipo estático (Integer, Char, Boolean, Real, String, Arreglo).</text:span></text:p>
      <text:p text:style-name="P60"><text:tab/></text:p>
      <text:p text:style-name="P118">Consideraciones sobre el Vector: </text:p>
      <text:p text:style-name="P32"><text:span text:style-name="T99"><text:tab/></text:span><text:span text:style-name="T37">-</text:span><text:span text:style-name="T33">Dimensión Física: </text:span><text:span text:style-name="T76">Especificada en el momento de la declaración y determina su ocupación <text:tab/><text:tab/>en memoria, la cual no varia durante la ejecución del programa.</text:span></text:p>
      <text:p text:style-name="P32"><text:span text:style-name="T76"><text:tab/></text:span><text:span text:style-name="T33">-Dimensión Lógica: </text:span><text:span text:style-name="T76">Se determina cuando se cargan los elementos del vector. Indica la cantidad de <text:tab/>posiciones de memoria ocupadas con contenidos cargados desde la posición inicial en forma <text:tab/>consecutiva. </text:span></text:p>
      <text:p text:style-name="P60"/>
      <text:p text:style-name="P118">Operaciones <text:span text:style-name="T225">con vectores</text:span>:</text:p>
      <text:p text:style-name="P118"><text:tab/></text:p>
      <text:p text:style-name="P118"><text:tab/><text:span text:style-name="T213">Agregar </text:span><text:span text:style-name="T228">→ </text:span><text:span text:style-name="T186">significa poner </text:span><text:span text:style-name="T216">al final</text:span><text:span text:style-name="T186"> de los elementos que tiene el vector </text:span><text:span text:style-name="T216">un nuevo elemento</text:span><text:span text:style-name="T186">. Puede <text:tab/>pasar que esta operación no se pueda realizar si el vector se encuentra lleno.</text:span></text:p>
      <text:p text:style-name="P105"><text:tab/><text:tab/>1. Verificar que haya espacio (dimL &lt; dimF).</text:p>
      <text:p text:style-name="P105"><text:tab/><text:tab/>2. Agregar al final de los elementos ya existentes el nuevo arreglo.</text:p>
      <text:p text:style-name="P105"><text:tab/><text:tab/>3. Incrementar la cantidad de elementos actuales (dimL + 1).</text:p>
      <text:p text:style-name="P100"><text:tab/><text:tab/><text:span text:style-name="T134">Procedure</text:span><text:span text:style-name="T226"> agregar ( </text:span><text:span text:style-name="T144">var</text:span><text:span text:style-name="T226"> vec: vec_numeros; </text:span><text:span text:style-name="T144">var</text:span><text:span text:style-name="T226"> dL: </text:span><text:span text:style-name="T144">integer</text:span><text:span text:style-name="T226">; </text:span><text:span text:style-name="T144">var</text:span><text:span text:style-name="T226"> hecho: </text:span><text:span text:style-name="T144">boolean</text:span><text:span text:style-name="T226">; </text:span></text:p>
      <text:p text:style-name="P100"><text:span text:style-name="T226"><text:tab/><text:tab/><text:tab/><text:tab/><text:tab/>dato: </text:span><text:span text:style-name="T144">integer</text:span><text:span text:style-name="T226">);</text:span></text:p>
      <text:p text:style-name="P95"><text:tab/><text:tab/><text:span text:style-name="T145">Begin</text:span></text:p>
      <text:p text:style-name="P95"><text:tab/><text:tab/><text:tab/><text:span text:style-name="T226">hecho:= </text:span><text:span text:style-name="T145">false</text:span><text:span text:style-name="T226">;</text:span></text:p>
      <text:p text:style-name="P95"><text:tab/><text:tab/><text:tab/><text:span text:style-name="T145">if</text:span><text:span text:style-name="T226"> ((dL + 1) &lt;= dimF) <text:s/></text:span><text:span text:style-name="T145">then begin</text:span></text:p>
      <text:p text:style-name="P95"><text:tab/><text:tab/><text:tab/><text:tab/><text:span text:style-name="T226">hecho:= </text:span><text:span text:style-name="T145">true</text:span><text:span text:style-name="T226">;<text:tab/></text:span></text:p>
      <text:p text:style-name="P94"><text:soft-page-break/><text:tab/><text:tab/><text:tab/><text:tab/><text:span text:style-name="T226">dL:= dL + 1;</text:span></text:p>
      <text:p text:style-name="P94"><text:tab/><text:tab/><text:tab/><text:tab/><text:span text:style-name="T226">vec[dL]:= dato;</text:span></text:p>
      <text:p text:style-name="P95"><text:tab/><text:tab/><text:tab/><text:span text:style-name="T145">end</text:span><text:span text:style-name="T226">;</text:span></text:p>
      <text:p text:style-name="P95"><text:tab/><text:tab/><text:span text:style-name="T145">End</text:span><text:span text:style-name="T226">;</text:span></text:p>
      <text:p text:style-name="P95"/>
      <text:p text:style-name="P119"><text:tab/><text:span text:style-name="T212">Insertar</text:span><text:span text:style-name="T216"> </text:span><text:span text:style-name="T186">→ </text:span><text:span text:style-name="T187">significa </text:span><text:span text:style-name="T217">agregar</text:span><text:span text:style-name="T187"> en el vector un elemento </text:span><text:span text:style-name="T217">en una posición determinada</text:span><text:span text:style-name="T187">. Puede pasar <text:tab/>que ésta operación no se pueda realizar si el vector está lleno o si la posición no es válida.</text:span></text:p>
      <text:p text:style-name="P106"><text:tab/><text:tab/>1. Verificar que haya espacio (dimL &lt; dimF).</text:p>
      <text:p text:style-name="P120"><text:span text:style-name="T186"><text:tab/><text:tab/>2. </text:span><text:span text:style-name="T188">Verificar que la posición sea válida (entre los valores de dimensión definida del vector y <text:tab/><text:tab/>la dimensión lógica)</text:span><text:span text:style-name="T186">.</text:span></text:p>
      <text:p text:style-name="P120"><text:span text:style-name="T186"><text:tab/><text:tab/>3. </text:span><text:span text:style-name="T188">Hacer lugar para poder insertar el elemento (corrimiento de elementos)</text:span><text:span text:style-name="T186">.</text:span></text:p>
      <text:p text:style-name="P120"><text:span text:style-name="T186"><text:tab/><text:tab/></text:span><text:span text:style-name="T188">4. Incrementar la cantidad de elementos actuales.</text:span></text:p>
      <text:p text:style-name="P98"><text:tab/><text:tab/><text:span text:style-name="T134">Procedure</text:span><text:span text:style-name="T226"> </text:span><text:span text:style-name="T227">insertar</text:span><text:span text:style-name="T226"> ( </text:span><text:span text:style-name="T144">var</text:span><text:span text:style-name="T226"> vec: vec_numeros; </text:span><text:span text:style-name="T144">var</text:span><text:span text:style-name="T226"> dL: </text:span><text:span text:style-name="T144">integer</text:span><text:span text:style-name="T226">; </text:span><text:span text:style-name="T144">var</text:span><text:span text:style-name="T226"> hecho: </text:span><text:span text:style-name="T144">boolean</text:span><text:span text:style-name="T226">; dato: <text:tab/><text:tab/><text:tab/><text:tab/><text:tab/><text:tab/></text:span><text:span text:style-name="T144">integer; </text:span><text:span text:style-name="T126">pos: </text:span><text:span text:style-name="T144">integer</text:span><text:span text:style-name="T226">);</text:span></text:p>
      <text:p text:style-name="P96"><text:tab/><text:tab/><text:span text:style-name="T145">Begin</text:span></text:p>
      <text:p text:style-name="P96"><text:tab/><text:tab/><text:tab/><text:span text:style-name="T226">hecho:= </text:span><text:span text:style-name="T145">false</text:span><text:span text:style-name="T226">;</text:span></text:p>
      <text:p text:style-name="P96"><text:tab/><text:tab/><text:tab/><text:span text:style-name="T145">if</text:span><text:span text:style-name="T226"> ((dL + 1) &lt;= dimF) </text:span><text:span text:style-name="T146">and</text:span><text:span text:style-name="T227"> (pos &gt;= 1) </text:span><text:span text:style-name="T146">and</text:span><text:span text:style-name="T227"> (pos &lt;= dL)</text:span><text:span text:style-name="T226"> <text:s/></text:span><text:span text:style-name="T145">then begin</text:span></text:p>
      <text:p text:style-name="P96"><text:tab/><text:tab/><text:tab/><text:tab/><text:span text:style-name="T146">for</text:span><text:span text:style-name="T227"> <text:s/>i:= dL </text:span><text:span text:style-name="T146">down</text:span><text:span text:style-name="T227"> </text:span><text:span text:style-name="T146">to</text:span><text:span text:style-name="T227"> pos </text:span><text:span text:style-name="T146">do</text:span><text:span text:style-name="T227"> </text:span></text:p>
      <text:p text:style-name="P96"><text:tab/><text:tab/><text:tab/><text:tab/><text:tab/><text:span text:style-name="T227">vec[i+1]:= vec[i];</text:span></text:p>
      <text:p text:style-name="P96"><text:tab/><text:tab/><text:tab/><text:tab/><text:span text:style-name="T227">hecho:= </text:span><text:span text:style-name="T146">true</text:span><text:span text:style-name="T227">;</text:span></text:p>
      <text:p text:style-name="P96"><text:tab/><text:tab/><text:tab/><text:tab/><text:span text:style-name="T227">vec[pos]:= dato;</text:span></text:p>
      <text:p text:style-name="P96"><text:tab/><text:tab/><text:tab/><text:tab/><text:span text:style-name="T227">dL:= dL + 1;</text:span></text:p>
      <text:p text:style-name="P96"><text:tab/><text:tab/><text:tab/><text:span text:style-name="T145">end</text:span><text:span text:style-name="T226">;</text:span></text:p>
      <text:p text:style-name="P96"><text:tab/><text:tab/><text:span text:style-name="T145">End</text:span><text:span text:style-name="T226">;</text:span></text:p>
      <text:p text:style-name="P96"/>
      <text:p text:style-name="P120"><text:tab/><text:span text:style-name="T214">Eliminar</text:span><text:span text:style-name="T216"> </text:span><text:span text:style-name="T186">→ </text:span><text:span text:style-name="T187">significa </text:span><text:span text:style-name="T188">borrar (lógicamente) en el vector un elemento en una posición determinada, o <text:tab/>un valore determinado. Puede pasar que esta operación no se pueda realizar si la posición no es <text:tab/>válida, o en el caso de eliminar un elemento si el mismo no está.</text:span></text:p>
      <text:p text:style-name="P120"><text:span text:style-name="T188"><text:tab/><text:tab/></text:span><text:span text:style-name="T189">1. Verificar que la posición sea válida (1 &lt;= dato &lt;= dimL).</text:span></text:p>
      <text:p text:style-name="P107"><text:tab/><text:tab/>2. Hacer el corrimiento a partir de la posición determinada y hasta el final.</text:p>
      <text:p text:style-name="P107"><text:tab/><text:tab/>3. Decrementar la cantidad de elementos actuales.</text:p>
      <text:p text:style-name="P100"><text:tab/><text:tab/><text:span text:style-name="T134">Procedure</text:span><text:span text:style-name="T226"> </text:span><text:span text:style-name="T229">eliminar</text:span><text:span text:style-name="T226"> ( </text:span><text:span text:style-name="T144">var</text:span><text:span text:style-name="T226"> vec: vec_numeros; </text:span><text:span text:style-name="T144">var</text:span><text:span text:style-name="T226"> dL: </text:span><text:span text:style-name="T144">integer</text:span><text:span text:style-name="T226">; </text:span><text:span text:style-name="T144">var</text:span><text:span text:style-name="T226"> hecho: </text:span><text:span text:style-name="T144">boolean</text:span><text:span text:style-name="T226">; </text:span></text:p>
      <text:p text:style-name="P100"><text:span text:style-name="T226"><text:tab/><text:tab/><text:tab/><text:tab/><text:tab/></text:span><text:span text:style-name="T126">pos: </text:span><text:span text:style-name="T144">integer</text:span><text:span text:style-name="T226">);</text:span></text:p>
      <text:p text:style-name="P97"><text:tab/><text:tab/><text:span text:style-name="T145">Begin</text:span></text:p>
      <text:p text:style-name="P97"><text:tab/><text:tab/><text:tab/><text:span text:style-name="T226">hecho:= </text:span><text:span text:style-name="T145">false</text:span><text:span text:style-name="T226">;</text:span></text:p>
      <text:p text:style-name="P97"><text:tab/><text:tab/><text:tab/><text:span text:style-name="T145">if</text:span><text:span text:style-name="T226"> </text:span><text:span text:style-name="T227">(pos &gt;= 1) </text:span><text:span text:style-name="T146">and</text:span><text:span text:style-name="T227"> (pos &lt;= dL)</text:span><text:span text:style-name="T226"> <text:s/></text:span><text:span text:style-name="T145">then begin</text:span></text:p>
      <text:p text:style-name="P97"><text:tab/><text:tab/><text:tab/><text:tab/><text:span text:style-name="T146">for</text:span><text:span text:style-name="T227"> <text:s/>i:= </text:span><text:span text:style-name="T230">pos </text:span><text:span text:style-name="T146">to</text:span><text:span text:style-name="T227"> </text:span><text:span text:style-name="T230">(dL - 1)</text:span><text:span text:style-name="T227"> </text:span><text:span text:style-name="T146">do</text:span><text:span text:style-name="T227"> </text:span></text:p>
      <text:p text:style-name="P97"><text:tab/><text:tab/><text:tab/><text:tab/><text:tab/><text:span text:style-name="T227">vec [i]:= vec [i</text:span><text:span text:style-name="T231">+1</text:span><text:span text:style-name="T227">];</text:span></text:p>
      <text:p text:style-name="P97"><text:tab/><text:tab/><text:tab/><text:tab/><text:span text:style-name="T227">hecho:= </text:span><text:span text:style-name="T146">true</text:span><text:span text:style-name="T227">;</text:span></text:p>
      <text:p text:style-name="P97"><text:tab/><text:tab/><text:tab/><text:tab/><text:span text:style-name="T227">dL:= dL + 1;</text:span></text:p>
      <text:p text:style-name="P97"><text:tab/><text:tab/><text:tab/><text:span text:style-name="T145">end</text:span><text:span text:style-name="T226">;</text:span></text:p>
      <text:p text:style-name="P97"><text:tab/><text:tab/><text:span text:style-name="T145">End</text:span><text:span text:style-name="T226">;</text:span></text:p>
      <text:p text:style-name="P97"/>
      <text:p text:style-name="P121"><text:tab/><text:span text:style-name="T215">Buscar</text:span><text:span text:style-name="T216"> </text:span><text:span text:style-name="T186">→ </text:span><text:span text:style-name="T190">significa </text:span><text:span text:style-name="T218">recorrer</text:span><text:span text:style-name="T190"> el vector buscando un valor que </text:span><text:span text:style-name="T218">puede o no estar en el vector</text:span><text:span text:style-name="T190">. Se debe <text:tab/>tener en cuenta que no es lo mismo buscar en un vector ordenado que en uno que no lo esté.</text:span></text:p>
      <text:p text:style-name="P121"><text:span text:style-name="T190"><text:tab/></text:span><text:span text:style-name="T218">Vector desordenado</text:span><text:span text:style-name="T190">: Se debe recorrer todo el vector (en el peor de los casos), y detener la <text:tab/>búsqueda en el momento en que se encuentra el dato buscado o que se terminó el vector.</text:span></text:p>
      <text:p text:style-name="P99"><text:span text:style-name="T147"><text:tab/><text:tab/>Function</text:span><text:span text:style-name="T226"> </text:span><text:span text:style-name="T232">buscar</text:span><text:span text:style-name="T241">Desordenado</text:span><text:span text:style-name="T226">(vec: vec_numeros; dL: </text:span><text:span text:style-name="T144">integer</text:span><text:span text:style-name="T226">; dato: </text:span><text:span text:style-name="T144">integer</text:span><text:span text:style-name="T226">): </text:span><text:span text:style-name="T144">boolean</text:span><text:span text:style-name="T226">;</text:span></text:p>
      <text:p text:style-name="P100"><text:tab/><text:tab/><text:span text:style-name="T148">Var</text:span></text:p>
      <text:p text:style-name="P100"><text:span text:style-name="T148"><text:tab/><text:tab/><text:tab/></text:span><text:span text:style-name="T127">pos: <text:s/></text:span><text:span text:style-name="T144">integer</text:span><text:span text:style-name="T125">;</text:span></text:p>
      <text:p text:style-name="P100"><text:span text:style-name="T127"><text:tab/><text:tab/><text:tab/>encontre: </text:span><text:span text:style-name="T144">boolean</text:span><text:span text:style-name="T125">;</text:span></text:p>
      <text:p text:style-name="P100"><text:tab/><text:tab/><text:span text:style-name="T145">Begin</text:span></text:p>
      <text:p text:style-name="P100"><text:tab/><text:tab/><text:tab/><text:span text:style-name="T127">encontre</text:span><text:span text:style-name="T226">:= </text:span><text:span text:style-name="T145">false</text:span><text:span text:style-name="T226">;</text:span></text:p>
      <text:p text:style-name="P100"><text:tab/><text:tab/><text:tab/><text:span text:style-name="T241">pos:= 1;</text:span></text:p>
      <text:p text:style-name="P100"><text:tab/><text:tab/><text:tab/><text:span text:style-name="T148">while</text:span><text:span text:style-name="T226"> </text:span><text:span text:style-name="T227">(pos &lt;</text:span><text:span text:style-name="T241">=</text:span><text:span text:style-name="T227"> </text:span><text:span text:style-name="T241">dL</text:span><text:span text:style-name="T227">) </text:span><text:span text:style-name="T146">and</text:span><text:span text:style-name="T227"> (</text:span><text:span text:style-name="T241">not encontre</text:span><text:span text:style-name="T227">)</text:span><text:span text:style-name="T226"> <text:s/></text:span><text:span text:style-name="T148">do begin</text:span></text:p>
      <text:p text:style-name="P100"><text:span text:style-name="T148"><text:tab/><text:tab/><text:tab/><text:tab/>if </text:span><text:span text:style-name="T127">(vec[pos] = dato)</text:span><text:span text:style-name="T148"> then</text:span></text:p>
      <text:p text:style-name="P100"><text:span text:style-name="T127"><text:tab/><text:tab/><text:tab/><text:tab/><text:tab/>encontre:= </text:span><text:span text:style-name="T148">true</text:span><text:span text:style-name="T127">;</text:span></text:p>
      <text:p text:style-name="P14"><text:tab/><text:tab/><text:tab/><text:tab/>else</text:p>
      <text:p text:style-name="P100"><text:span text:style-name="T148"><text:tab/><text:tab/><text:tab/><text:tab/><text:tab/></text:span><text:span text:style-name="T127">pos:= pos + 1;</text:span></text:p>
      <text:p text:style-name="P100"><text:tab/><text:tab/><text:tab/><text:span text:style-name="T145">end</text:span><text:span text:style-name="T226">;</text:span></text:p>
      <text:p text:style-name="P100"><text:tab/><text:tab/><text:tab/><text:span text:style-name="T241">buscarDesordenado:= encontre;</text:span></text:p>
      <text:p text:style-name="P64"><text:span text:style-name="T238"><text:tab/><text:tab/></text:span><text:span text:style-name="T149">End</text:span><text:span text:style-name="T234">;</text:span></text:p>
      <text:p text:style-name="P121"><text:soft-page-break/><text:span text:style-name="T218"><text:tab/>Vector ordenado</text:span><text:span text:style-name="T193">:</text:span><text:span text:style-name="T190"> Se debe aprovechar el orden, existen al menos dos formas: búsqueda mejorada <text:tab/>o búsqueda dicotómica.</text:span></text:p>
      <text:p text:style-name="P108"/>
      <text:p text:style-name="P65"><text:span text:style-name="T234"><text:tab/><text:tab/></text:span><text:span text:style-name="T150">Function</text:span><text:span text:style-name="T234"> </text:span><text:span text:style-name="T235">buscar</text:span><text:span text:style-name="T237">O</text:span><text:span text:style-name="T236">rdenado</text:span><text:span text:style-name="T239">Mejorado</text:span><text:span text:style-name="T234">(vec: vec_numeros; dL: </text:span><text:span text:style-name="T151">integer</text:span><text:span text:style-name="T234">; </text:span></text:p>
      <text:p text:style-name="P65"><text:span text:style-name="T234"><text:tab/><text:tab/><text:tab/><text:tab/><text:tab/><text:tab/><text:tab/>dato: </text:span><text:span text:style-name="T151">integer</text:span><text:span text:style-name="T234">): </text:span><text:span text:style-name="T151">boolean</text:span><text:span text:style-name="T234">;</text:span></text:p>
      <text:p text:style-name="P101"><text:tab/><text:tab/><text:span text:style-name="T148">Var</text:span></text:p>
      <text:p text:style-name="P102"><text:span text:style-name="T148"><text:tab/><text:tab/><text:tab/></text:span><text:span text:style-name="T127">pos: <text:s/></text:span><text:span text:style-name="T144">integer</text:span><text:span text:style-name="T125">;</text:span></text:p>
      <text:p text:style-name="P102"><text:tab/><text:tab/><text:span text:style-name="T145">Begin</text:span></text:p>
      <text:p text:style-name="P102"><text:tab/><text:tab/><text:tab/><text:span text:style-name="T241">pos:= 1;</text:span></text:p>
      <text:p text:style-name="P177"><text:tab/><text:tab/><text:tab/>//<text:span text:style-name="T242">siempre tengo que preguntar primero si estoy en una posición válida del arreglo</text:span></text:p>
      <text:p text:style-name="P177"><text:tab/><text:tab/><text:tab/>//<text:span text:style-name="T242">y después por que el elemento sea menor al buscado</text:span></text:p>
      <text:p text:style-name="P102"><text:tab/><text:tab/><text:tab/><text:span text:style-name="T148">while</text:span><text:span text:style-name="T226"> </text:span><text:span text:style-name="T227">(</text:span><text:span text:style-name="T242">pos &lt;= dL</text:span><text:span text:style-name="T227">) </text:span><text:span text:style-name="T146">and</text:span><text:span text:style-name="T227"> </text:span><text:span text:style-name="T242">(vec[pos] &lt; dato )</text:span><text:span text:style-name="T226"> <text:s/></text:span><text:span text:style-name="T148">do begin</text:span></text:p>
      <text:p text:style-name="P102"><text:span text:style-name="T127"><text:tab/><text:tab/><text:tab/><text:tab/></text:span><text:span text:style-name="T128">pos:= pos + 1;</text:span></text:p>
      <text:p text:style-name="P102"><text:tab/><text:tab/><text:tab/><text:span text:style-name="T145">end</text:span><text:span text:style-name="T226">;</text:span></text:p>
      <text:p text:style-name="P102"><text:tab/><text:tab/><text:tab/><text:span text:style-name="T242">buscarOrdenadoMejorado:= ((pos &lt;= dL) and (vec[pos] = dato))</text:span></text:p>
      <text:p text:style-name="P67"><text:span text:style-name="T151"><text:tab/><text:tab/></text:span><text:span text:style-name="T149">End</text:span><text:span text:style-name="T151">;</text:span></text:p>
      <text:p text:style-name="P109"><text:tab/><text:tab/></text:p>
      <text:p text:style-name="P68"><text:span text:style-name="T234"><text:tab/><text:tab/></text:span><text:span text:style-name="T152">Procedure</text:span><text:span text:style-name="T234"> </text:span><text:span text:style-name="T235">buscar</text:span><text:span text:style-name="T237">O</text:span><text:span text:style-name="T236">rdenado</text:span><text:span text:style-name="T239">Dicotomica</text:span><text:span text:style-name="T234">(</text:span><text:span text:style-name="T240">var </text:span><text:span text:style-name="T234">vec: vec_numeros; dL: </text:span><text:span text:style-name="T151">integer</text:span><text:span text:style-name="T234">; <text:s/></text:span><text:span text:style-name="T240">ok: </text:span><text:span text:style-name="T151">boolean</text:span><text:span text:style-name="T129">;</text:span><text:span text:style-name="T151"> </text:span></text:p>
      <text:p text:style-name="P66"><text:span text:style-name="T234"><text:tab/><text:tab/><text:tab/><text:tab/><text:tab/><text:tab/><text:tab/>dato: </text:span><text:span text:style-name="T151">integer</text:span><text:span text:style-name="T234">);</text:span></text:p>
      <text:p text:style-name="P103"><text:tab/><text:tab/><text:span text:style-name="T148">Var</text:span></text:p>
      <text:p text:style-name="P104"><text:tab/><text:tab/><text:tab/><text:span text:style-name="T243">pri, ult, medio: <text:s/></text:span><text:span text:style-name="T144">integer</text:span><text:span text:style-name="T125">;</text:span></text:p>
      <text:p text:style-name="P103"><text:tab/><text:tab/><text:span text:style-name="T145">Begin</text:span></text:p>
      <text:p text:style-name="P103"><text:tab/><text:tab/><text:tab/><text:span text:style-name="T243">pri:= 1; ult:= dimL; medio:= (pri + ult) div 2;</text:span></text:p>
      <text:p text:style-name="P103"><text:tab/><text:tab/><text:tab/><text:span text:style-name="T243">while (pri &lt;= ult) and (dato &lt;&gt; vec[medio]) do</text:span></text:p>
      <text:p text:style-name="P103"><text:tab/><text:tab/><text:tab/><text:tab/><text:span text:style-name="T243">if (dato &lt; vec[medio]) then</text:span></text:p>
      <text:p text:style-name="P103"><text:tab/><text:tab/><text:tab/><text:tab/><text:tab/><text:span text:style-name="T243">ult:= medio – 1;</text:span></text:p>
      <text:p text:style-name="P103"><text:tab/><text:tab/><text:tab/><text:tab/><text:span text:style-name="T243">else</text:span></text:p>
      <text:p text:style-name="P103"><text:tab/><text:tab/><text:tab/><text:tab/><text:tab/><text:span text:style-name="T244">pri:= medio + 1;</text:span></text:p>
      <text:p text:style-name="P103"><text:tab/><text:tab/><text:tab/><text:tab/><text:span text:style-name="T244">medio:= (pri + ult) div 2;</text:span></text:p>
      <text:p text:style-name="P103"><text:tab/><text:tab/><text:tab/><text:span text:style-name="T244">end;</text:span></text:p>
      <text:p text:style-name="P103"><text:tab/><text:tab/><text:tab/><text:span text:style-name="T244">ok:= ((pri &lt;= ult) and (dato = vec[medio]));</text:span></text:p>
      <text:p text:style-name="P65"><text:span text:style-name="T234"><text:tab/><text:tab/></text:span><text:span text:style-name="T149">End</text:span><text:span text:style-name="T234">;</text:span></text:p>
      <text:p text:style-name="P8"><text:tab/></text:p>
      <text:p text:style-name="P9"><text:tab/><text:tab/></text:p>
      <text:p text:style-name="P171">Alocaciones de memoria</text:p>
      <text:p text:style-name="P73">Hacen referencia a como se asigna y administra la memoria durante la ejecución de un programa.</text:p>
      <text:p text:style-name="P156"><text:span text:style-name="T1"><text:tab/></text:span><text:span text:style-name="T33">Alocación Estática </text:span><text:span text:style-name="T37">(stack) → </text:span><text:span text:style-name="T33">Variables estáticas.</text:span></text:p>
      <text:p text:style-name="P110"><text:tab/><text:tab/>- Las estructuras de datos son almacenas estáticamente en la memoria física del <text:tab/><text:tab/><text:tab/>ordenador.</text:p>
      <text:p text:style-name="P110"><text:tab/><text:tab/>- El espacio de memoria se reserva con anticipación y no cambia durante la ejecución del <text:tab/><text:tab/>programa.</text:p>
      <text:p text:style-name="P110"><text:tab/><text:tab/>- Esto permite una comprobación de tipos en tiempo de ejecución.</text:p>
      <text:p text:style-name="P140"><text:span text:style-name="T202"><text:tab/><text:tab/></text:span><text:span text:style-name="T203">Ocupación → <text:s/>char (1byte), boolean(1byte), integer(4bytes), real(8bytes), <text:tab/><text:tab/><text:tab/><text:tab/><text:tab/><text:tab/>string(tamaño+1byte), subrango(depende del tipo), registro(suma de sus <text:tab/><text:tab/><text:tab/><text:tab/>campos), arreglos(dimF * tipo de elemento), puntero(4bytes).</text:span></text:p>
      <text:p text:style-name="P111"/>
      <text:p text:style-name="P156"><text:span text:style-name="T80"><text:tab/></text:span><text:span text:style-name="T33">Alocación Dinámica </text:span><text:span text:style-name="T37">(heap) → </text:span><text:span text:style-name="T33">Variables dinámicas.</text:span></text:p>
      <text:p text:style-name="P140"><text:span text:style-name="T219"><text:tab/><text:tab/>-</text:span><text:span text:style-name="T202"> Los espacios de memorias asignados a las variables dinámicas se reservan y se liberan <text:tab/><text:tab/><text:tab/>durante la ejecución del programa.</text:span></text:p>
      <text:p text:style-name="P110"><text:tab/><text:tab/>- No hay espacio de memoria reservado.</text:p>
      <text:p text:style-name="P110"><text:tab/><text:tab/>- Tienen flexibilidad ya que las estructuras (dinámicas) pueden crecer o decrecer durante la <text:tab/><text:tab/>ejecución del programa.</text:p>
      <text:p text:style-name="P140"><text:span text:style-name="T202"><text:tab/><text:tab/>- </text:span><text:span text:style-name="T204">Es responsabilidad del programador administrar y liberar adecuadamente la memoria.</text:span></text:p>
      <text:p text:style-name="P112"><text:tab/><text:tab/></text:p>
      <text:p text:style-name="P93"/>
      <text:p text:style-name="P169">Punteros</text:p>
      <text:p text:style-name="P32"><text:span text:style-name="T11">Tipo de datos</text:span><text:span text:style-name="T10"> → </text:span><text:span text:style-name="T11">Simple</text:span><text:span text:style-name="T12"> </text:span><text:span text:style-name="T13">(d</text:span><text:span text:style-name="T11">ef por el </text:span><text:span text:style-name="T16">usuario)</text:span><text:span text:style-name="T11"> </text:span><text:span text:style-name="T10">→ </text:span><text:span text:style-name="T11">Puntero</text:span></text:p>
      <text:p text:style-name="P32"><text:span text:style-name="T33">Variable estática <text:s/>que </text:span><text:span text:style-name="T37">almacena la dirección en memoria de otra variable</text:span><text:span text:style-name="T33"> (llamada variable dinámica).</text:span></text:p>
      <text:p text:style-name="P37"><text:span text:style-name="T103">•</text:span><text:span text:style-name="T99"> </text:span><text:span text:style-name="T76">Valores posibles <text:s/>de un puntero: NIL y </text:span><text:span text:style-name="T82">dirección</text:span><text:span text:style-name="T76"> de memoria dinámica.</text:span></text:p>
      <text:p text:style-name="P37"><text:span text:style-name="T76"><text:tab/></text:span><text:span text:style-name="T82">NIL: Libera la conexión que existe entre la variable y la posición de memoria que ya no se puede <text:tab/>utilizar ni referenciar.</text:span></text:p>
      <text:p text:style-name="P37"><text:soft-page-break/><text:span text:style-name="T176">•</text:span><text:span text:style-name="T76"> Los punteros (en stack) pueden apuntar solamente a variables dinámicas, es decir, a datos que están almacenados en memoria dinámica (heap). </text:span></text:p>
      <text:p text:style-name="P37"><text:span text:style-name="T176">•</text:span><text:span text:style-name="T99"> </text:span><text:span text:style-name="T76">Cada variable de tipo puntero puede apuntar a un único tipo de dato (en heap) cualquiera sea, incluso tipos estructurados.</text:span></text:p>
      <text:p text:style-name="P70"/>
      <text:p text:style-name="P60"/>
      <text:p text:style-name="P129"><text:span text:style-name="T182">Alocación</text:span> Estática (STACK)</text:p>
      <text:p text:style-name="P129"><text:span text:style-name="T182">Alocación</text:span> Dinámica (HEAP)</text:p>
      <text:p text:style-name="P129"/>
      <text:p text:style-name="P136">Consideraciones<text:span text:style-name="T201">: </text:span></text:p>
      <text:p text:style-name="P87"><text:tab/>→ Una variable de tipo puntero ocupa una cantidad de memoria fija (bytes), independientemente <text:tab/>del tipo de dato al que apunte.</text:p>
      <text:p text:style-name="P87"><text:tab/>→ Una variable de tipo puntero puede reservar y liiberar memoria durante la ejecución del <text:tab/>programa.</text:p>
      <text:p text:style-name="P87"><text:tab/><text:tab/>- Un dato referenciado o apuntado, no tiene memoria asignada, o lo que es lo mismo, no <text:tab/><text:tab/>existe inicialmente espacio reservado en memoria para ese dato.</text:p>
      <text:p text:style-name="P13"/>
      <text:p text:style-name="P134">Operaciones Permitidas</text:p>
      <text:p text:style-name="P32"><text:span text:style-name="T119"><text:tab/>1. </text:span><text:span text:style-name="T116">Creación de una variable puntero.</text:span></text:p>
      <text:p text:style-name="P138"><text:tab/>- <text:span text:style-name="T245">Se reserva una dirección de memoria dinámica (enlazamos) libre para poder asignarle contenidos <text:tab/>a la dirección que contiene la variable de tipo puntero.</text:span></text:p>
      <text:p text:style-name="P139"><text:tab/><text:tab/>→ new(variableTipoPuntero): <text:s/>“variableTipoPuntero” es el parámetro que recibe la <text:tab/><text:tab/><text:tab/>operación “new”.</text:p>
      <text:p text:style-name="P137"><text:tab/><text:tab/></text:p>
      <text:p text:style-name="P32"><text:span text:style-name="T76"><text:tab/>2. </text:span><text:span text:style-name="T99">Eliminación de la variable referenciada</text:span></text:p>
      <text:p text:style-name="P60"><text:tab/>- <text:span text:style-name="T245">Implica liberar la memoria dinámica que contenía la variable de tipo puntero. </text:span><text:span text:style-name="T246">Cortamos el enlace <text:tab/>con la memoria dinámica y liberamos la memoria para que quede disponible.</text:span></text:p>
      <text:p text:style-name="P60"><text:tab/><text:tab/>→ <text:span text:style-name="T245">dispose(variableTipoPutntero).</text:span></text:p>
      <text:p text:style-name="P32"><text:span text:style-name="T33"><text:tab/></text:span><text:span text:style-name="T76">3. </text:span><text:span text:style-name="T99">Asignación </text:span><text:span text:style-name="T101">a un puntero</text:span></text:p>
      <text:p text:style-name="P60"><text:tab/>-Entre variables punteros ( p:= q ).</text:p>
      <text:p text:style-name="P72"><text:tab/><text:tab/>→ <text:span text:style-name="T246">apuntan a la misma dirección de memoria dinámica </text:span><text:span text:style-name="T265">(le asigno la dirección de la variable <text:tab/><text:tab/>de memoria dinámica)</text:span><text:span text:style-name="T246">.</text:span></text:p>
      <text:p text:style-name="P72"><text:tab/><text:tab/>→ <text:span text:style-name="T265">se pierde el valor de la variable que es pisada, dejando basura en la dirección de <text:tab/><text:tab/><text:tab/>memoria dinámica.</text:span></text:p>
      <text:p text:style-name="P117"><text:tab/><text:tab/>→ cualquier cambio que sufra cualquiera de las dos variables se verá reflejada en la otra.</text:p>
      <text:p text:style-name="P60"><text:tab/><text:tab/>→ <text:span text:style-name="T247">de igual modo </text:span><text:span text:style-name="T265">que </text:span><text:span text:style-name="T247">se manejan los parámetros por referencia.</text:span></text:p>
      <text:p text:style-name="P60"><text:tab/>-A la variable referenciada ( p^:= q^ ).</text:p>
      <text:p text:style-name="P60"><text:tab/>-Asignar (nil). <text:span text:style-name="T245">Implica cortar el enlace que existe con la memoria dinámica. </text:span><text:span text:style-name="T246">Pero la </text:span><text:span text:style-name="T245"><text:s/>misma <text:tab/><text:tab/></text:span><text:span text:style-name="T246">sigue</text:span><text:span text:style-name="T245"> ocupada </text:span><text:span text:style-name="T246">aunque ya no se pueda acceder</text:span><text:span text:style-name="T245">. </text:span><text:span text:style-name="T246">Solo se libera esa memoria una vez que <text:tab/><text:tab/><text:tab/>termine la ejecución del programa (garbage collector).</text:span></text:p>
      <text:p text:style-name="P32"><text:span text:style-name="T76"><text:tab/>4. </text:span><text:span text:style-name="T99">Acceso a la información (^) de la variable referenciada</text:span></text:p>
      <text:p text:style-name="P32"><text:span text:style-name="T102"><text:tab/></text:span><text:span text:style-name="T80">- </text:span><text:span text:style-name="T81">Implica acceder al contenido que contiene la dirección de memoria que tiene una variable de tipo <text:tab/>puntero.</text:span></text:p>
      <text:p text:style-name="P113"><text:tab/><text:tab/>→ </text:p>
      <text:p text:style-name="P45"><text:span text:style-name="T33"><text:tab/></text:span><text:span text:style-name="T76">5. </text:span><text:span text:style-name="T99">Comparación de una variable puntero </text:span></text:p>
      <text:p text:style-name="P60"><text:tab/>-Igualdad (p = q) → <text:span text:style-name="T248">comparamos si apuntan a la misma dirección de memoria dinámica.</text:span></text:p>
      <text:p text:style-name="P134">Operaciones No Permitidas</text:p>
      <text:p text:style-name="P32"><text:span text:style-name="T76"><text:tab/>1. </text:span><text:span text:style-name="T99">Lectura:</text:span><text:span text:style-name="T76"> No se permite hacer read sobre una variable tipo puntero.</text:span></text:p>
      <text:p text:style-name="P32"><text:span text:style-name="T76"><text:tab/>2. </text:span><text:span text:style-name="T99">Impresión:</text:span><text:span text:style-name="T76"> No se permite hacer write sobre una variable tipo puntero.</text:span></text:p>
      <text:p text:style-name="P32"><text:span text:style-name="T76"><text:tab/>3. </text:span><text:span text:style-name="T99">Asignación:</text:span><text:span text:style-name="T76"> No se permite asignar una dirección a una variable tipo puntero.</text:span></text:p>
      <text:p text:style-name="P32"><text:span text:style-name="T76"><text:tab/>4. </text:span><text:span text:style-name="T99">Comparación:</text:span><text:span text:style-name="T76"> No se permite comparar por mayor o menor la variable tipo puntero.</text:span></text:p>
      <text:p text:style-name="P60"/>
      <text:p text:style-name="P8"/>
      <text:p text:style-name="P170">Listas</text:p>
      <text:p text:style-name="P47"><text:span text:style-name="T11">Tipo de datos</text:span><text:span text:style-name="T10"> </text:span><text:span text:style-name="T12">→</text:span><text:span text:style-name="T10"> </text:span><text:span text:style-name="T15">Compuesto </text:span><text:span text:style-name="T13">(def por el usuari</text:span><text:span text:style-name="T14">o</text:span><text:span text:style-name="T13">)</text:span><text:span text:style-name="T12"> → </text:span><text:span text:style-name="T11">Listas</text:span></text:p>
      <text:p text:style-name="P88">- Colección de nodos, donde cada uno contiene un elemento y la dirección de memoria del siguiente.</text:p>
      <text:p text:style-name="P88">- Cada nodo de la lista se representa con un puntero, que apunta a un dato (elemento de la lista) y a una dirección (donde se ubica el siguiente elemento de la lista).</text:p>
      <text:p text:style-name="P88">- Toda lista tiene un nodo inicial</text:p>
      <text:p text:style-name="P143"><text:span text:style-name="T52">- Los elementos que la componen </text:span><text:span text:style-name="T53">pueden no ocupar posiciones contiguas de memoria</text:span><text:span text:style-name="T52">. Es decir pueden aparecer </text:span><text:span text:style-name="T62">dispersos en la memoria</text:span><text:span text:style-name="T52">, pero </text:span><text:span text:style-name="T62">mantienen un orden lógico interno</text:span><text:span text:style-name="T52"> y es de </text:span><text:span text:style-name="T62">acceso secuencial</text:span><text:span text:style-name="T52">.</text:span></text:p>
      <text:p text:style-name="P89"><text:soft-page-break/>- Cada vez que se necesite agregar un nodo se deberá reservar espacio en memoria dinámica (new) y cuando se quiera eliminar un nodo se debe liberar la memoria dinámica (dispose).</text:p>
      <text:p text:style-name="P129"/>
      <text:p text:style-name="P134">Características<text:span text:style-name="T201">: </text:span></text:p>
      <text:p text:style-name="P79"><text:tab/></text:p>
      <text:p text:style-name="P48"><text:span text:style-name="T76"><text:tab/></text:span><text:span text:style-name="T104">•</text:span><text:span text:style-name="T84"> </text:span><text:span text:style-name="T85">Homogénea: los elementos son todos del mismo tipo</text:span></text:p>
      <text:p text:style-name="P48"><text:span text:style-name="T85"><text:tab/></text:span><text:span text:style-name="T104">•</text:span><text:span text:style-name="T85"> Dinámica: La cantidad de nodos puede variar durante la ejecución</text:span></text:p>
      <text:p text:style-name="P48"><text:span text:style-name="T85"><text:tab/></text:span><text:span text:style-name="T104">•</text:span><text:span text:style-name="T85"> Lineal: cada nodo tiene un único antecesor y sucesor.</text:span></text:p>
      <text:p text:style-name="P89"/>
      <text:p text:style-name="P32"><text:span text:style-name="T45">Operaciones:</text:span><text:span text:style-name="T76"> </text:span></text:p>
      <text:p text:style-name="P49"><text:span text:style-name="T76"><text:tab/></text:span><text:span text:style-name="T137">Program</text:span><text:span text:style-name="T93"> uno;</text:span></text:p>
      <text:p text:style-name="P49"><text:span text:style-name="T93"><text:tab/></text:span><text:span text:style-name="T137">TYPE</text:span></text:p>
      <text:p text:style-name="P116"><text:tab/><text:tab/>listaDeEnteros = ^datosEnteros;</text:p>
      <text:p text:style-name="P49"><text:span text:style-name="T93"><text:tab/><text:tab/>datosEnteros = </text:span><text:span text:style-name="T137">record</text:span></text:p>
      <text:p text:style-name="P49"><text:span text:style-name="T93"><text:tab/><text:tab/><text:tab/></text:span><text:span text:style-name="T94">dato</text:span><text:span text:style-name="T93">: </text:span><text:span text:style-name="T137">integer</text:span><text:span text:style-name="T93">;</text:span></text:p>
      <text:p text:style-name="P116"><text:tab/><text:tab/><text:tab/>sig: listaDeEnteros;</text:p>
      <text:p text:style-name="P49"><text:span text:style-name="T93"><text:tab/><text:tab/></text:span><text:span text:style-name="T137">end</text:span><text:span text:style-name="T93">;</text:span></text:p>
      <text:p text:style-name="P49"><text:span text:style-name="T93"><text:tab/></text:span><text:span text:style-name="T137">VAR</text:span></text:p>
      <text:p text:style-name="P116"><text:tab/><text:tab/>pri: listaDeEnteros;</text:p>
      <text:p text:style-name="P60"/>
      <text:p text:style-name="P32"><text:span text:style-name="T76"><text:tab/></text:span><text:span text:style-name="T38">Creación → </text:span><text:span text:style-name="T86">Significa generar una lista que no tiene elementos (que no tenga una dirección inicial).</text:span></text:p>
      <text:p text:style-name="P32"><text:span text:style-name="T86"><text:tab/><text:tab/></text:span><text:span text:style-name="T135">Procedure </text:span><text:span text:style-name="T123">crear(</text:span><text:span text:style-name="T135">var</text:span><text:span text:style-name="T123"> l: listaDeEnteros);</text:span></text:p>
      <text:p text:style-name="P32"><text:span text:style-name="T123"><text:tab/><text:tab/></text:span><text:span text:style-name="T135">Begin</text:span></text:p>
      <text:p text:style-name="P32"><text:span text:style-name="T87"><text:tab/><text:tab/><text:tab/></text:span><text:span text:style-name="T92">l</text:span><text:span text:style-name="T87">:= </text:span><text:span text:style-name="T135">nil</text:span><text:span text:style-name="T87">;</text:span></text:p>
      <text:p text:style-name="P15"><text:tab/><text:tab/>End;</text:p>
      <text:p text:style-name="P74"/>
      <text:p text:style-name="P165"><text:span text:style-name="T64"><text:tab/>Agregar nodos al comienzo → </text:span><text:span text:style-name="T88">Implica generar un nuevo nodo y agregarlo como primer elemento <text:tab/>de la lista.</text:span></text:p>
      <text:p text:style-name="P152"><text:span text:style-name="T54"><text:tab/><text:tab/></text:span><text:span text:style-name="T139">Procedure</text:span><text:span text:style-name="T54"> AgregarAdelante (</text:span><text:span text:style-name="T139">var</text:span><text:span text:style-name="T54"> </text:span><text:span text:style-name="T55">l</text:span><text:span text:style-name="T54">: lista</text:span><text:span text:style-name="T55">DeEnteros</text:span><text:span text:style-name="T54">; </text:span><text:span text:style-name="T55">n</text:span><text:span text:style-name="T54">: </text:span><text:span text:style-name="T140">integer</text:span><text:span text:style-name="T54">);</text:span></text:p>
      <text:p text:style-name="P144"><text:span text:style-name="T47"><text:tab/><text:tab/></text:span><text:span text:style-name="T143">Var</text:span></text:p>
      <text:p text:style-name="P54"><text:tab/><text:tab/><text:tab/>nodo: lista<text:span text:style-name="T250">DeEnteros</text:span>;</text:p>
      <text:p text:style-name="P144"><text:span text:style-name="T47"><text:tab/><text:tab/></text:span><text:span text:style-name="T143">Begin</text:span></text:p>
      <text:p text:style-name="P144"><text:span text:style-name="T47"><text:tab/><text:tab/><text:tab/></text:span><text:span text:style-name="T143">new</text:span><text:span text:style-name="T47">(nodo);<text:tab/>//</text:span><text:span text:style-name="T51">genero espacio en memoria dinámica para “datosEnteros” </text:span></text:p>
      <text:p text:style-name="P54"><text:s/><text:tab/><text:tab/><text:tab/>nodo^.<text:span text:style-name="T250">dato</text:span>:= <text:span text:style-name="T250">n</text:span>;<text:tab/><text:tab/>//<text:span text:style-name="T252">cargo los datos</text:span></text:p>
      <text:p text:style-name="P54"><text:tab/><text:tab/><text:tab/>nodo^.sig:= <text:span text:style-name="T250">l</text:span>;<text:tab/><text:tab/>//<text:span text:style-name="T252">enlazo los nodos</text:span></text:p>
      <text:p text:style-name="P54"><text:tab/><text:tab/><text:tab/><text:span text:style-name="T252">l:= nodo;<text:tab/>//actualizo el nuevo primer nodo</text:span></text:p>
      <text:p text:style-name="P152"><text:span text:style-name="T54"><text:tab/><text:tab/></text:span><text:span text:style-name="T139">End</text:span><text:span text:style-name="T54">.</text:span></text:p>
      <text:p text:style-name="P75"><text:tab/><text:tab/></text:p>
      <text:p text:style-name="P76"><text:tab/><text:tab/></text:p>
      <text:p text:style-name="P166"><text:span text:style-name="T64"><text:tab/>Recorrido → </text:span><text:span text:style-name="T87">Implica posicionarse al comienzo de la lista y a partir de allí ir “pasando” por cada <text:tab/>elemento de la misma hasta llegar al final.</text:span></text:p>
      <text:p text:style-name="P144"><text:span text:style-name="T52"><text:tab/><text:tab/></text:span><text:span text:style-name="T138">Procedure</text:span><text:span text:style-name="T52"> Recorrido (l: </text:span><text:span text:style-name="T57">listaDeEnteros</text:span><text:span text:style-name="T52">);</text:span></text:p>
      <text:p text:style-name="P144"><text:span text:style-name="T52"><text:tab/><text:tab/></text:span><text:span text:style-name="T138">Begin</text:span></text:p>
      <text:p text:style-name="P144"><text:span text:style-name="T52"><text:tab/><text:tab/><text:tab/></text:span><text:span text:style-name="T138">while</text:span><text:span text:style-name="T62"> </text:span><text:span text:style-name="T52">(l &lt;&gt; nil) </text:span><text:span text:style-name="T138">do begin</text:span></text:p>
      <text:p text:style-name="P80"><text:tab/><text:tab/><text:tab/><text:tab/>….</text:p>
      <text:p text:style-name="P80"><text:tab/><text:tab/><text:tab/><text:tab/>l:= l^.sig</text:p>
      <text:p text:style-name="P144"><text:span text:style-name="T52"><text:tab/><text:tab/><text:tab/></text:span><text:span text:style-name="T138">end;</text:span></text:p>
      <text:p text:style-name="P144"><text:span text:style-name="T52"><text:tab/><text:tab/></text:span><text:span text:style-name="T138">End.</text:span><text:span text:style-name="T52"><text:tab/></text:span></text:p>
      <text:p text:style-name="P10"/>
      <text:p text:style-name="P165"><text:span text:style-name="T64"><text:tab/>Agregar nodos al final → </text:span><text:span text:style-name="T89">Implica generar un nuevo nodo y agregarlo como último elemento de la <text:tab/>lista</text:span></text:p>
      <text:p text:style-name="P167"><text:span text:style-name="T89"><text:tab/><text:tab/></text:span><text:span text:style-name="T136">Procedure</text:span><text:span text:style-name="T89"> AgregarAtras ( </text:span><text:span text:style-name="T136">var</text:span><text:span text:style-name="T89"> l, </text:span><text:span text:style-name="T91">ult</text:span><text:span text:style-name="T89">: lista</text:span><text:span text:style-name="T90">DeEnteros</text:span><text:span text:style-name="T89">; </text:span><text:span text:style-name="T90">n</text:span><text:span text:style-name="T89">: </text:span><text:span text:style-name="T90">integer</text:span><text:span text:style-name="T89">);</text:span></text:p>
      <text:p text:style-name="P145"><text:span text:style-name="T52"><text:tab/><text:tab/></text:span><text:span text:style-name="T138">Var</text:span></text:p>
      <text:p text:style-name="P81"><text:tab/><text:tab/><text:tab/>nodo: lista<text:span text:style-name="T251">DeEnteros</text:span>;</text:p>
      <text:p text:style-name="P145"><text:span text:style-name="T52"><text:tab/><text:tab/></text:span><text:span text:style-name="T138">Beign</text:span></text:p>
      <text:p text:style-name="P145"><text:span text:style-name="T52"><text:tab/><text:tab/><text:tab/></text:span><text:span text:style-name="T138">new</text:span><text:span text:style-name="T52">(nodo);</text:span></text:p>
      <text:p text:style-name="P81"><text:tab/><text:tab/><text:tab/>nodo^.dato:= <text:span text:style-name="T251">n</text:span>;</text:p>
      <text:p text:style-name="P81"><text:tab/><text:tab/><text:tab/>nodo^.sig:= <text:span text:style-name="T134">nil</text:span>;</text:p>
      <text:p text:style-name="P81"><text:tab/><text:tab/><text:tab/><text:span text:style-name="T153">if</text:span><text:span text:style-name="T253"> (l = </text:span><text:span text:style-name="T153">nil</text:span><text:span text:style-name="T253">) </text:span><text:span text:style-name="T153">then</text:span><text:span text:style-name="T253"><text:tab/><text:tab/>//si la lista está vacía</text:span></text:p>
      <text:p text:style-name="P81"><text:tab/><text:tab/><text:tab/><text:tab/><text:span text:style-name="T253">l:= nodo</text:span></text:p>
      <text:p text:style-name="P81"><text:tab/><text:tab/><text:tab/><text:span text:style-name="T153">else</text:span></text:p>
      <text:p text:style-name="P81"><text:tab/><text:tab/><text:tab/><text:tab/><text:span text:style-name="T253">ult^.sig:= nodo;<text:tab/><text:tab/>//realizo enlace con el nuevo creado</text:span></text:p>
      <text:p text:style-name="P81"><text:tab/><text:tab/><text:tab/><text:span text:style-name="T253">ult:= nodo<text:tab/><text:tab/>//ult apuntará al nuevo nodo creado (actualización de ult)</text:span></text:p>
      <text:p text:style-name="P145"><text:soft-page-break/><text:span text:style-name="T56"><text:tab/><text:tab/></text:span><text:span text:style-name="T141">End</text:span><text:span text:style-name="T56">.</text:span></text:p>
      <text:p text:style-name="P77"/>
      <text:p text:style-name="P133"><text:tab/><text:span text:style-name="T255">Buscar un elemento en una lista → </text:span><text:span text:style-name="T209">Implica recorrer la lista desde el comienzo pasando nodo a <text:tab/><text:tab/>nodo hasta encontrar el elemento buscado o que se termine la lista.</text:span></text:p>
      <text:p text:style-name="P122"><text:span text:style-name="T191"><text:tab/><text:tab/></text:span><text:span text:style-name="T154">Function</text:span><text:span text:style-name="T191"> Buscar (l: lista; valor: </text:span><text:span text:style-name="T154">integer</text:span><text:span text:style-name="T191">): </text:span><text:span text:style-name="T154">boolean</text:span><text:span text:style-name="T191">;</text:span></text:p>
      <text:p text:style-name="P149"><text:span text:style-name="T52"><text:tab/><text:tab/></text:span><text:span text:style-name="T138">Var</text:span></text:p>
      <text:p text:style-name="P149"><text:span text:style-name="T52"><text:tab/><text:tab/><text:tab/></text:span><text:span text:style-name="T124">encontre</text:span><text:span text:style-name="T52">: </text:span><text:span text:style-name="T138">boolean</text:span><text:span text:style-name="T52">;</text:span></text:p>
      <text:p text:style-name="P149"><text:span text:style-name="T52"><text:tab/><text:tab/></text:span><text:span text:style-name="T138">Begin</text:span></text:p>
      <text:p text:style-name="P149"><text:span text:style-name="T52"><text:tab/><text:tab/><text:tab/></text:span><text:span text:style-name="T124">encotre</text:span><text:span text:style-name="T52">:= </text:span><text:span text:style-name="T138">false</text:span><text:span text:style-name="T52">;</text:span></text:p>
      <text:p text:style-name="P149"><text:span text:style-name="T52"><text:tab/><text:tab/><text:tab/></text:span><text:span text:style-name="T138">while</text:span><text:span text:style-name="T52"> (l &lt;&gt; nil) </text:span><text:span text:style-name="T138">and</text:span><text:span text:style-name="T52"> (not encontre) </text:span><text:span text:style-name="T138">do</text:span></text:p>
      <text:p text:style-name="P149"><text:span text:style-name="T52"><text:tab/><text:tab/><text:tab/><text:tab/></text:span><text:span text:style-name="T138">if</text:span><text:span text:style-name="T52"> (x = l^.datos) </text:span><text:span text:style-name="T138">then</text:span></text:p>
      <text:p text:style-name="P84"><text:tab/><text:tab/><text:tab/><text:tab/><text:tab/>encontre:= <text:span text:style-name="T134">true</text:span>;</text:p>
      <text:p text:style-name="P149"><text:span text:style-name="T52"><text:tab/><text:tab/><text:tab/><text:tab/></text:span><text:span text:style-name="T138">else</text:span></text:p>
      <text:p text:style-name="P84"><text:tab/><text:tab/><text:tab/><text:tab/><text:tab/>l:= l^.sig;</text:p>
      <text:p text:style-name="P84"><text:tab/><text:tab/><text:tab/><text:span text:style-name="T155">end</text:span><text:span text:style-name="T256">;</text:span></text:p>
      <text:p text:style-name="P84"><text:tab/><text:tab/><text:tab/>Buscar:= encontre;</text:p>
      <text:p text:style-name="P122"><text:span text:style-name="T191"><text:tab/><text:tab/></text:span><text:span text:style-name="T154">End</text:span><text:span text:style-name="T191">.</text:span></text:p>
      <text:p text:style-name="P78"/>
      <text:p text:style-name="P123"><text:span text:style-name="T191"><text:tab/><text:tab/></text:span><text:span text:style-name="T154">Function</text:span><text:span text:style-name="T191"> Buscar</text:span><text:span text:style-name="T192">Ordenado</text:span><text:span text:style-name="T191"> (l: lista; valor: </text:span><text:span text:style-name="T154">integer</text:span><text:span text:style-name="T191">): </text:span><text:span text:style-name="T154">boolean</text:span><text:span text:style-name="T191">;</text:span></text:p>
      <text:p text:style-name="P150"><text:span text:style-name="T52"><text:tab/><text:tab/></text:span><text:span text:style-name="T138">Var</text:span></text:p>
      <text:p text:style-name="P150"><text:span text:style-name="T52"><text:tab/><text:tab/><text:tab/></text:span><text:span text:style-name="T124">encontre</text:span><text:span text:style-name="T52">: </text:span><text:span text:style-name="T138">boolean</text:span><text:span text:style-name="T52">;</text:span></text:p>
      <text:p text:style-name="P150"><text:span text:style-name="T52"><text:tab/><text:tab/></text:span><text:span text:style-name="T138">Begin</text:span></text:p>
      <text:p text:style-name="P150"><text:span text:style-name="T52"><text:tab/><text:tab/><text:tab/></text:span><text:span text:style-name="T124">encotre</text:span><text:span text:style-name="T52">:= </text:span><text:span text:style-name="T138">false</text:span><text:span text:style-name="T52">;</text:span></text:p>
      <text:p text:style-name="P150"><text:span text:style-name="T52"><text:tab/><text:tab/><text:tab/></text:span><text:span text:style-name="T138">while</text:span><text:span text:style-name="T52"> (l &lt;&gt; nil) </text:span><text:span text:style-name="T138">and</text:span><text:span text:style-name="T52"> (</text:span><text:span text:style-name="T59">l^.dato &lt; valor</text:span><text:span text:style-name="T52">) </text:span><text:span text:style-name="T138">do</text:span></text:p>
      <text:p text:style-name="P85"><text:tab/><text:tab/><text:tab/><text:tab/>l:= l^.sig;</text:p>
      <text:p text:style-name="P85"><text:tab/><text:tab/><text:tab/><text:span text:style-name="T155">end</text:span><text:span text:style-name="T256">;</text:span></text:p>
      <text:p text:style-name="P85"><text:tab/><text:tab/><text:tab/><text:span text:style-name="T257">encontre = ((l &lt;&gt; nil) </text:span><text:span text:style-name="T156">and</text:span><text:span text:style-name="T257"> (l^.dato = valor));</text:span></text:p>
      <text:p text:style-name="P85"><text:tab/><text:tab/><text:tab/><text:span text:style-name="T258">BuscarOrdenado:= encontre;</text:span></text:p>
      <text:p text:style-name="P123"><text:span text:style-name="T191"><text:tab/><text:tab/></text:span><text:span text:style-name="T154">End</text:span><text:span text:style-name="T191">.</text:span></text:p>
      <text:p text:style-name="P78"/>
      <text:p text:style-name="P133"><text:tab/>Insertar <text:span text:style-name="T258">un elemento </text:span>→ <text:span text:style-name="T210">Se necesita que la estructura tenga un orden e implica agregar el <text:tab/>elemento a la lista de manera que la misma siga ordenada.</text:span></text:p>
      <text:p text:style-name="P146"><text:span text:style-name="T138"><text:tab/><text:tab/>Procedure</text:span><text:span text:style-name="T52"> Insertar</text:span><text:span text:style-name="T58">Ordenado</text:span><text:span text:style-name="T52">(</text:span><text:span text:style-name="T138">var</text:span><text:span text:style-name="T52"> l: lista</text:span><text:span text:style-name="T58">DeEnteros</text:span><text:span text:style-name="T52">; </text:span><text:span text:style-name="T58">n</text:span><text:span text:style-name="T52">: </text:span><text:span text:style-name="T142">integer</text:span><text:span text:style-name="T52">);</text:span></text:p>
      <text:p text:style-name="P147"><text:span text:style-name="T52"><text:tab/><text:tab/></text:span><text:span text:style-name="T138">Var</text:span></text:p>
      <text:p text:style-name="P83"><text:tab/><text:tab/><text:tab/>ant, nodo, act: lista<text:span text:style-name="T254">DeEnteros</text:span>;</text:p>
      <text:p text:style-name="P147"><text:span text:style-name="T52"><text:tab/><text:tab/></text:span><text:span text:style-name="T138">Begin</text:span></text:p>
      <text:p text:style-name="P147"><text:span text:style-name="T52"><text:tab/><text:tab/><text:tab/></text:span><text:span text:style-name="T138">new</text:span><text:span text:style-name="T52">(nodo);</text:span></text:p>
      <text:p text:style-name="P83"><text:tab/><text:tab/><text:tab/>nodo^.dato:= <text:span text:style-name="T254">n;</text:span></text:p>
      <text:p text:style-name="P83"><text:tab/><text:tab/><text:tab/>act:= l;</text:p>
      <text:p text:style-name="P147"><text:span text:style-name="T52"><text:tab/><text:tab/><text:tab/></text:span><text:span text:style-name="T138">while</text:span><text:span text:style-name="T52"> (act &lt;&gt; nil) </text:span><text:span text:style-name="T138">and</text:span><text:span text:style-name="T52"> (act^.datos &lt; </text:span><text:span text:style-name="T58">n</text:span><text:span text:style-name="T52">) </text:span><text:span text:style-name="T138">do begin</text:span></text:p>
      <text:p text:style-name="P83"><text:tab/><text:tab/><text:tab/><text:tab/>ant:= act;</text:p>
      <text:p text:style-name="P83"><text:tab/><text:tab/><text:tab/><text:tab/>act:=act^.sig;</text:p>
      <text:p text:style-name="P147"><text:span text:style-name="T52"><text:tab/><text:tab/><text:tab/></text:span><text:span text:style-name="T138">end;</text:span></text:p>
      <text:p text:style-name="P147"><text:span text:style-name="T52"><text:tab/><text:tab/><text:tab/></text:span><text:span text:style-name="T138">if</text:span><text:span text:style-name="T52"> (act = l) </text:span><text:span text:style-name="T138">then</text:span></text:p>
      <text:p text:style-name="P83"><text:tab/><text:tab/><text:tab/><text:tab/>l:= nodo;</text:p>
      <text:p text:style-name="P147"><text:span text:style-name="T52"><text:tab/><text:tab/><text:tab/></text:span><text:span text:style-name="T138">else</text:span></text:p>
      <text:p text:style-name="P83"><text:tab/><text:tab/><text:tab/><text:tab/>ant^.sig:= nodo;</text:p>
      <text:p text:style-name="P83"><text:tab/><text:tab/><text:tab/>nodo^.sig:= act;</text:p>
      <text:p text:style-name="P147"><text:span text:style-name="T52"><text:tab/><text:tab/></text:span><text:span text:style-name="T138">End;</text:span></text:p>
      <text:p text:style-name="P11"/>
      <text:p text:style-name="P132"><text:tab/>Eliminar nodos de una lista → <text:span text:style-name="T210">Implica recorrer la lista desde el comienzo pasando nodo a nodo <text:tab/>hasta encontrar el elemento y en ese momento eliminarlo (dispose). El elemento puede no estar <text:tab/>en la lista.</text:span></text:p>
      <text:p text:style-name="P86"><text:tab/><text:tab/><text:span text:style-name="T134">Procedure</text:span> BorrarElemento (<text:span text:style-name="T134">var</text:span> <text:span text:style-name="T259">l</text:span>: lista; <text:span text:style-name="T259">valor</text:span>: <text:span text:style-name="T259">integer</text:span>; <text:span text:style-name="T134">var</text:span> ok: <text:span text:style-name="T134">boolean</text:span>);</text:p>
      <text:p text:style-name="P151"><text:span text:style-name="T52"><text:tab/><text:tab/></text:span><text:span text:style-name="T138">Var</text:span></text:p>
      <text:p text:style-name="P86"><text:tab/><text:tab/><text:tab/>ant, act: lista;</text:p>
      <text:p text:style-name="P151"><text:span text:style-name="T52"><text:tab/><text:tab/></text:span><text:span text:style-name="T138">Begin</text:span></text:p>
      <text:p text:style-name="P151"><text:span text:style-name="T52"><text:tab/><text:tab/><text:tab/></text:span><text:span text:style-name="T124">ok</text:span><text:span text:style-name="T52">:= false;</text:span></text:p>
      <text:p text:style-name="P86"><text:tab/><text:tab/><text:tab/>act:= <text:span text:style-name="T259">l</text:span>;</text:p>
      <text:p text:style-name="P151"><text:span text:style-name="T52"><text:tab/><text:tab/><text:tab/></text:span><text:span text:style-name="T138">while</text:span><text:span text:style-name="T52"> (act &lt;&gt; nil) </text:span><text:span text:style-name="T138">and</text:span><text:span text:style-name="T52"> (act^.dato &lt;&gt; </text:span><text:span text:style-name="T60">valor</text:span><text:span text:style-name="T52">) </text:span><text:span text:style-name="T138">do</text:span><text:span text:style-name="T52"> </text:span><text:span text:style-name="T138">begin</text:span></text:p>
      <text:p text:style-name="P86"><text:tab/><text:tab/><text:tab/><text:tab/>ant:= act;</text:p>
      <text:p text:style-name="P86"><text:tab/><text:tab/><text:tab/><text:tab/>act:= act^.sig</text:p>
      <text:p text:style-name="P151"><text:span text:style-name="T52"><text:tab/><text:tab/><text:tab/></text:span><text:span text:style-name="T138">end</text:span><text:span text:style-name="T52">;</text:span></text:p>
      <text:p text:style-name="P151"><text:soft-page-break/><text:span text:style-name="T52"><text:tab/><text:tab/><text:tab/></text:span><text:span text:style-name="T138">if</text:span><text:span text:style-name="T52"> (act &lt;&gt; nil) </text:span><text:span text:style-name="T138">then</text:span><text:span text:style-name="T52"> </text:span><text:span text:style-name="T138">begin</text:span></text:p>
      <text:p text:style-name="P86"><text:tab/><text:tab/><text:tab/><text:tab/><text:span text:style-name="T259">ok</text:span>:= true;</text:p>
      <text:p text:style-name="P151"><text:span text:style-name="T52"><text:tab/><text:tab/><text:tab/><text:tab/></text:span><text:span text:style-name="T138">if</text:span><text:span text:style-name="T52"> (act = </text:span><text:span text:style-name="T60">l</text:span><text:span text:style-name="T52">) </text:span><text:span text:style-name="T138">then</text:span></text:p>
      <text:p text:style-name="P86"><text:tab/><text:tab/><text:tab/><text:tab/><text:tab/><text:span text:style-name="T259">l</text:span>:= act^.sig</text:p>
      <text:p text:style-name="P151"><text:span text:style-name="T52"><text:tab/><text:tab/><text:tab/><text:tab/></text:span><text:span text:style-name="T138">else</text:span></text:p>
      <text:p text:style-name="P86"><text:tab/><text:tab/><text:tab/><text:tab/><text:tab/>ant^.sig:= act^.sig;</text:p>
      <text:p text:style-name="P151"><text:span text:style-name="T52"><text:tab/><text:tab/><text:tab/><text:tab/></text:span><text:span text:style-name="T138">dispose</text:span><text:span text:style-name="T52"> (act);</text:span></text:p>
      <text:p text:style-name="P151"><text:span text:style-name="T52"><text:tab/><text:tab/><text:tab/></text:span><text:span text:style-name="T138">end</text:span><text:span text:style-name="T52">;</text:span></text:p>
      <text:p text:style-name="P2"><text:span text:style-name="T173"><text:tab/><text:tab/></text:span><text:span text:style-name="T157">End</text:span><text:span text:style-name="T173">.</text:span></text:p>
      <text:p text:style-name="P8"/>
      <text:p text:style-name="P172">Cálculo de Memoria</text:p>
      <text:p text:style-name="P115">En rasgos generales la memoria necesaria para la ejecución de un programa puede dividirse en dos:</text:p>
      <text:p text:style-name="P115"><text:tab/><text:span text:style-name="T220">Memoria estática:</text:span> a modo de simplicidad consideraremos solo las variables globales y locales del <text:tab/>programa.</text:p>
      <text:p text:style-name="P131"><text:tab/><text:span text:style-name="T249">Memoria dinámica:</text:span> <text:span text:style-name="T205">a modo de simplicidad consideraremos sólo cuando en la ejecución de un <text:tab/>programa se reserva o libera memoria.</text:span></text:p>
      <text:p text:style-name="P90"/>
      <text:p text:style-name="P91"><text:tab/>Ej:</text:p>
      <text:p text:style-name="P21"><text:span text:style-name="T205"><text:tab/>Program </text:span><text:span text:style-name="T130">uno;</text:span></text:p>
      <text:p text:style-name="P16"><text:tab/>TYPE</text:p>
      <text:p text:style-name="P21"><text:span text:style-name="T205"><text:tab/><text:tab/></text:span><text:span text:style-name="T130">puntero = <text:s/>^real;</text:span></text:p>
      <text:p text:style-name="P21"><text:span text:style-name="T130"><text:tab/><text:tab/></text:span><text:span text:style-name="T131">puntero2 = ^char;</text:span></text:p>
      <text:p text:style-name="P22"><text:span text:style-name="T131"><text:tab/><text:tab/>persona = <text:s/></text:span><text:span text:style-name="T206">record</text:span></text:p>
      <text:p text:style-name="P29"><text:tab/><text:tab/><text:tab/>nombre: string[20];</text:p>
      <text:p text:style-name="P22"><text:span text:style-name="T131"><text:tab/><text:tab/><text:tab/>dni: </text:span><text:span text:style-name="T206">integer</text:span><text:span text:style-name="T131">;</text:span></text:p>
      <text:p text:style-name="P29"><text:tab/><text:tab/>end;</text:p>
      <text:p text:style-name="P29"/>
      <text:p text:style-name="P21"><text:span text:style-name="T131"><text:tab/><text:tab/></text:span><text:span text:style-name="T132">vector_reales = array [1..2500] of real;</text:span></text:p>
      <text:p text:style-name="P23"><text:span text:style-name="T131"><text:tab/><text:tab/></text:span><text:span text:style-name="T132">vector_puntero_reales = array [1..2500] of puntero;</text:span></text:p>
      <text:p text:style-name="P29"><text:tab/><text:tab/></text:p>
      <text:p text:style-name="P16"><text:tab/></text:p>
      <text:p text:style-name="P21"><text:span text:style-name="T205"><text:tab/>VAR<text:tab/>//</text:span><text:span text:style-name="T206">cantidad de memoria estática = </text:span><text:span text:style-name="T207">41</text:span><text:span text:style-name="T206"> </text:span><text:span text:style-name="T208">+ 30000 = 30041 bytes</text:span></text:p>
      <text:p text:style-name="P22"><text:span text:style-name="T130"><text:tab/><text:tab/></text:span><text:span text:style-name="T131">p: puntero;<text:tab/><text:tab/></text:span><text:span text:style-name="T206">→ 4bytes</text:span></text:p>
      <text:p text:style-name="P22"><text:span text:style-name="T131"><text:tab/><text:tab/>q: puntero2;<text:tab/><text:tab/></text:span><text:span text:style-name="T206">→ 4bytes</text:span></text:p>
      <text:p text:style-name="P22"><text:span text:style-name="T131"><text:tab/><text:tab/>per: persona;<text:tab/><text:tab/></text:span><text:span text:style-name="T206">→ 21 + 4 = 25bytes</text:span></text:p>
      <text:p text:style-name="P22"><text:span text:style-name="T131"><text:tab/><text:tab/>precio: </text:span><text:span text:style-name="T206">r</text:span><text:span text:style-name="T207">eal</text:span><text:span text:style-name="T131">;<text:tab/><text:tab/></text:span><text:span text:style-name="T206">→ </text:span><text:span text:style-name="T207">8</text:span><text:span text:style-name="T206">bytes</text:span></text:p>
      <text:p text:style-name="P30"/>
      <text:p text:style-name="P22"><text:span text:style-name="T131"><text:tab/><text:tab/></text:span><text:span text:style-name="T132">v1: vector_reales<text:tab/></text:span><text:span text:style-name="T207">→ 2500 * 8 = 20000bytes</text:span></text:p>
      <text:p text:style-name="P22"><text:span text:style-name="T132"><text:tab/><text:tab/>v2: vector_puntero_reales<text:tab/></text:span><text:span text:style-name="T207">→ </text:span><text:span text:style-name="T208">2500 * 4 = 10000bytes</text:span></text:p>
      <text:p text:style-name="P17"/>
      <text:p text:style-name="P21"><text:span text:style-name="T205"><text:tab/>BEGIN<text:tab/>//</text:span><text:span text:style-name="T207">cantidad de memoria dinámica = 9 bytes</text:span></text:p>
      <text:p text:style-name="P23"><text:span text:style-name="T205"><text:tab/><text:tab/> </text:span><text:span text:style-name="T132">new(p);<text:tab/>→ 8bytes</text:span></text:p>
      <text:p text:style-name="P31"><text:tab/><text:tab/> new(q);<text:tab/>→ 1byte</text:p>
      <text:p text:style-name="P16"><text:tab/>END.</text:p>
      <text:p text:style-name="P60"/>
      <text:p text:style-name="P173">Corrección y Eficiencia</text:p>
      <text:p text:style-name="P32"><text:span text:style-name="T3">Corrección:</text:span><text:span text:style-name="T76"> </text:span><text:span text:style-name="T5">Un programa es </text:span><text:span text:style-name="T3">correcto </text:span><text:span text:style-name="T5">si cumple con la especificaciones del problema a resolver. Por esta razón, es que la especificación debe ser completa, precisa y no ambigua.</text:span></text:p>
      <text:p text:style-name="P46"><text:span text:style-name="T76"><text:tab/></text:span><text:span text:style-name="T19">Técnicas</text:span><text:span text:style-name="T110">:</text:span><text:span text:style-name="T76"> </text:span></text:p>
      <text:p text:style-name="P71"><text:tab/><text:tab/><text:span text:style-name="T197">• </text:span>Testing, proceso mediante el cual se proveen evidencias convincentes respecto <text:tab/><text:tab/><text:tab/>a que el programa hace el trabajo esperado.</text:p>
      <text:p text:style-name="P71"><text:tab/><text:tab/><text:span text:style-name="T197">• </text:span>Debuggin, proceso de descubrir y reparar la causa del error (errores sintácticos, <text:tab/><text:tab/><text:tab/>lógicos o de sistema).</text:p>
      <text:p text:style-name="P71"><text:tab/><text:tab/><text:span text:style-name="T260">Es agregar sentencias adicionales al programa para poder monitorear s</text:span><text:span text:style-name="T261">u<text:tab/><text:tab/><text:tab/><text:tab/></text:span><text:span text:style-name="T260">comportamiento más cercanamente.</text:span></text:p>
      <text:p text:style-name="P71"><text:tab/><text:tab/><text:span text:style-name="T197">• </text:span>Walkthrough, consiste en recorrer el programa ante una audiencia, de esta <text:tab/><text:tab/><text:tab/><text:tab/>forma una persona ajena al código reconocerá errores mas fácilmente.</text:p>
      <text:p text:style-name="P71"><text:tab/><text:tab/><text:span text:style-name="T197">• </text:span>Verificación, un programa significa controlar que se cumplan con las pre y post <text:tab/><text:tab/><text:tab/>condiciones del mismo.</text:p>
      <text:p text:style-name="P69"/>
      <text:p text:style-name="P32"><text:soft-page-break/><text:span text:style-name="T3">Eficiencia: </text:span><text:span text:style-name="T5">Se la define como una métrica de calidad de los algoritmos, asociada con una utilización óptima de los recursos del sistema de cómputo donde se ejecutará el programa, principalmente la memoria utilizada y el tiempo de ejecución empleado.</text:span></text:p>
      <text:p text:style-name="P141"><text:span text:style-name="T8"><text:tab/></text:span><text:span text:style-name="T20">Maneras de calcular:</text:span></text:p>
      <text:p text:style-name="P148"><text:span text:style-name="T8"><text:tab/><text:tab/></text:span><text:span text:style-name="T63">• </text:span><text:span text:style-name="T52">Análisis Empírico: Es necesario ejecutar el programa y medir el tiempo empleado en la <text:tab/><text:tab/><text:tab/>ejecución. Puede dar información pobre de los recursos consumidos.</text:span></text:p>
      <text:p text:style-name="P79"><text:tab/><text:tab/><text:tab/>- Ventajas: El tiempo es preciso y es fácil de realizar.</text:p>
      <text:p text:style-name="P79"/>
      <text:p text:style-name="P79"><text:tab/><text:tab/><text:tab/>- Desventajas: Obtienes valores exactos para una maquina y unos datos <text:tab/><text:tab/><text:tab/><text:tab/><text:tab/>determinados, es completamente dependiente de la maquina donde se ejecuta, <text:tab/><text:tab/><text:tab/>requiere implementar el algoritmo y ejecutarlo repetidas veces.</text:p>
      <text:p text:style-name="P79"/>
      <text:p text:style-name="P82"><text:tab/><text:tab/><text:span text:style-name="T198">•</text:span> Análisis Teórico: <text:span text:style-name="T262">Implica encontrar una cota máxima para expresar el tiempo de nuestro <text:tab/><text:tab/>algoritmo. </text:span>No se necesita ejecutar.</text:p>
      <text:p text:style-name="P79"><text:tab/><text:tab/><text:span text:style-name="T262">Dado un algoritmo que es correcto se calcula el tiempo de ejecución de cada una de sus <text:tab/><text:tab/>instrucciones. Para eso se considera:</text:span></text:p>
      <text:p text:style-name="P79"><text:tab/><text:tab/><text:tab/>→ <text:span text:style-name="T262">Sólo las instrucciones elementales del algoritmo: asignación, y operaciones <text:tab/><text:tab/><text:tab/><text:tab/>aritmético/lógicas.</text:span></text:p>
      <text:p text:style-name="P79"><text:tab/><text:tab/><text:tab/>→ <text:span text:style-name="T262">Una instrucción elemental utiliza un tiempo constante para su ejecución, <text:tab/><text:tab/><text:tab/><text:tab/>independientemente del tipo de dato con el que trabaje. </text:span><text:span text:style-name="T196">1UT</text:span></text:p>
      <text:p text:style-name="P79"><text:tab/><text:tab/></text:p>
      <text:p text:style-name="P79"><text:tab/><text:tab/><text:tab/>- Ventajas: Obtiene valores aproximados, independiente de la maquina donde se lo <text:tab/><text:tab/><text:tab/>ejecute y permite analizar el comportamiento.</text:p>
      <text:p text:style-name="P79"/>
      <text:p text:style-name="P92"/>
      <text:p text:style-name="P79"><text:tab/><text:tab/><text:tab/></text:p>
      <text:p text:style-name="P79"/>
      <text:p text:style-name="P24">Calculo Teórico del tiempo de ejecución <text:span text:style-name="T266">Ejemplos</text:span>:</text:p>
      <text:p text:style-name="P184"><text:tab/>Tiempo de ejecución del <text:span text:style-name="T134">IF</text:span></text:p>
      <text:p text:style-name="P184"><text:tab/><text:tab/>→ tiempo de evaluar la condición + tiempo del cuerpo.</text:p>
      <text:p text:style-name="P184"><text:tab/><text:tab/>→ si hay else, tiempo de evaluar la condición + max(then, else).</text:p>
      <text:p text:style-name="P184"/>
      <text:p text:style-name="P184"><text:tab/>Tiempo de ejecución del <text:span text:style-name="T134">FOR</text:span></text:p>
      <text:p text:style-name="P184"><text:tab/><text:tab/>→ <text:span text:style-name="T194">(3N + 2)</text:span> + N (cuerpo del for). N representa la cantidad de veces que se ejecuta el for.</text:p>
      <text:p text:style-name="P184"/>
      <text:p text:style-name="P184"><text:tab/>Tiempo de ejecución del <text:span text:style-name="T134">WHILE</text:span></text:p>
      <text:p text:style-name="P184"><text:tab/><text:tab/>→ <text:span text:style-name="T194">C (N + 1) </text:span><text:span text:style-name="T233">+ N</text:span> (cuerpo del while). N represenata la cantidad de veces que se ejecuta el <text:tab/><text:tab/><text:tab/>while. (N =&gt; 0). C represenata la cantidad de tiempo en evaluar la condición.</text:p>
      <text:p text:style-name="P184"><text:tab/></text:p>
      <text:p text:style-name="P184"><text:tab/>Tiempo de ejecución del <text:span text:style-name="T134">REPEAT</text:span> <text:span text:style-name="T134">UNTIL</text:span></text:p>
      <text:p text:style-name="P184"><text:tab/><text:tab/>→ <text:span text:style-name="T194">C (N)</text:span> + N (cuerpo del repeat). N representa la cantidad de veces que se ejecuta el <text:tab/><text:tab/><text:tab/>repeat. (N &gt;= 0).</text:p>
      <text:p text:style-name="P184"/>
      <text:p text:style-name="P24"/>
      <text:p text:style-name="P25"><text:span text:style-name="T134">PROGRAM</text:span> uno;</text:p>
      <text:p text:style-name="P20">VAR</text:p>
      <text:p text:style-name="P25"><text:tab/>aux, temp, x: <text:span text:style-name="T134">integer</text:span>;</text:p>
      <text:p text:style-name="P20">BEGIN</text:p>
      <text:p text:style-name="P25"><text:tab/>aux:= 58;<text:tab/><text:span text:style-name="T161">→ asignación = 1UT</text:span></text:p>
      <text:p text:style-name="P25"><text:tab/>aux:= aux * 5;<text:tab/><text:tab/><text:span text:style-name="T161">→ mult + asign = 2UT</text:span></text:p>
      <text:p text:style-name="P25"/>
      <text:p text:style-name="P25"><text:tab/><text:span text:style-name="T134">if</text:span> (aux &gt; 45) <text:span text:style-name="T134">then</text:span> <text:span text:style-name="T134">begin</text:span><text:tab/><text:tab/><text:span text:style-name="T161">→ evaluar condición = 1UT</text:span></text:p>
      <text:p text:style-name="P25"/>
      <text:p text:style-name="P25"><text:tab/><text:tab/>temp:= aux – 5;<text:tab/><text:tab/><text:span text:style-name="T161">→ resta + asign = 2UT</text:span></text:p>
      <text:p text:style-name="P25"><text:tab/><text:tab/>x:= temp + aux + 2;<text:tab/><text:span text:style-name="T161">→ suma + suma + asign = 3UT </text:span></text:p>
      <text:p text:style-name="P25"><text:tab/><text:tab/><text:span text:style-name="T161">{tenemos 5UT si entramos por el if (peor de los casos) → se toma este}</text:span></text:p>
      <text:p text:style-name="P25"><text:tab/><text:span text:style-name="T134">end</text:span> </text:p>
      <text:p text:style-name="P25"/>
      <text:p text:style-name="P25"><text:tab/><text:span text:style-name="T134">else</text:span></text:p>
      <text:p text:style-name="P25"><text:tab/><text:tab/>x:= x * 10;<text:tab/><text:span text:style-name="T161">→ mult + asign = 2UT</text:span></text:p>
      <text:p text:style-name="P178"><text:tab/><text:tab/>{tenemos 2UT si entramos por el else}</text:p>
      <text:p text:style-name="P178"/>
      <text:p text:style-name="P27"><text:soft-page-break/><text:span text:style-name="T134">END</text:span>.<text:tab/><text:span text:style-name="T161">→ </text:span><text:span text:style-name="T166">T(alg)</text:span><text:span text:style-name="T162"> = 1 + 2 + [1 + max(5,2)] = 3 + (1 + 5) = 9UT = T(alg) → tiempo constante</text:span></text:p>
      <text:p text:style-name="P179"/>
      <text:p text:style-name="P25"/>
      <text:p text:style-name="P26"><text:span text:style-name="T134">PROGRAM</text:span> <text:span text:style-name="T263">dos</text:span>;</text:p>
      <text:p text:style-name="P18">VAR</text:p>
      <text:p text:style-name="P26"><text:tab/>aux, temp, x: <text:span text:style-name="T134">integer</text:span>;</text:p>
      <text:p text:style-name="P18">BEGIN</text:p>
      <text:p text:style-name="P26"><text:tab/>aux:= 58;<text:tab/><text:span text:style-name="T161">→ asignación = 1UT</text:span></text:p>
      <text:p text:style-name="P26"><text:tab/>aux:= aux * 5;<text:tab/><text:tab/><text:span text:style-name="T161">→ mult + asign = 2UT</text:span></text:p>
      <text:p text:style-name="P26"><text:tab/></text:p>
      <text:p text:style-name="P26"><text:tab/><text:span text:style-name="T159">for</text:span><text:span text:style-name="T263"> i:= 1 </text:span><text:span text:style-name="T159">to</text:span><text:span text:style-name="T263"> 10 </text:span><text:span text:style-name="T159">do</text:span><text:span text:style-name="T263"> </text:span><text:span text:style-name="T159">begin</text:span><text:span text:style-name="T263"><text:tab/><text:tab/></text:span><text:span text:style-name="T162">→ </text:span><text:span text:style-name="T163">(</text:span><text:span text:style-name="T162">3(n) + 2</text:span><text:span text:style-name="T163">)UT</text:span></text:p>
      <text:p text:style-name="P26"><text:tab/><text:tab/><text:span text:style-name="T263">x:= x + 1;<text:tab/><text:tab/></text:span><text:span text:style-name="T162">→ 2UT </text:span></text:p>
      <text:p text:style-name="P26"><text:tab/><text:tab/><text:span text:style-name="T263">temp:= aux * 2;<text:tab/><text:tab/></text:span><text:span text:style-name="T162">→ 2UT </text:span></text:p>
      <text:p text:style-name="P26"/>
      <text:p text:style-name="P26"><text:tab/><text:span text:style-name="T159">end</text:span><text:span text:style-name="T263">; <text:s/></text:span><text:span text:style-name="T162">→ </text:span><text:span text:style-name="T163">tiempo del for: 3(n) + 2 + n(cuerpo) = (3*10 + 2 )+ (n*(2 + 2)) = 32UT + (10*4)UT = 72 UT</text:span></text:p>
      <text:p text:style-name="P26"/>
      <text:p text:style-name="P3"><text:span text:style-name="T158">END</text:span><text:span text:style-name="T133">.<text:tab/></text:span><text:span text:style-name="T164">→ </text:span><text:span text:style-name="T165">T(alg) = 1 + 2 + 72 = 75 UT</text:span></text:p>
      <text:p text:style-name="P180"/>
      <text:p text:style-name="P28"><text:span text:style-name="T134">PROGRAM</text:span> <text:span text:style-name="T264">tres</text:span>;</text:p>
      <text:p text:style-name="P19">VAR </text:p>
      <text:p text:style-name="P28"><text:tab/>aux, temp, x, <text:span text:style-name="T264">i</text:span>: <text:span text:style-name="T134">integer</text:span>;</text:p>
      <text:p text:style-name="P19">BEGIN</text:p>
      <text:p text:style-name="P28"><text:tab/>aux:= 5;<text:tab/><text:tab/><text:span text:style-name="T161">→ asignación = 1UT</text:span></text:p>
      <text:p text:style-name="P28"><text:tab/></text:p>
      <text:p text:style-name="P28"><text:tab/><text:span text:style-name="T160">while</text:span><text:span text:style-name="T263"> </text:span><text:span text:style-name="T264">(aux &gt; 0)</text:span><text:span text:style-name="T263"> </text:span><text:span text:style-name="T159">do</text:span><text:span text:style-name="T263"> </text:span><text:span text:style-name="T159">begin</text:span><text:span text:style-name="T263"><text:tab/><text:tab/></text:span><text:span text:style-name="T162">→ </text:span><text:span text:style-name="T167">(n + </text:span><text:span text:style-name="T169">1(</text:span><text:span text:style-name="T167">evaluar cond</text:span><text:span text:style-name="T169">)</text:span><text:span text:style-name="T167"> + n(cuerpo))</text:span></text:p>
      <text:p text:style-name="P28"><text:tab/><text:tab/><text:span text:style-name="T263">x:= x + 1;<text:tab/><text:tab/></text:span><text:span text:style-name="T162">→ 2UT </text:span></text:p>
      <text:p text:style-name="P28"><text:tab/><text:tab/><text:span text:style-name="T263">temp:= aux - 2;<text:tab/><text:tab/></text:span><text:span text:style-name="T162">→ 2UT </text:span></text:p>
      <text:p text:style-name="P28"/>
      <text:p text:style-name="P28"><text:tab/><text:span text:style-name="T159">end</text:span><text:span text:style-name="T263">; <text:s/></text:span><text:span text:style-name="T162">→ </text:span><text:span text:style-name="T163">tiempo del </text:span><text:span text:style-name="T167">while</text:span><text:span text:style-name="T163">: </text:span><text:span text:style-name="T167">5 + 1 + 5(4) </text:span><text:span text:style-name="T168">= 6 + 20</text:span></text:p>
      <text:p text:style-name="P28"/>
      <text:p text:style-name="P4"><text:span text:style-name="T158">END</text:span><text:span text:style-name="T133">.<text:tab/></text:span><text:span text:style-name="T164">→ </text:span><text:span text:style-name="T165">T(alg) = 1 + 2 + 72 = 75 U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buntu" svg:font-family="Ubuntu"/>
    <style:font-face style:name="Ubuntu1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s" fo:country="AR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rmal" style:family="paragraph">
      <style:paragraph-properties fo:margin-top="0cm" fo:margin-bottom="0cm" style:contextual-spacing="false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normal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423cm" fo:margin-bottom="0.212cm" style:contextual-spacing="false" fo:line-height="100%" fo:keep-with-next="always"/>
      <style:text-properties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normal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normal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8-07T21:23:27.244741971</dc:date>
    <meta:editing-duration>P3DT5H44M44S</meta:editing-duration>
    <meta:editing-cycles>86</meta:editing-cycles>
    <meta:generator>LibreOffice/7.3.7.2$Linux_X86_64 LibreOffice_project/30$Build-2</meta:generator>
    <meta:document-statistic meta:table-count="0" meta:image-count="0" meta:object-count="0" meta:page-count="13" meta:paragraph-count="539" meta:word-count="5211" meta:character-count="32677" meta:non-whitespace-character-count="26600"/>
  </office:meta>
</office:document-meta>
</file>